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, arial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Arial" fo:font-size="8pt" fo:letter-spacing="normal" fo:font-style="normal" fo:font-weight="normal" officeooo:rsid="0015e839" officeooo:paragraph-rsid="0015e839" style:font-size-asian="8pt" style:font-size-complex="8pt"/>
    </style:style>
    <style:style style:name="P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Arial" fo:font-size="8pt" fo:letter-spacing="normal" fo:font-style="normal" fo:font-weight="normal" style:font-size-asian="8pt" style:font-size-complex="8pt"/>
    </style:style>
    <style:style style:name="P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Arial" fo:font-size="8pt" fo:letter-spacing="normal" fo:font-style="normal" fo:font-weight="normal" officeooo:rsid="0015e839" officeooo:paragraph-rsid="0015e839" style:font-size-asian="8pt" style:font-size-complex="8pt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Arial" fo:font-size="8pt" fo:letter-spacing="normal" fo:font-style="normal" fo:font-weight="normal" officeooo:rsid="00168cb3" officeooo:paragraph-rsid="00168cb3" style:font-size-asian="8pt" style:font-size-complex="8pt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Arial" fo:font-size="8pt" fo:letter-spacing="normal" style:font-size-asian="8pt" style:font-size-complex="8pt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Arial" fo:font-size="8pt" fo:letter-spacing="normal" officeooo:rsid="0015e839" style:font-size-asian="8pt" style:font-size-complex="8pt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Arial" fo:font-size="8pt" fo:letter-spacing="normal" officeooo:rsid="0015e839" officeooo:paragraph-rsid="0015e839" style:font-size-asian="8pt" style:font-size-complex="8pt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Arial" fo:font-size="8pt" fo:letter-spacing="normal" officeooo:rsid="00168cb3" officeooo:paragraph-rsid="00168cb3" style:font-size-asian="8pt" style:font-size-complex="8pt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style:font-name="Arial" fo:font-size="8pt" style:font-size-asian="8pt" style:font-size-complex="8pt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style:font-name="Arial" fo:font-size="8pt" officeooo:rsid="0015e839" style:font-size-asian="8pt" style:font-size-complex="8pt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style:font-name="Arial" fo:font-size="8pt" officeooo:rsid="0015e839" officeooo:paragraph-rsid="0015e839" style:font-size-asian="8pt" style:font-size-complex="8pt"/>
    </style:style>
    <style:style style:name="P12" style:family="paragraph" style:parent-style-name="Standard">
      <style:text-properties style:font-name="Arial" fo:font-size="8pt" officeooo:rsid="0014644e" officeooo:paragraph-rsid="0014644e" style:font-size-asian="8pt" style:font-size-complex="8pt"/>
    </style:style>
    <style:style style:name="P13" style:family="paragraph" style:parent-style-name="Standard">
      <style:text-properties style:font-name="Arial" fo:font-size="8pt" officeooo:rsid="0014d91e" officeooo:paragraph-rsid="0014d91e" style:font-size-asian="8pt" style:font-size-complex="8pt"/>
    </style:style>
    <style:style style:name="P14" style:family="paragraph" style:parent-style-name="Standard">
      <style:text-properties style:font-name="Arial" fo:font-size="8pt" officeooo:rsid="0015e839" officeooo:paragraph-rsid="0015e839" style:font-size-asian="8pt" style:font-size-complex="8pt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officeooo:rsid="00168c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3">======QUESTÃO 01======</text:p>
      <text:p text:style-name="P12">.data </text:p>
      <text:p text:style-name="P12">msg1: .asciiz "Digite o primeiro valor: "</text:p>
      <text:p text:style-name="P12">msg2: .asciiz "Digite o segundo valor: "</text:p>
      <text:p text:style-name="P12">msg3: .asciiz "O maior valor é: "</text:p>
      <text:p text:style-name="P12">.text </text:p>
      <text:p text:style-name="P12"/>
      <text:p text:style-name="P12">main:</text:p>
      <text:p text:style-name="P12"><text:tab/>li $v0, 4 </text:p>
      <text:p text:style-name="P12"><text:tab/>la $a0, msg1 </text:p>
      <text:p text:style-name="P12"><text:tab/>syscall </text:p>
      <text:p text:style-name="P12"><text:tab/></text:p>
      <text:p text:style-name="P12"><text:tab/>li $v0, 5 </text:p>
      <text:p text:style-name="P12"><text:tab/>syscall </text:p>
      <text:p text:style-name="P12"><text:tab/>move $a1, $v0 </text:p>
      <text:p text:style-name="P12"><text:tab/></text:p>
      <text:p text:style-name="P12"><text:tab/>li $v0, 4 </text:p>
      <text:p text:style-name="P12"><text:tab/>la $a0, msg2 </text:p>
      <text:p text:style-name="P12"><text:tab/>syscall </text:p>
      <text:p text:style-name="P12"><text:tab/></text:p>
      <text:p text:style-name="P12"><text:tab/>li $v0, 5 </text:p>
      <text:p text:style-name="P12"><text:tab/>syscall </text:p>
      <text:p text:style-name="P12"><text:tab/>move $a2, $v0 </text:p>
      <text:p text:style-name="P12"><text:tab/></text:p>
      <text:p text:style-name="P12"><text:tab/>bgt $a1, $a2, else</text:p>
      <text:p text:style-name="P12"><text:tab/>j out </text:p>
      <text:p text:style-name="P12"><text:tab/>else : </text:p>
      <text:p text:style-name="P12"><text:tab/><text:tab/></text:p>
      <text:p text:style-name="P12"><text:tab/>li $v0, 4 </text:p>
      <text:p text:style-name="P12"><text:tab/>la $a0, msg3</text:p>
      <text:p text:style-name="P12"><text:tab/>syscall </text:p>
      <text:p text:style-name="P12"><text:tab/> <text:s text:c="2"/></text:p>
      <text:p text:style-name="P12"><text:tab/>add $a0, $zero, $a1 <text:s/></text:p>
      <text:p text:style-name="P12"><text:tab/>addi $v0, $zero, 1 <text:s text:c="2"/></text:p>
      <text:p text:style-name="P12"><text:tab/>syscall</text:p>
      <text:p text:style-name="P12"><text:tab/>j exit</text:p>
      <text:p text:style-name="P12"><text:tab/></text:p>
      <text:p text:style-name="P12"><text:tab/>out: </text:p>
      <text:p text:style-name="P12"><text:tab/>li $v0, 4 </text:p>
      <text:p text:style-name="P12"><text:tab/>la $a0, msg3</text:p>
      <text:p text:style-name="P12"><text:tab/>syscall </text:p>
      <text:p text:style-name="P12"><text:tab/> <text:s text:c="2"/></text:p>
      <text:p text:style-name="P12"><text:tab/>add $a0, $zero, $a2 </text:p>
      <text:p text:style-name="P12"><text:tab/>addi $v0, $zero, 1 <text:s text:c="2"/></text:p>
      <text:p text:style-name="P12"><text:tab/>syscall</text:p>
      <text:p text:style-name="P12"><text:tab/>j exit</text:p>
      <text:p text:style-name="P12"><text:tab/></text:p>
      <text:p text:style-name="P12"><text:tab/>exit: </text:p>
      <text:p text:style-name="P13">======QUESTÃO 01======</text:p>
      <text:p text:style-name="P13"/>
      <text:p text:style-name="P13">======QUESTÃO 02======</text:p>
      <text:p text:style-name="P13">.data</text:p>
      <text:p text:style-name="P13">msg: .asciiz "Digite um valor: "</text:p>
      <text:p text:style-name="P13">msg1: .asciiz "i"</text:p>
      <text:p text:style-name="P13">.text </text:p>
      <text:p text:style-name="P13"/>
      <text:p text:style-name="P13">main:</text:p>
      <text:p text:style-name="P13"><text:tab/>li $v0, 4 </text:p>
      <text:p text:style-name="P13"><text:tab/>la $a0, msg</text:p>
      <text:p text:style-name="P13"><text:tab/>syscall </text:p>
      <text:p text:style-name="P13"><text:tab/></text:p>
      <text:p text:style-name="P13"><text:tab/>li $v0, 5 </text:p>
      <text:p text:style-name="P13"><text:tab/>syscall </text:p>
      <text:p text:style-name="P13"><text:tab/>move $a1, $v0 </text:p>
      <text:p text:style-name="P13"><text:tab/></text:p>
      <text:p text:style-name="P13"><text:tab/>bgt $a1, $zero, else </text:p>
      <text:p text:style-name="P13"><text:tab/>j out </text:p>
      <text:p text:style-name="P13"><text:tab/></text:p>
      <text:p text:style-name="P13"><text:tab/>else:</text:p>
      <text:p text:style-name="P13"><text:tab/>mult $a1, $a1 </text:p>
      <text:p text:style-name="P13"><text:tab/>mflo $a2 </text:p>
      <text:p text:style-name="P13"><text:tab/>j exit</text:p>
      <text:p text:style-name="P13"><text:tab/></text:p>
      <text:p text:style-name="P13"><text:tab/>out:</text:p>
      <text:p text:style-name="P13"><text:tab/>li $v0, 4 </text:p>
      <text:p text:style-name="P13"><text:tab/>la $a0, msg1 </text:p>
      <text:p text:style-name="P13"><text:tab/>syscall </text:p>
      <text:p text:style-name="P13"><text:tab/>j exit </text:p>
      <text:p text:style-name="P13"><text:tab/></text:p>
      <text:p text:style-name="P13"><text:tab/>exit: </text:p>
      <text:p text:style-name="P13">======QUESTÃO 02======</text:p>
      <text:p text:style-name="P13"/>
      <text:p text:style-name="P13">======QUESTÃO 03======</text:p>
      <text:p text:style-name="P13">.data </text:p>
      <text:p text:style-name="P13">msg1: .asciiz "Digite o valor: <text:s/>"</text:p>
      <text:p text:style-name="P13">.text </text:p>
      <text:p text:style-name="P13"/>
      <text:p text:style-name="P13">main:</text:p>
      <text:p text:style-name="P13"><text:tab/>li $v0, 4 </text:p>
      <text:p text:style-name="P13"><text:tab/>la $a0, msg1 </text:p>
      <text:p text:style-name="P13"><text:tab/>syscall </text:p>
      <text:p text:style-name="P13"><text:tab/></text:p>
      <text:p text:style-name="P13"><text:tab/>li $v0, 5 </text:p>
      <text:p text:style-name="P13"><text:tab/>syscall </text:p>
      <text:p text:style-name="P13"><text:tab/>move $a1, $v0 </text:p>
      <text:p text:style-name="P13"><text:tab/></text:p>
      <text:p text:style-name="P13"><text:tab/>bge $a1, $zero, else</text:p>
      <text:p text:style-name="P13"><text:tab/>j out </text:p>
      <text:p text:style-name="P13"><text:tab/>else: </text:p>
      <text:p text:style-name="P13"><text:tab/>addi $a3, $zero, 3 </text:p>
      <text:p text:style-name="P13"><text:tab/>div $a1, <text:s/>$a3 </text:p>
      <text:p text:style-name="P13"><text:tab/>mflo $a2 </text:p>
      <text:p text:style-name="P13"><text:tab/></text:p>
      <text:p text:style-name="P13"><text:tab/>add $a0, $zero, $a2 </text:p>
      <text:p text:style-name="P13"><text:tab/>addi <text:s/>$v0, $zero, 1 </text:p>
      <text:p text:style-name="P13"><text:tab/>syscall </text:p>
      <text:p text:style-name="P13"><text:tab/>j exit </text:p>
      <text:p text:style-name="P13"><text:tab/></text:p>
      <text:p text:style-name="P13">out:</text:p>
      <text:p text:style-name="P13"><text:s text:c="2"/>mult $a2, $a2</text:p>
      <text:p text:style-name="P13"><text:s text:c="2"/>j exit </text:p>
      <text:p text:style-name="P13"><text:tab/></text:p>
      <text:p text:style-name="P13">exit: <text:tab/></text:p>
      <text:p text:style-name="P13">======QUESTÃO 03======</text:p>
      <text:p text:style-name="P13"/>
      <text:p text:style-name="P13">======QUESTÃO 04======</text:p>
      <text:p text:style-name="P13">.data </text:p>
      <text:p text:style-name="P13">msg: .asciiz "Digite um número: "</text:p>
      <text:p text:style-name="P13">.text </text:p>
      <text:p text:style-name="P13">main:</text:p>
      <text:p text:style-name="P13"><text:tab/>li $v0, 5 </text:p>
      <text:p text:style-name="P13"><text:tab/>syscall</text:p>
      <text:p text:style-name="P13"><text:tab/>move $a1, $v0</text:p>
      <text:p text:style-name="P13"><text:tab/></text:p>
      <text:p text:style-name="P13"><text:tab/> bgt $a1, $zero, else</text:p>
      <text:p text:style-name="P13"><text:tab/> j exit </text:p>
      <text:p text:style-name="P13">else: </text:p>
      <text:p text:style-name="P13"><text:s text:c="2"/>mult $a1, $a1 </text:p>
      <text:p text:style-name="P13"><text:s text:c="2"/>mflo $a2</text:p>
      <text:p text:style-name="P13"><text:s text:c="2"/></text:p>
      <text:p text:style-name="P13"><text:s text:c="2"/>add $a0, $zero, $a2</text:p>
      <text:p text:style-name="P13"><text:s text:c="2"/>addi $v0, $zero, 1</text:p>
      <text:p text:style-name="P13"><text:s text:c="2"/>syscall </text:p>
      <text:p text:style-name="P13"><text:s text:c="2"/>j out</text:p>
      <text:p text:style-name="P13"/>
      <text:p text:style-name="P13"><text:s/>out: </text:p>
      <text:p text:style-name="P13"><text:s/>addi $a3, $zero, 3 <text:s/></text:p>
      <text:p text:style-name="P13"><text:s text:c="2"/>div $a1, $a3</text:p>
      <text:p text:style-name="P13"><text:s text:c="2"/>mfhi $a1 </text:p>
      <text:p text:style-name="P13"><text:s text:c="2"/></text:p>
      <text:p text:style-name="P13"><text:s text:c="2"/>add $a0, $zero, $a1</text:p>
      <text:p text:style-name="P13"><text:s text:c="2"/>addi $v0, $zero, 1</text:p>
      <text:p text:style-name="P13"><text:s text:c="2"/>syscall <text:s/></text:p>
      <text:p text:style-name="P13"><text:s text:c="2"/>j exit</text:p>
      <text:p text:style-name="P13"><text:s text:c="2"/></text:p>
      <text:p text:style-name="P13">exit: </text:p>
      <text:p text:style-name="P13">======QUESTÃO 04======</text:p>
      <text:p text:style-name="P13"><text:tab/></text:p>
      <text:p text:style-name="P13">======QUESTÃO 05======</text:p>
      <text:p text:style-name="P13">.data </text:p>
      <text:p text:style-name="P13">msg: .asciiz "p"</text:p>
      <text:p text:style-name="P13">msg1: .asciiz " i"</text:p>
      <text:p text:style-name="P13">msg2: .asciiz "digite um número: "</text:p>
      <text:p text:style-name="P13">.text</text:p>
      <text:p text:style-name="P13"/>
      <text:p text:style-name="P13">main:</text:p>
      <text:p text:style-name="P13"><text:tab/>addi $a2, $a0, 2 <text:s/></text:p>
      <text:p text:style-name="P13"><text:soft-page-break/><text:tab/>li $v0, 4 </text:p>
      <text:p text:style-name="P13"><text:tab/>la $a0, msg2</text:p>
      <text:p text:style-name="P13"><text:tab/>syscall </text:p>
      <text:p text:style-name="P13"><text:tab/></text:p>
      <text:p text:style-name="P13"><text:tab/>li $v0, 5 </text:p>
      <text:p text:style-name="P13"><text:tab/>syscall </text:p>
      <text:p text:style-name="P13"><text:tab/></text:p>
      <text:p text:style-name="P13"><text:tab/>move $a1, $v0</text:p>
      <text:p text:style-name="P13"><text:tab/></text:p>
      <text:p text:style-name="P13"><text:tab/>div $a1, $a2 </text:p>
      <text:p text:style-name="P13"><text:tab/>mfhi $a3</text:p>
      <text:p text:style-name="P13"><text:tab/>beq $a3, $zero, else </text:p>
      <text:p text:style-name="P13"><text:tab/>j exit </text:p>
      <text:p text:style-name="P13"/>
      <text:p text:style-name="P13">else:</text:p>
      <text:p text:style-name="P13"><text:tab/>li $v0, 4</text:p>
      <text:p text:style-name="P13"><text:tab/>la $a0, msg</text:p>
      <text:p text:style-name="P13"><text:tab/>syscall </text:p>
      <text:p text:style-name="P13"><text:tab/>j end </text:p>
      <text:p text:style-name="P13"/>
      <text:p text:style-name="P13">exit: </text:p>
      <text:p text:style-name="P13"><text:tab/>li $v0, 4</text:p>
      <text:p text:style-name="P13"><text:tab/>la $a0, msg1</text:p>
      <text:p text:style-name="P13"><text:tab/>syscall </text:p>
      <text:p text:style-name="P13"><text:tab/></text:p>
      <text:p text:style-name="P13">end: </text:p>
      <text:p text:style-name="P13">======QUESTÃO 05======</text:p>
      <text:p text:style-name="P13"/>
      <text:p text:style-name="P13">======QUESTÃO 06======</text:p>
      <text:p text:style-name="P13">.data </text:p>
      <text:p text:style-name="P13">msg: .asciiz "Digite o primeiro número: "</text:p>
      <text:p text:style-name="P13">msg1: .asciiz "Digite o segundo número: "</text:p>
      <text:p text:style-name="P13">.text </text:p>
      <text:p text:style-name="P13"/>
      <text:p text:style-name="P13">main:</text:p>
      <text:p text:style-name="P13"><text:tab/>li $v0, 4 </text:p>
      <text:p text:style-name="P13"><text:tab/>la $a0, msg</text:p>
      <text:p text:style-name="P13"><text:tab/>syscall </text:p>
      <text:p text:style-name="P13"><text:tab/></text:p>
      <text:p text:style-name="P13"><text:tab/>li $v0, 5</text:p>
      <text:p text:style-name="P13"><text:tab/>syscall </text:p>
      <text:p text:style-name="P13"><text:s text:c="4"/>move $a1 , $v0</text:p>
      <text:p text:style-name="P13"><text:tab/></text:p>
      <text:p text:style-name="P13"><text:tab/></text:p>
      <text:p text:style-name="P13"><text:tab/>li $v0, 4 </text:p>
      <text:p text:style-name="P13"><text:tab/>la $a0, msg1</text:p>
      <text:p text:style-name="P13"><text:tab/>syscall </text:p>
      <text:p text:style-name="P13"><text:tab/></text:p>
      <text:p text:style-name="P13"><text:tab/>li $v0, 5 </text:p>
      <text:p text:style-name="P13"><text:tab/>syscall </text:p>
      <text:p text:style-name="P13"><text:tab/>move $a2 , $v0 </text:p>
      <text:p text:style-name="P13"><text:tab/></text:p>
      <text:p text:style-name="P13"><text:tab/></text:p>
      <text:p text:style-name="P13"><text:tab/>bgt $a1, $a2, else</text:p>
      <text:p text:style-name="P13"><text:tab/>j out </text:p>
      <text:p text:style-name="P13"><text:tab/></text:p>
      <text:p text:style-name="P13"><text:tab/>else: </text:p>
      <text:p text:style-name="P13"><text:tab/>add $a0, $zero, $a1 </text:p>
      <text:p text:style-name="P13"><text:tab/>addi $v0, $zero, 1 </text:p>
      <text:p text:style-name="P13"><text:tab/>syscall </text:p>
      <text:p text:style-name="P13"><text:tab/></text:p>
      <text:p text:style-name="P13"><text:tab/>subu $a3, $a1, $a2 </text:p>
      <text:p text:style-name="P13"><text:tab/> j exit</text:p>
      <text:p text:style-name="P13"><text:tab/> </text:p>
      <text:p text:style-name="P13"><text:tab/>out:</text:p>
      <text:p text:style-name="P13"><text:tab/>add $a0, $zero, $a2 </text:p>
      <text:p text:style-name="P13"><text:tab/>addi $v0, $zero, 1 </text:p>
      <text:p text:style-name="P13"><text:tab/>syscall </text:p>
      <text:p text:style-name="P13"><text:tab/></text:p>
      <text:p text:style-name="P13"><text:tab/>subu $a3, $a2, $a1 </text:p>
      <text:p text:style-name="P13"><text:tab/>j exit </text:p>
      <text:p text:style-name="P13"><text:tab/></text:p>
      <text:p text:style-name="P13"><text:tab/>exit: </text:p>
      <text:p text:style-name="P13">======QUESTÃO 06======</text:p>
      <text:p text:style-name="P13"/>
      <text:p text:style-name="P13">======QUESTÃO 07======</text:p>
      <text:p text:style-name="P13">.data </text:p>
      <text:p text:style-name="P13">msg: .asciiz "Digite a nota 1: "</text:p>
      <text:p text:style-name="P13">msg2: <text:s/>.asciiz "Digite a nota 2: "</text:p>
      <text:p text:style-name="P13">.text </text:p>
      <text:p text:style-name="P13"/>
      <text:p text:style-name="P13">main:</text:p>
      <text:p text:style-name="P13"><text:tab/>li $v0, 4 </text:p>
      <text:p text:style-name="P13"><text:tab/>la $a0, msg </text:p>
      <text:p text:style-name="P13"><text:tab/>syscall</text:p>
      <text:p text:style-name="P13"><text:tab/></text:p>
      <text:p text:style-name="P13"><text:tab/>li $v0, 5 </text:p>
      <text:p text:style-name="P13"><text:tab/>syscall </text:p>
      <text:p text:style-name="P13"><text:tab/>move $a1, $v0 </text:p>
      <text:p text:style-name="P13"><text:tab/></text:p>
      <text:p text:style-name="P13"><text:tab/>li $v0, 4 </text:p>
      <text:p text:style-name="P13"><text:tab/>la $a0, msg </text:p>
      <text:p text:style-name="P13"><text:tab/>syscall</text:p>
      <text:p text:style-name="P13"><text:tab/></text:p>
      <text:p text:style-name="P13"><text:tab/>li $v0, 5 </text:p>
      <text:p text:style-name="P13"><text:tab/>syscall </text:p>
      <text:p text:style-name="P13"><text:tab/>move $a2, $v0 </text:p>
      <text:p text:style-name="P13">======QUESTÃO 07======</text:p>
      <text:p text:style-name="P13"/>
      <text:p text:style-name="P13">======QUESTÃO 08======</text:p>
      <text:p text:style-name="P13">.data </text:p>
      <text:p text:style-name="P13">msg: .asciiz "Digite a nota 1: "</text:p>
      <text:p text:style-name="P13">msg1: <text:s/>.asciiz "Digite a nota 2: "</text:p>
      <text:p text:style-name="P13">msg2: "i"</text:p>
      <text:p text:style-name="P13">msg3: .asciiz "A média dos valores é: "</text:p>
      <text:p text:style-name="P13">.text </text:p>
      <text:p text:style-name="P13"/>
      <text:p text:style-name="P13">main:</text:p>
      <text:p text:style-name="P13"><text:tab/>li $v0, 4 </text:p>
      <text:p text:style-name="P13"><text:tab/>la $a0, msg </text:p>
      <text:p text:style-name="P13"><text:tab/>syscall</text:p>
      <text:p text:style-name="P13"><text:tab/></text:p>
      <text:p text:style-name="P13"><text:tab/>li $v0, 5 </text:p>
      <text:p text:style-name="P13"><text:tab/>syscall </text:p>
      <text:p text:style-name="P13"><text:tab/>move $a1, $v0 </text:p>
      <text:p text:style-name="P13"><text:tab/></text:p>
      <text:p text:style-name="P13"><text:tab/>li $v0, 4 </text:p>
      <text:p text:style-name="P13"><text:tab/>la $a0, msg1 </text:p>
      <text:p text:style-name="P13"><text:tab/>syscall</text:p>
      <text:p text:style-name="P13"><text:tab/></text:p>
      <text:p text:style-name="P13"><text:tab/>li $v0, 5 </text:p>
      <text:p text:style-name="P13"><text:tab/>syscall </text:p>
      <text:p text:style-name="P13"><text:tab/>move $a2, $v0 </text:p>
      <text:p text:style-name="P13"><text:tab/></text:p>
      <text:p text:style-name="P13"><text:tab/>addi $v1, $zero, 100 </text:p>
      <text:p text:style-name="P13"><text:tab/>ble <text:s/>$a1, $v1, else1</text:p>
      <text:p text:style-name="P13"><text:tab/>j end</text:p>
      <text:p text:style-name="P13"><text:tab/></text:p>
      <text:p text:style-name="P13">else1:</text:p>
      <text:p text:style-name="P13"><text:tab/>bge $a1, $zero, evfr1 </text:p>
      <text:p text:style-name="P13"><text:tab/>j end </text:p>
      <text:p text:style-name="P13"><text:tab/></text:p>
      <text:p text:style-name="P13">evfr1: </text:p>
      <text:p text:style-name="P13"><text:tab/>ble <text:s/>$a2, $v1, else2</text:p>
      <text:p text:style-name="P13"><text:tab/>j end </text:p>
      <text:p text:style-name="P13"><text:tab/></text:p>
      <text:p text:style-name="P13">else2:</text:p>
      <text:p text:style-name="P13"><text:tab/>bge $a2, $zero, evfr2</text:p>
      <text:p text:style-name="P13"><text:tab/>j end </text:p>
      <text:p text:style-name="P13"><text:tab/></text:p>
      <text:p text:style-name="P13">end: </text:p>
      <text:p text:style-name="P13"><text:tab/>li $v0, 4 </text:p>
      <text:p text:style-name="P13"><text:tab/>la $a0, msg2 </text:p>
      <text:p text:style-name="P13"><text:tab/>syscall </text:p>
      <text:p text:style-name="P13"><text:tab/>j exit </text:p>
      <text:p text:style-name="P13"/>
      <text:p text:style-name="P13">evfr2: </text:p>
      <text:p text:style-name="P13"><text:tab/>add $a1, $a1, $a2 </text:p>
      <text:p text:style-name="P13"><text:tab/>addi $a2, $zero, 2 </text:p>
      <text:p text:style-name="P13"><text:tab/>div $a1, $a2 </text:p>
      <text:p text:style-name="P13"><text:tab/></text:p>
      <text:p text:style-name="P13"><text:tab/>mflo $a1</text:p>
      <text:p text:style-name="P13"><text:tab/></text:p>
      <text:p text:style-name="P13"><text:tab/>li $v0, 4 </text:p>
      <text:p text:style-name="P13"><text:tab/>la $a0, msg3 </text:p>
      <text:p text:style-name="P13"><text:tab/>syscall </text:p>
      <text:p text:style-name="P13"><text:tab/></text:p>
      <text:p text:style-name="P13"><text:tab/>add $a0, $zero, $a1</text:p>
      <text:p text:style-name="P13"><text:soft-page-break/><text:tab/>addi $v0, $zero, 1</text:p>
      <text:p text:style-name="P13"><text:tab/>syscall</text:p>
      <text:p text:style-name="P13">exit:</text:p>
      <text:p text:style-name="P14">======QUESTÃO 08======</text:p>
      <text:p text:style-name="P14"/>
      <text:p text:style-name="P14">======QUESTÃO 09======</text:p>
      <text:p text:style-name="P14">.data </text:p>
      <text:p text:style-name="P14">msg: .asciiz "Digite o salário: "</text:p>
      <text:p text:style-name="P14">msg1: .asciiz "Valor das prestações: "</text:p>
      <text:p text:style-name="P14">msg2: .asciiz "enc"</text:p>
      <text:p text:style-name="P14">msg3: .asciiz "ec" </text:p>
      <text:p text:style-name="P14">.text </text:p>
      <text:p text:style-name="P14"/>
      <text:p text:style-name="P14">main:</text:p>
      <text:p text:style-name="P14"><text:tab/>li $v0, 4 </text:p>
      <text:p text:style-name="P14"><text:tab/>la $a0, msg </text:p>
      <text:p text:style-name="P14"><text:tab/>syscall </text:p>
      <text:p text:style-name="P14"><text:tab/></text:p>
      <text:p text:style-name="P14"><text:tab/>li $v0, 5 </text:p>
      <text:p text:style-name="P14"><text:tab/>syscall</text:p>
      <text:p text:style-name="P14"><text:tab/></text:p>
      <text:p text:style-name="P14"><text:tab/>move $a1, $v0</text:p>
      <text:p text:style-name="P14"><text:tab/></text:p>
      <text:p text:style-name="P14"><text:tab/>li $v0, 4 </text:p>
      <text:p text:style-name="P14"><text:tab/>la $a0, msg1 </text:p>
      <text:p text:style-name="P14"><text:tab/>syscall </text:p>
      <text:p text:style-name="P14"><text:tab/></text:p>
      <text:p text:style-name="P14"><text:tab/>li $v0, 5 </text:p>
      <text:p text:style-name="P14"><text:tab/>syscall</text:p>
      <text:p text:style-name="P14"><text:tab/></text:p>
      <text:p text:style-name="P14"><text:tab/>move $a2, $v0 </text:p>
      <text:p text:style-name="P14"><text:tab/></text:p>
      <text:p text:style-name="P14"><text:tab/>addi $a3, $zero, 20 <text:s/></text:p>
      <text:p text:style-name="P14"><text:tab/>mult $a1, $a3</text:p>
      <text:p text:style-name="P14"><text:tab/>mflo $a3</text:p>
      <text:p text:style-name="P14"><text:tab/>addi $v0, $zero, 100 </text:p>
      <text:p text:style-name="P14"><text:tab/>div <text:s/>$a3, $v0</text:p>
      <text:p text:style-name="P14"><text:tab/>mflo $v0</text:p>
      <text:p text:style-name="P14"><text:tab/></text:p>
      <text:p text:style-name="P14"><text:tab/>bgt $a2, $v0, else </text:p>
      <text:p text:style-name="P14"><text:tab/>j out </text:p>
      <text:p text:style-name="P14"><text:tab/></text:p>
      <text:p text:style-name="P14"><text:tab/>else:</text:p>
      <text:p text:style-name="P14"><text:tab/>li $v0, 4 </text:p>
      <text:p text:style-name="P14"><text:tab/>la $a0, msg2</text:p>
      <text:p text:style-name="P14"><text:tab/>syscall</text:p>
      <text:p text:style-name="P14"><text:tab/>j exit </text:p>
      <text:p text:style-name="P14"><text:tab/></text:p>
      <text:p text:style-name="P14"><text:tab/>out:</text:p>
      <text:p text:style-name="P14"><text:tab/>li $v0, 4 </text:p>
      <text:p text:style-name="P14"><text:tab/>la $a0, msg3</text:p>
      <text:p text:style-name="P14"><text:tab/>syscall</text:p>
      <text:p text:style-name="P14"><text:tab/>j exit </text:p>
      <text:p text:style-name="P14"><text:tab/></text:p>
      <text:p text:style-name="P14"><text:tab/>exit: </text:p>
      <text:p text:style-name="P14">======QUESTÃO 09======</text:p>
      <text:p text:style-name="P14"/>
      <text:p text:style-name="P14">======QUESTÃO 10======</text:p>
      <text:p text:style-name="P14">.data</text:p>
      <text:p text:style-name="P14">msg1: .asciiz "Digite sua altura: "</text:p>
      <text:p text:style-name="P14">msg2: .asciiz "Digite seu 1 para MASCULINO e 2 para FEMININO: "</text:p>
      <text:p text:style-name="P14">msg3: .asciiz "Você selecionou sexo MASCULINO e tem peso ideial igual a: "</text:p>
      <text:p text:style-name="P14">msg4: .asciiz "Você selecionou sexo FEMININO e tem peso ideial igual a: "</text:p>
      <text:p text:style-name="P14">.text </text:p>
      <text:p text:style-name="P14"/>
      <text:p text:style-name="P14">main:</text:p>
      <text:p text:style-name="P14"><text:tab/>li $v0, 4 </text:p>
      <text:p text:style-name="P14"><text:tab/>la $a0, msg1 </text:p>
      <text:p text:style-name="P14"><text:tab/>syscall </text:p>
      <text:p text:style-name="P14"><text:tab/></text:p>
      <text:p text:style-name="P14"><text:tab/>li $v0, 5 </text:p>
      <text:p text:style-name="P14"><text:tab/>syscall </text:p>
      <text:p text:style-name="P14"><text:tab/>move $a1, $v0 </text:p>
      <text:p text:style-name="P14"><text:tab/></text:p>
      <text:p text:style-name="P14"><text:tab/>li $v0, 4 </text:p>
      <text:p text:style-name="P14"><text:tab/>la $a0, msg2</text:p>
      <text:p text:style-name="P14"><text:tab/>syscall </text:p>
      <text:p text:style-name="P14"><text:tab/></text:p>
      <text:p text:style-name="P14"><text:tab/>li $v0, 5 </text:p>
      <text:p text:style-name="P14"><text:tab/>syscall </text:p>
      <text:p text:style-name="P14"><text:tab/>move $a2, $v0 </text:p>
      <text:p text:style-name="P14"><text:tab/></text:p>
      <text:p text:style-name="P14"><text:tab/>addi $s1, $zero, 1 </text:p>
      <text:p text:style-name="P14"><text:tab/>addi $s2, $zero, 2</text:p>
      <text:p text:style-name="P14"><text:tab/>#_______________</text:p>
      <text:p text:style-name="P14"><text:tab/>addi $s3, $zero, 73</text:p>
      <text:p text:style-name="P14"><text:tab/>addi $s4, $zero, 58 </text:p>
      <text:p text:style-name="P14"><text:tab/>addi $s5, $zero, 62</text:p>
      <text:p text:style-name="P14"><text:tab/>addi $s6, $zero, 45</text:p>
      <text:p text:style-name="P14"><text:tab/>#_______________</text:p>
      <text:p text:style-name="P14"><text:tab/>beq $a2, $s1, else </text:p>
      <text:p text:style-name="P14"><text:tab/>j out </text:p>
      <text:p text:style-name="P14"><text:tab/></text:p>
      <text:p text:style-name="P14">else:</text:p>
      <text:p text:style-name="P14"><text:tab/>li $v0, 4 </text:p>
      <text:p text:style-name="P14"><text:tab/>la $a0, msg3 </text:p>
      <text:p text:style-name="P14"><text:tab/>syscall </text:p>
      <text:p text:style-name="P14"><text:tab/></text:p>
      <text:p text:style-name="P14"><text:tab/>mult $a1, $s3</text:p>
      <text:p text:style-name="P14"><text:s text:c="4"/>mflo $a1 </text:p>
      <text:p text:style-name="P14"><text:s text:c="4"/>subu $a1, $a1, $s4 </text:p>
      <text:p text:style-name="P14"><text:s text:c="4"/>j end</text:p>
      <text:p text:style-name="P14"/>
      <text:p text:style-name="P14">out:</text:p>
      <text:p text:style-name="P14"><text:s/>beq $a2, $s2, else1 </text:p>
      <text:p text:style-name="P14"><text:s/>j main</text:p>
      <text:p text:style-name="P14"><text:s/></text:p>
      <text:p text:style-name="P14">else1:</text:p>
      <text:p text:style-name="P14"><text:tab/>li $v0, 4 </text:p>
      <text:p text:style-name="P14"><text:tab/>la $a0, msg4 </text:p>
      <text:p text:style-name="P14"><text:tab/>syscall </text:p>
      <text:p text:style-name="P14"><text:tab/></text:p>
      <text:p text:style-name="P14"><text:tab/>mult $a1, $s5</text:p>
      <text:p text:style-name="P14"><text:s text:c="4"/>mflo $a1 </text:p>
      <text:p text:style-name="P14"><text:s text:c="4"/>subu $a1, $a1, $s6 </text:p>
      <text:p text:style-name="P14"><text:tab/>j end</text:p>
      <text:p text:style-name="P14"><text:tab/></text:p>
      <text:p text:style-name="P14">end: </text:p>
      <text:p text:style-name="P14">======QUESTÃO 10======</text:p>
      <text:p text:style-name="P14"/>
      <text:p text:style-name="P14">======QUESTÃO 11======</text:p>
      <text:p text:style-name="P1">.data</text:p>
      <text:p text:style-name="P2">msg: .asciiz "Digite o valor: "</text:p>
      <text:p text:style-name="P2">msg1: .asciiz "Valor Invalido!"</text:p>
      <text:p text:style-name="P2">.text</text:p>
      <text:p text:style-name="P9"/>
      <text:p text:style-name="P2">main:</text:p>
      <text:p text:style-name="P5"><text:s text:c="9"/><text:span text:style-name="T1">li $v0, 4 </text:span></text:p>
      <text:p text:style-name="P5"><text:s text:c="9"/><text:span text:style-name="T1">la $a0, msg </text:span></text:p>
      <text:p text:style-name="P5"><text:s text:c="9"/><text:span text:style-name="T1">syscall</text:span></text:p>
      <text:p text:style-name="P5"><text:s text:c="9"/></text:p>
      <text:p text:style-name="P5"><text:s text:c="9"/><text:span text:style-name="T1">li $v0, 5 </text:span></text:p>
      <text:p text:style-name="P5"><text:s text:c="9"/><text:span text:style-name="T1">syscall </text:span></text:p>
      <text:p text:style-name="P5"><text:s text:c="9"/></text:p>
      <text:p text:style-name="P5"><text:s text:c="9"/><text:span text:style-name="T1">move $8, $v0 </text:span></text:p>
      <text:p text:style-name="P5"><text:s text:c="9"/><text:span text:style-name="T1">bgt $8, $zero, else</text:span></text:p>
      <text:p text:style-name="P5"><text:s text:c="9"/><text:span text:style-name="T1">j out <text:s/></text:span></text:p>
      <text:p text:style-name="P2">else:</text:p>
      <text:p text:style-name="P5"><text:s text:c="8"/><text:span text:style-name="T1">addi $9, $0, 10</text:span></text:p>
      <text:p text:style-name="P5"><text:s text:c="8"/><text:span text:style-name="T1">div $8, $9</text:span></text:p>
      <text:p text:style-name="P5"><text:s text:c="8"/><text:span text:style-name="T1">mfhi $12</text:span></text:p>
      <text:p text:style-name="P5"><text:s text:c="8"/><text:span text:style-name="T1">mflo $8 </text:span></text:p>
      <text:p text:style-name="P5"><text:s text:c="8"/><text:span text:style-name="T1">div $8, $9 </text:span></text:p>
      <text:p text:style-name="P5"><text:s text:c="8"/><text:span text:style-name="T1">mflo $10 </text:span></text:p>
      <text:p text:style-name="P5"><text:s text:c="8"/><text:span text:style-name="T1">mfhi $11</text:span></text:p>
      <text:p text:style-name="P5"><text:s text:c="8"/><text:span text:style-name="T1">add $14, $10, $11 </text:span></text:p>
      <text:p text:style-name="P5"><text:s text:c="8"/><text:span text:style-name="T1">add $14, $14, $12 </text:span></text:p>
      <text:p text:style-name="P5"><text:s text:c="8"/><text:span text:style-name="T1">j exit </text:span></text:p>
      <text:p text:style-name="P2">out: </text:p>
      <text:p text:style-name="P5"><text:s text:c="9"/><text:span text:style-name="T1">li $v0, 4 </text:span></text:p>
      <text:p text:style-name="P5"><text:s text:c="9"/><text:span text:style-name="T1">la $a0, msg1 </text:span></text:p>
      <text:p text:style-name="P5"><text:s text:c="9"/><text:span text:style-name="T1">syscall</text:span></text:p>
      <text:p text:style-name="P5"><text:s text:c="9"/><text:span text:style-name="T1">j exit </text:span></text:p>
      <text:p text:style-name="P2">exit:</text:p>
      <text:p text:style-name="P7">======QUESTÃO 11======</text:p>
      <text:p text:style-name="P7"><text:soft-page-break/></text:p>
      <text:p text:style-name="P7">======QUESTÃO 12======</text:p>
      <text:p text:style-name="P7">.data</text:p>
      <text:p text:style-name="P7">msg1: .asciiz "Digite um número:"</text:p>
      <text:p text:style-name="P7">msg2: .asciiz "Número inválido"</text:p>
      <text:p text:style-name="P7"/>
      <text:p text:style-name="P7">.text</text:p>
      <text:p text:style-name="P7">main: <text:tab/>addi $a2, $a0, 0</text:p>
      <text:p text:style-name="P7"><text:tab/>addi $a3, $a0, 3</text:p>
      <text:p text:style-name="P7"/>
      <text:p text:style-name="P7"><text:tab/>li $v0, 4 </text:p>
      <text:p text:style-name="P7"><text:tab/>la $a0, msg1</text:p>
      <text:p text:style-name="P7"><text:tab/>syscall </text:p>
      <text:p text:style-name="P7"><text:tab/></text:p>
      <text:p text:style-name="P7"><text:tab/>li $v0, 5</text:p>
      <text:p text:style-name="P7"><text:tab/>syscall</text:p>
      <text:p text:style-name="P7"><text:tab/></text:p>
      <text:p text:style-name="P7"><text:tab/>move $a1, $v0</text:p>
      <text:p text:style-name="P7"><text:tab/></text:p>
      <text:p text:style-name="P7"><text:tab/>ble $a1, $a2, exit</text:p>
      <text:p text:style-name="P7"><text:tab/>j <text:s/>op</text:p>
      <text:p text:style-name="P7"><text:tab/></text:p>
      <text:p text:style-name="P7">exit: <text:tab/>li $v0, 4</text:p>
      <text:p text:style-name="P7"><text:tab/>la $a0, msg2</text:p>
      <text:p text:style-name="P7"><text:tab/>syscall </text:p>
      <text:p text:style-name="P7"><text:tab/></text:p>
      <text:p text:style-name="P7">op:<text:tab/>div $a1, $a3</text:p>
      <text:p text:style-name="P7">======QUESTÃO 12======</text:p>
      <text:p text:style-name="P7"/>
      <text:p text:style-name="P7">======QUESTÃO 13======</text:p>
      <text:p text:style-name="P3">.data</text:p>
      <text:p text:style-name="P2">msg1: .asciiz "Vamos calcular sua media ponderada! "</text:p>
      <text:p text:style-name="P2">msg2: .asciiz "Digite a nota da sua primeira prova: "</text:p>
      <text:p text:style-name="P2">msg3: .asciiz "Digite a nota da sua segunda prova: "</text:p>
      <text:p text:style-name="P2">msg4: .asciiz "Digite a nota da sua terceira prova: "</text:p>
      <text:p text:style-name="P2">msg5: .asciiz "Não foi dessa vez.. Você foi reprovado."</text:p>
      <text:p text:style-name="P2">msg6: .asciiz ". Parabéns! Você foi aprovado!"</text:p>
      <text:p text:style-name="P2">msg7: .asciiz "Seu programa acabou."</text:p>
      <text:p text:style-name="P9"/>
      <text:p text:style-name="P2">.text</text:p>
      <text:p text:style-name="P2">main: <text:s text:c="2"/>addi $8, $0, 100</text:p>
      <text:p text:style-name="P5"><text:s text:c="8"/><text:span text:style-name="T1">addi $9, $0, 2</text:span></text:p>
      <text:p text:style-name="P5"><text:s text:c="8"/><text:span text:style-name="T1">addi $30, $0, 4</text:span></text:p>
      <text:p text:style-name="P5"><text:s text:c="8"/><text:span text:style-name="T1">addi $31, $0, 60</text:span></text:p>
      <text:p text:style-name="P9"/>
      <text:p text:style-name="P5"><text:s text:c="8"/><text:span text:style-name="T1">li $2, 4 </text:span></text:p>
      <text:p text:style-name="P5"><text:s text:c="8"/><text:span text:style-name="T1">la $4, msg1</text:span></text:p>
      <text:p text:style-name="P5"><text:s text:c="8"/><text:span text:style-name="T1">syscall</text:span></text:p>
      <text:p text:style-name="P5"><text:s text:c="8"/></text:p>
      <text:p text:style-name="P5"><text:s text:c="8"/><text:span text:style-name="T1">li $2, 4 </text:span></text:p>
      <text:p text:style-name="P5"><text:s text:c="8"/><text:span text:style-name="T1">la $4, msg2</text:span></text:p>
      <text:p text:style-name="P5"><text:s text:c="8"/><text:span text:style-name="T1">syscall</text:span></text:p>
      <text:p text:style-name="P5"><text:s text:c="8"/><text:span text:style-name="T1">j primeira <text:s/></text:span></text:p>
      <text:p text:style-name="P5"><text:s text:c="8"/></text:p>
      <text:p text:style-name="P2">primeira: <text:s text:c="6"/>li $2, 5</text:p>
      <text:p text:style-name="P5"><text:s text:c="8"/><text:span text:style-name="T1">syscall</text:span></text:p>
      <text:p text:style-name="P5"><text:s text:c="8"/><text:span text:style-name="T1">add $10, $2, $0</text:span></text:p>
      <text:p text:style-name="P5"><text:s text:c="8"/><text:span text:style-name="T1">j testeum</text:span></text:p>
      <text:p text:style-name="P5"><text:s text:c="8"/></text:p>
      <text:p text:style-name="P2">testeum: <text:s text:c="7"/>blt $10, $0, end</text:p>
      <text:p text:style-name="P5"><text:s text:c="8"/><text:span text:style-name="T1">j testecem</text:span></text:p>
      <text:p text:style-name="P5"><text:s text:c="8"/></text:p>
      <text:p text:style-name="P2">testecem: <text:s text:c="6"/>bgt $10, $8, end</text:p>
      <text:p text:style-name="P5"><text:s text:c="8"/><text:span text:style-name="T1">j segunda</text:span></text:p>
      <text:p text:style-name="P5"><text:s text:c="8"/></text:p>
      <text:p text:style-name="P2">segunda: <text:s text:c="7"/>li $2, 4 </text:p>
      <text:p text:style-name="P5"><text:s text:c="8"/><text:span text:style-name="T1">la $4, msg3</text:span></text:p>
      <text:p text:style-name="P5"><text:s text:c="8"/><text:span text:style-name="T1">syscall</text:span></text:p>
      <text:p text:style-name="P5"><text:s text:c="8"/></text:p>
      <text:p text:style-name="P5"><text:s text:c="8"/><text:span text:style-name="T1">li $2, 5</text:span></text:p>
      <text:p text:style-name="P5"><text:s text:c="8"/><text:span text:style-name="T1">syscall</text:span></text:p>
      <text:p text:style-name="P5"><text:s text:c="8"/><text:span text:style-name="T1">add $11, $2, $0</text:span></text:p>
      <text:p text:style-name="P5"><text:s text:c="8"/><text:span text:style-name="T1">j testeumm</text:span></text:p>
      <text:p text:style-name="P5"><text:s text:c="8"/></text:p>
      <text:p text:style-name="P2">testeumm: <text:s text:c="6"/>blt $11, $0, end</text:p>
      <text:p text:style-name="P5"><text:s text:c="8"/><text:span text:style-name="T1">j testecemm</text:span></text:p>
      <text:p text:style-name="P5"><text:s text:c="8"/></text:p>
      <text:p text:style-name="P2">testecemm: <text:s text:c="5"/>bgt $11, $8, end</text:p>
      <text:p text:style-name="P5"><text:s text:c="8"/><text:span text:style-name="T1">j terceira</text:span></text:p>
      <text:p text:style-name="P5"><text:s text:c="8"/></text:p>
      <text:p text:style-name="P2">terceira: <text:s text:c="6"/>li $2, 4 </text:p>
      <text:p text:style-name="P5"><text:s text:c="8"/><text:span text:style-name="T1">la $4, msg4</text:span></text:p>
      <text:p text:style-name="P5"><text:s text:c="8"/><text:span text:style-name="T1">syscall</text:span></text:p>
      <text:p text:style-name="P5"><text:s text:c="8"/></text:p>
      <text:p text:style-name="P5"><text:s text:c="8"/><text:span text:style-name="T1">li $2, 5</text:span></text:p>
      <text:p text:style-name="P5"><text:s text:c="8"/><text:span text:style-name="T1">syscall</text:span></text:p>
      <text:p text:style-name="P5"><text:s text:c="8"/><text:span text:style-name="T1">add $12, $2, $0</text:span></text:p>
      <text:p text:style-name="P5"><text:s text:c="8"/><text:span text:style-name="T1">j testeummm</text:span></text:p>
      <text:p text:style-name="P9"/>
      <text:p text:style-name="P2">testeummm: <text:s text:c="5"/>blt $12, $0, end</text:p>
      <text:p text:style-name="P5"><text:s text:c="8"/><text:span text:style-name="T1">j testecemmm</text:span></text:p>
      <text:p text:style-name="P5"><text:s text:c="8"/></text:p>
      <text:p text:style-name="P2">testecemmm: <text:s text:c="4"/>bgt $12, $8, end</text:p>
      <text:p text:style-name="P5"><text:s text:c="8"/><text:span text:style-name="T1">j pesotres</text:span></text:p>
      <text:p text:style-name="P5"><text:s text:c="8"/></text:p>
      <text:p text:style-name="P2">pesotres: <text:s text:c="6"/>mult $12, $9</text:p>
      <text:p text:style-name="P5"><text:s text:c="8"/><text:span text:style-name="T1">mflo $13</text:span></text:p>
      <text:p text:style-name="P5"><text:s text:c="8"/><text:span text:style-name="T1">j calc</text:span></text:p>
      <text:p text:style-name="P5"><text:s text:c="8"/></text:p>
      <text:p text:style-name="P2">calc: <text:s text:c="2"/>add $14, $10, $11</text:p>
      <text:p text:style-name="P5"><text:s text:c="8"/><text:span text:style-name="T1">add $15, $13, $14</text:span></text:p>
      <text:p text:style-name="P5"><text:s text:c="8"/><text:span text:style-name="T1">div $15, $30</text:span></text:p>
      <text:p text:style-name="P5"><text:s text:c="8"/><text:span text:style-name="T1">mflo $16</text:span></text:p>
      <text:p text:style-name="P5"><text:s text:c="8"/></text:p>
      <text:p text:style-name="P5"><text:s text:c="8"/><text:span text:style-name="T1">j reprov</text:span></text:p>
      <text:p text:style-name="P5"><text:s text:c="8"/></text:p>
      <text:p text:style-name="P2">reprov: blt $16, $31, reprovado</text:p>
      <text:p text:style-name="P5"><text:s text:c="8"/><text:span text:style-name="T1">j aprovado</text:span></text:p>
      <text:p text:style-name="P5"><text:s text:c="8"/></text:p>
      <text:p text:style-name="P2">reprovado: <text:s text:c="5"/>add $4, $0, $16</text:p>
      <text:p text:style-name="P5"><text:s text:c="8"/><text:span text:style-name="T1">addi $2, $0, 1 </text:span></text:p>
      <text:p text:style-name="P5"><text:s text:c="8"/><text:span text:style-name="T1">syscall </text:span></text:p>
      <text:p text:style-name="P5"><text:s text:c="8"/></text:p>
      <text:p text:style-name="P5"><text:s text:c="8"/><text:span text:style-name="T1">li $2, 4 </text:span></text:p>
      <text:p text:style-name="P5"><text:s text:c="8"/><text:span text:style-name="T1">la $4, msg5</text:span></text:p>
      <text:p text:style-name="P5"><text:s text:c="8"/><text:span text:style-name="T1">syscall</text:span></text:p>
      <text:p text:style-name="P5"><text:s text:c="8"/><text:span text:style-name="T1">j end</text:span></text:p>
      <text:p text:style-name="P5"><text:s text:c="8"/></text:p>
      <text:p text:style-name="P2">aprovado: <text:s text:c="6"/>add $4, $0, $16</text:p>
      <text:p text:style-name="P5"><text:s text:c="8"/><text:span text:style-name="T1">addi $2, $0, 1 </text:span></text:p>
      <text:p text:style-name="P5"><text:s text:c="8"/><text:span text:style-name="T1">syscall </text:span></text:p>
      <text:p text:style-name="P5"><text:s text:c="8"/></text:p>
      <text:p text:style-name="P5"><text:s text:c="8"/><text:span text:style-name="T1">li $2, 4 </text:span></text:p>
      <text:p text:style-name="P5"><text:s text:c="8"/><text:span text:style-name="T1">la $4, msg6</text:span></text:p>
      <text:p text:style-name="P5"><text:s text:c="8"/><text:span text:style-name="T1">syscall</text:span></text:p>
      <text:p text:style-name="P5"><text:s text:c="8"/><text:span text:style-name="T1">j end</text:span></text:p>
      <text:p text:style-name="P5"><text:s text:c="8"/></text:p>
      <text:p text:style-name="P2">end: <text:s text:c="3"/>li $2, 4 </text:p>
      <text:p text:style-name="P5"><text:s text:c="8"/><text:span text:style-name="T1">la $4, msg7</text:span></text:p>
      <text:p text:style-name="P5"><text:s text:c="8"/><text:span text:style-name="T1">syscall</text:span></text:p>
      <text:p text:style-name="P6"/>
      <text:p text:style-name="P7">======QUESTÃO 13======</text:p>
      <text:p text:style-name="P7"/>
      <text:p text:style-name="P7">======QUESTÃO 14======</text:p>
      <text:p text:style-name="P3">.data</text:p>
      <text:p text:style-name="P2">msg1: .asciiz "Vamos calcular a sua nota final!"</text:p>
      <text:p text:style-name="P2">msg2: .asciiz "Coloque a nota do Trabalho de Laboratorio (entre 0 a 100): "</text:p>
      <text:p text:style-name="P2">msg3: .asciiz "Coloque a nota da Avaliacao Semestral (entre 0 a 100): "</text:p>
      <text:p text:style-name="P2">msg4: .asciiz "Coloque a nota do Exame Final (entre 0 a 100): "</text:p>
      <text:p text:style-name="P2">msg5: .asciiz "r"</text:p>
      <text:p text:style-name="P2">msg6: .asciiz "c"</text:p>
      <text:p text:style-name="P2">msg7: .asciiz "a"</text:p>
      <text:p text:style-name="P9"/>
      <text:p text:style-name="P2">.text</text:p>
      <text:p text:style-name="P2">main: <text:s text:c="2"/>addi $8, $0, 100</text:p>
      <text:p text:style-name="P5"><text:s text:c="8"/><text:span text:style-name="T1">addi $20, $0, 2</text:span></text:p>
      <text:p text:style-name="P5"><text:s text:c="8"/><text:span text:style-name="T1">addi $21, $0, 3</text:span></text:p>
      <text:p text:style-name="P5"><text:s text:c="8"/><text:span text:style-name="T1">addi $22, $0, 5</text:span></text:p>
      <text:p text:style-name="P5"><text:s text:c="8"/><text:span text:style-name="T1">addi $23, $0, 10</text:span></text:p>
      <text:p text:style-name="P5"><text:s text:c="8"/><text:span text:style-name="T1">addi $17, $0, 29</text:span></text:p>
      <text:p text:style-name="P5"><text:s text:c="8"/><text:span text:style-name="T1">addi $18, $0, 49</text:span></text:p>
      <text:p text:style-name="P9"/>
      <text:p text:style-name="P5"><text:s text:c="8"/><text:span text:style-name="T1">li $2, 4 </text:span></text:p>
      <text:p text:style-name="P5"><text:s text:c="8"/><text:span text:style-name="T1">la $4, msg1</text:span></text:p>
      <text:p text:style-name="P5"><text:s text:c="8"/><text:span text:style-name="T1">syscall</text:span></text:p>
      <text:p text:style-name="P5"><text:s text:c="8"/></text:p>
      <text:p text:style-name="P5"><text:soft-page-break/><text:s text:c="8"/><text:span text:style-name="T1">li $2, 4 </text:span></text:p>
      <text:p text:style-name="P5"><text:s text:c="8"/><text:span text:style-name="T1">la $4, msg2</text:span></text:p>
      <text:p text:style-name="P5"><text:s text:c="8"/><text:span text:style-name="T1">syscall</text:span></text:p>
      <text:p text:style-name="P5"><text:s text:c="8"/><text:span text:style-name="T1">j prinum</text:span></text:p>
      <text:p text:style-name="P5"><text:s text:c="8"/></text:p>
      <text:p text:style-name="P2">prinum: li $2, 5</text:p>
      <text:p text:style-name="P5"><text:s text:c="8"/><text:span text:style-name="T1">syscall</text:span></text:p>
      <text:p text:style-name="P5"><text:s text:c="8"/><text:span text:style-name="T1">add $10, $2, $0</text:span></text:p>
      <text:p text:style-name="P5"><text:s text:c="8"/><text:span text:style-name="T1">j testeum</text:span></text:p>
      <text:p text:style-name="P5"><text:s text:c="8"/></text:p>
      <text:p text:style-name="P2">testeum: <text:s text:c="7"/>blt $10, $0, end</text:p>
      <text:p text:style-name="P5"><text:s text:c="8"/><text:span text:style-name="T1">j testecem</text:span></text:p>
      <text:p text:style-name="P5"><text:s text:c="8"/></text:p>
      <text:p text:style-name="P2">testecem: <text:s text:c="6"/>bgt $10, $8, end</text:p>
      <text:p text:style-name="P5"><text:s text:c="8"/><text:span text:style-name="T1">j pesoum</text:span></text:p>
      <text:p text:style-name="P5"><text:s text:c="8"/></text:p>
      <text:p text:style-name="P2">pesoum: mult $10, $20</text:p>
      <text:p text:style-name="P5"><text:s text:c="8"/><text:span text:style-name="T1">mflo $25</text:span></text:p>
      <text:p text:style-name="P5"><text:s text:c="8"/><text:span text:style-name="T1">j segnum</text:span></text:p>
      <text:p text:style-name="P5"><text:s text:c="8"/></text:p>
      <text:p text:style-name="P2">segnum: li $2, 4 </text:p>
      <text:p text:style-name="P5"><text:s text:c="8"/><text:span text:style-name="T1">la $4, msg3</text:span></text:p>
      <text:p text:style-name="P5"><text:s text:c="8"/><text:span text:style-name="T1">syscall</text:span></text:p>
      <text:p text:style-name="P5"><text:s text:c="8"/></text:p>
      <text:p text:style-name="P5"><text:s text:c="8"/><text:span text:style-name="T1">li $2, 5</text:span></text:p>
      <text:p text:style-name="P5"><text:s text:c="8"/><text:span text:style-name="T1">syscall</text:span></text:p>
      <text:p text:style-name="P5"><text:s text:c="8"/><text:span text:style-name="T1">add $11, $2, $0</text:span></text:p>
      <text:p text:style-name="P5"><text:s text:c="8"/><text:span text:style-name="T1">j testeumm</text:span></text:p>
      <text:p text:style-name="P5"><text:s text:c="8"/></text:p>
      <text:p text:style-name="P2">testeumm: <text:s text:c="6"/>blt $11, $0, end</text:p>
      <text:p text:style-name="P5"><text:s text:c="8"/><text:span text:style-name="T1">j testecemm</text:span></text:p>
      <text:p text:style-name="P5"><text:s text:c="8"/></text:p>
      <text:p text:style-name="P2">testecemm: <text:s text:c="5"/>bgt $11, $8, end</text:p>
      <text:p text:style-name="P5"><text:s text:c="8"/><text:span text:style-name="T1">j pesodois</text:span></text:p>
      <text:p text:style-name="P5"><text:s text:c="8"/></text:p>
      <text:p text:style-name="P2">pesodois: <text:s text:c="6"/>mult $11, $21</text:p>
      <text:p text:style-name="P5"><text:s text:c="8"/><text:span text:style-name="T1">mflo $26</text:span></text:p>
      <text:p text:style-name="P5"><text:s text:c="8"/><text:span text:style-name="T1">j ternum</text:span></text:p>
      <text:p text:style-name="P5"><text:s text:c="8"/></text:p>
      <text:p text:style-name="P2">ternum: li $2, 4 </text:p>
      <text:p text:style-name="P5"><text:s text:c="8"/><text:span text:style-name="T1">la $4, msg4</text:span></text:p>
      <text:p text:style-name="P5"><text:s text:c="8"/><text:span text:style-name="T1">syscall</text:span></text:p>
      <text:p text:style-name="P5"><text:s text:c="8"/></text:p>
      <text:p text:style-name="P5"><text:s text:c="8"/><text:span text:style-name="T1">li $2, 5</text:span></text:p>
      <text:p text:style-name="P5"><text:s text:c="8"/><text:span text:style-name="T1">syscall</text:span></text:p>
      <text:p text:style-name="P5"><text:s text:c="8"/><text:span text:style-name="T1">add $12, $2, $0</text:span></text:p>
      <text:p text:style-name="P5"><text:s text:c="8"/><text:span text:style-name="T1">j testeummm</text:span></text:p>
      <text:p text:style-name="P9"/>
      <text:p text:style-name="P2">testeummm: <text:s text:c="5"/>blt $12, $0, end</text:p>
      <text:p text:style-name="P5"><text:s text:c="8"/><text:span text:style-name="T1">j testecemmm</text:span></text:p>
      <text:p text:style-name="P5"><text:s text:c="8"/></text:p>
      <text:p text:style-name="P2">testecemmm: <text:s text:c="4"/>bgt $12, $8, end</text:p>
      <text:p text:style-name="P5"><text:s text:c="8"/><text:span text:style-name="T1">j pesotres</text:span></text:p>
      <text:p text:style-name="P5"><text:s text:c="8"/></text:p>
      <text:p text:style-name="P2">pesotres: <text:s text:c="6"/>mult $12, $22</text:p>
      <text:p text:style-name="P5"><text:s text:c="8"/><text:span text:style-name="T1">mflo $27</text:span></text:p>
      <text:p text:style-name="P5"><text:s text:c="8"/><text:span text:style-name="T1">j finali</text:span></text:p>
      <text:p text:style-name="P5"><text:s text:c="8"/></text:p>
      <text:p text:style-name="P2">finali: <text:s text:c="8"/>add $30, $25, $26</text:p>
      <text:p text:style-name="P5"><text:s text:c="8"/><text:span text:style-name="T1">add $31, $30, $27</text:span></text:p>
      <text:p text:style-name="P5"><text:s text:c="8"/><text:span text:style-name="T1">div $31, $23</text:span></text:p>
      <text:p text:style-name="P5"><text:s text:c="8"/><text:span text:style-name="T1">mflo $19</text:span></text:p>
      <text:p text:style-name="P5"><text:s text:c="8"/><text:span text:style-name="T1">j reprov</text:span></text:p>
      <text:p text:style-name="P5"><text:s text:c="8"/></text:p>
      <text:p text:style-name="P2">reprov: ble $19, $17, reprovado</text:p>
      <text:p text:style-name="P5"><text:s text:c="8"/><text:span text:style-name="T1">j recup</text:span></text:p>
      <text:p text:style-name="P5"><text:s text:c="8"/></text:p>
      <text:p text:style-name="P2">recup: <text:s/>ble $19, $18, recuperacao</text:p>
      <text:p text:style-name="P5"><text:s text:c="8"/><text:span text:style-name="T1">j aprov</text:span></text:p>
      <text:p text:style-name="P9"/>
      <text:p text:style-name="P2">aprov: <text:s/>li $2, 4 </text:p>
      <text:p text:style-name="P5"><text:s text:c="8"/><text:span text:style-name="T1">la $4, msg7</text:span></text:p>
      <text:p text:style-name="P5"><text:s text:c="8"/><text:span text:style-name="T1">syscall</text:span></text:p>
      <text:p text:style-name="P5"><text:s text:c="8"/><text:span text:style-name="T1">j end</text:span></text:p>
      <text:p text:style-name="P5"><text:s text:c="8"/></text:p>
      <text:p text:style-name="P2">reprovado: <text:s text:c="5"/>li $2, 4 </text:p>
      <text:p text:style-name="P5"><text:s text:c="8"/><text:span text:style-name="T1">la $4, msg5</text:span></text:p>
      <text:p text:style-name="P5"><text:s text:c="8"/><text:span text:style-name="T1">syscall</text:span></text:p>
      <text:p text:style-name="P5"><text:s text:c="8"/><text:span text:style-name="T1">j end</text:span></text:p>
      <text:p text:style-name="P5"><text:s text:c="8"/></text:p>
      <text:p text:style-name="P2">recuperacao: <text:s text:c="3"/>li $2, 4 </text:p>
      <text:p text:style-name="P5"><text:s text:c="16"/><text:span text:style-name="T1">la $4, msg6</text:span></text:p>
      <text:p text:style-name="P5"><text:s text:c="16"/><text:span text:style-name="T1">syscall</text:span></text:p>
      <text:p text:style-name="P5"><text:s text:c="16"/><text:span text:style-name="T1">j end</text:span></text:p>
      <text:p text:style-name="P5"><text:s text:c="16"/></text:p>
      <text:p text:style-name="P2">end: </text:p>
      <text:p text:style-name="P11"><text:span text:style-name="T2">======QUESTÃO 14======</text:span></text:p>
      <text:p text:style-name="P11"><text:span text:style-name="T2"/></text:p>
      <text:p text:style-name="P11"><text:span text:style-name="T2">======QUESTÃO 15======</text:span></text:p>
      <text:p text:style-name="P3">.data</text:p>
      <text:p text:style-name="P2">msg0: .asciiz "Coloque um número entre 1 a 7:"</text:p>
      <text:p text:style-name="P2">msg1: .asciiz "Dom"</text:p>
      <text:p text:style-name="P2">msg2: .asciiz "Seg"</text:p>
      <text:p text:style-name="P2">msg3: .asciiz "Ter"</text:p>
      <text:p text:style-name="P2">msg4: .asciiz "Qua"</text:p>
      <text:p text:style-name="P2">msg5: .asciiz "Qui"</text:p>
      <text:p text:style-name="P2">msg6: .asciiz "Sex"</text:p>
      <text:p text:style-name="P2">msg7: .asciiz "Sab"</text:p>
      <text:p text:style-name="P9"/>
      <text:p text:style-name="P2">.text</text:p>
      <text:p text:style-name="P2">main: <text:s text:c="2"/>addi $a0, $t0, 1</text:p>
      <text:p text:style-name="P5"><text:s text:c="8"/><text:span text:style-name="T1">addi $a1, $t0, 7</text:span></text:p>
      <text:p text:style-name="P5"><text:s text:c="8"/></text:p>
      <text:p text:style-name="P5"><text:s text:c="8"/><text:span text:style-name="T1">li $v0, 4 </text:span></text:p>
      <text:p text:style-name="P5"><text:s text:c="8"/><text:span text:style-name="T1">la $a0, msg0</text:span></text:p>
      <text:p text:style-name="P5"><text:s text:c="8"/><text:span text:style-name="T1">syscall </text:span></text:p>
      <text:p text:style-name="P5"><text:s text:c="8"/></text:p>
      <text:p text:style-name="P5"><text:s text:c="8"/><text:span text:style-name="T1">li $v0, 5</text:span></text:p>
      <text:p text:style-name="P5"><text:s text:c="8"/><text:span text:style-name="T1">syscall</text:span></text:p>
      <text:p text:style-name="P5"><text:s text:c="8"/><text:span text:style-name="T1">move $a2, $v0</text:span></text:p>
      <text:p text:style-name="P5"><text:s text:c="8"/><text:span text:style-name="T1">j menor</text:span></text:p>
      <text:p text:style-name="P5"><text:s text:c="8"/></text:p>
      <text:p text:style-name="P2">menor: <text:s/>blt $a2, $a0, maior</text:p>
      <text:p text:style-name="P5"><text:s text:c="8"/><text:span text:style-name="T1">j end</text:span></text:p>
      <text:p text:style-name="P5"><text:s text:c="8"/></text:p>
      <text:p text:style-name="P2">maior: <text:s/>bgt $a2, $a1, end</text:p>
      <text:p text:style-name="P5"><text:s text:c="8"/><text:span text:style-name="T1">j cont</text:span></text:p>
      <text:p text:style-name="P5"><text:s text:c="8"/></text:p>
      <text:p text:style-name="P2">cont: <text:s text:c="2"/>addi $t1, $t0, 1</text:p>
      <text:p text:style-name="P5"><text:s text:c="8"/><text:span text:style-name="T1">addi $t2, $t0, 2</text:span></text:p>
      <text:p text:style-name="P5"><text:s text:c="8"/><text:span text:style-name="T1">addi $t3, $t0, 3</text:span></text:p>
      <text:p text:style-name="P5"><text:s text:c="8"/><text:span text:style-name="T1">addi $t4, $t0, 4</text:span></text:p>
      <text:p text:style-name="P5"><text:s text:c="8"/><text:span text:style-name="T1">addi $t5, $t0, 5</text:span></text:p>
      <text:p text:style-name="P5"><text:s text:c="8"/><text:span text:style-name="T1">addi $t6, $t0, 6</text:span></text:p>
      <text:p text:style-name="P5"><text:s text:c="8"/><text:span text:style-name="T1">addi $t7, $t0, 7</text:span></text:p>
      <text:p text:style-name="P9"/>
      <text:p text:style-name="P5"><text:s text:c="8"/><text:span text:style-name="T1">beq $a2, $t1, domingo</text:span></text:p>
      <text:p text:style-name="P5"><text:s text:c="8"/><text:span text:style-name="T1">beq $a2, $t2, segunda</text:span></text:p>
      <text:p text:style-name="P5"><text:s text:c="8"/><text:span text:style-name="T1">beq $a2, $t3, terça</text:span></text:p>
      <text:p text:style-name="P5"><text:s text:c="8"/><text:span text:style-name="T1">beq $a2, $t4, quarta</text:span></text:p>
      <text:p text:style-name="P5"><text:s text:c="8"/><text:span text:style-name="T1">beq $a2, $t5, quinta</text:span></text:p>
      <text:p text:style-name="P5"><text:s text:c="8"/><text:span text:style-name="T1">beq $a2, $t6, sexta</text:span></text:p>
      <text:p text:style-name="P5"><text:s text:c="8"/><text:span text:style-name="T1">beq $a2, $t7, sabado</text:span></text:p>
      <text:p text:style-name="P5"><text:s text:c="8"/></text:p>
      <text:p text:style-name="P2">domingo: <text:s text:c="7"/>li $v0, 4 </text:p>
      <text:p text:style-name="P5"><text:s text:c="8"/><text:span text:style-name="T1">la $a0, msg1</text:span></text:p>
      <text:p text:style-name="P5"><text:s text:c="8"/><text:span text:style-name="T1">syscall</text:span></text:p>
      <text:p text:style-name="P5"><text:s text:c="8"/><text:span text:style-name="T1">j end</text:span></text:p>
      <text:p text:style-name="P2">segunda: <text:s text:c="7"/>li $v0, 4 </text:p>
      <text:p text:style-name="P5"><text:s text:c="8"/><text:span text:style-name="T1">la $a0, msg2</text:span></text:p>
      <text:p text:style-name="P5"><text:s text:c="8"/><text:span text:style-name="T1">syscall</text:span></text:p>
      <text:p text:style-name="P5"><text:s text:c="8"/><text:span text:style-name="T1">j end</text:span></text:p>
      <text:p text:style-name="P2">terça: <text:s/>li $v0, 4 </text:p>
      <text:p text:style-name="P5"><text:s text:c="8"/><text:span text:style-name="T1">la $a0, msg3</text:span></text:p>
      <text:p text:style-name="P5"><text:s text:c="8"/><text:span text:style-name="T1">syscall </text:span></text:p>
      <text:p text:style-name="P5"><text:s text:c="8"/><text:span text:style-name="T1">j end</text:span></text:p>
      <text:p text:style-name="P2">quarta: li $v0, 4 </text:p>
      <text:p text:style-name="P5"><text:s text:c="8"/><text:span text:style-name="T1">la $a0, msg4</text:span></text:p>
      <text:p text:style-name="P5"><text:s text:c="8"/><text:span text:style-name="T1">syscall </text:span></text:p>
      <text:p text:style-name="P5"><text:s text:c="8"/><text:span text:style-name="T1">j end</text:span></text:p>
      <text:p text:style-name="P2">quinta: li $v0, 4 </text:p>
      <text:p text:style-name="P5"><text:s text:c="8"/><text:span text:style-name="T1">la $a0, msg5</text:span></text:p>
      <text:p text:style-name="P5"><text:s text:c="8"/><text:span text:style-name="T1">syscall </text:span></text:p>
      <text:p text:style-name="P5"><text:s text:c="8"/><text:span text:style-name="T1">j end</text:span></text:p>
      <text:p text:style-name="P2">sexta: <text:s/>li $v0, 4 </text:p>
      <text:p text:style-name="P5"><text:s text:c="8"/><text:span text:style-name="T1">la $a0, msg6</text:span></text:p>
      <text:p text:style-name="P5"><text:s text:c="8"/><text:span text:style-name="T1">syscall </text:span></text:p>
      <text:p text:style-name="P5"><text:s text:c="8"/><text:span text:style-name="T1">j end</text:span></text:p>
      <text:p text:style-name="P2"><text:soft-page-break/>sabado: li $v0, 4 </text:p>
      <text:p text:style-name="P5"><text:s text:c="8"/><text:span text:style-name="T1">la $a0, msg7</text:span></text:p>
      <text:p text:style-name="P5"><text:s text:c="8"/><text:span text:style-name="T1">syscall </text:span></text:p>
      <text:p text:style-name="P5"><text:s text:c="8"/><text:span text:style-name="T1">j end</text:span></text:p>
      <text:p text:style-name="P5"><text:s text:c="8"/></text:p>
      <text:p text:style-name="P2">end:</text:p>
      <text:p text:style-name="P3">======QUESTÃO 15======</text:p>
      <text:p text:style-name="P3"/>
      <text:p text:style-name="P3">======QUESTÃO 16======</text:p>
      <text:p text:style-name="P3">.data</text:p>
      <text:p text:style-name="P2">msg0: .asciiz "Coloque um número entre 1 a 12:"</text:p>
      <text:p text:style-name="P2">msg1: .asciiz "Janeiro"</text:p>
      <text:p text:style-name="P2">msg2: .asciiz "Fevereiro"</text:p>
      <text:p text:style-name="P2">msg3: .asciiz "Março:"</text:p>
      <text:p text:style-name="P2">msg4: .asciiz "Abril"</text:p>
      <text:p text:style-name="P2">msg5: .asciiz "Maio"</text:p>
      <text:p text:style-name="P2">msg6: .asciiz "Junho"</text:p>
      <text:p text:style-name="P2">msg7: .asciiz "Julho"</text:p>
      <text:p text:style-name="P2">msg8: .asciiz "Agosto"</text:p>
      <text:p text:style-name="P2">msg9: .asciiz "Setembro"</text:p>
      <text:p text:style-name="P2">msg10: .asciiz "Outubro"</text:p>
      <text:p text:style-name="P2">msg11: .asciiz "Novembro"</text:p>
      <text:p text:style-name="P2">msg12: .asciiz "Dezembro"</text:p>
      <text:p text:style-name="P9"/>
      <text:p text:style-name="P2">.text</text:p>
      <text:p text:style-name="P2">main: <text:s text:c="2"/></text:p>
      <text:p text:style-name="P5"><text:s text:c="8"/><text:span text:style-name="T1">addi $a0, $t0, 1</text:span></text:p>
      <text:p text:style-name="P5"><text:s text:c="8"/><text:span text:style-name="T1">addi $a1, $t0, 12</text:span></text:p>
      <text:p text:style-name="P5"><text:s text:c="8"/></text:p>
      <text:p text:style-name="P5"><text:s text:c="8"/><text:span text:style-name="T1">li $v0, 4 </text:span></text:p>
      <text:p text:style-name="P5"><text:s text:c="8"/><text:span text:style-name="T1">la $a0, msg0</text:span></text:p>
      <text:p text:style-name="P5"><text:s text:c="8"/><text:span text:style-name="T1">syscall </text:span></text:p>
      <text:p text:style-name="P5"><text:s text:c="8"/></text:p>
      <text:p text:style-name="P5"><text:s text:c="8"/><text:span text:style-name="T1">li $v0, 5</text:span></text:p>
      <text:p text:style-name="P5"><text:s text:c="8"/><text:span text:style-name="T1">syscall</text:span></text:p>
      <text:p text:style-name="P5"><text:s text:c="8"/><text:span text:style-name="T1">move $a2, $v0</text:span></text:p>
      <text:p text:style-name="P5"><text:s text:c="8"/><text:span text:style-name="T1">j menor</text:span></text:p>
      <text:p text:style-name="P5"><text:s text:c="8"/></text:p>
      <text:p text:style-name="P2">menor: <text:s/></text:p>
      <text:p text:style-name="P2">blt $a2, $a0, maior</text:p>
      <text:p text:style-name="P5"><text:s text:c="8"/><text:span text:style-name="T1">j end</text:span></text:p>
      <text:p text:style-name="P5"><text:s text:c="8"/></text:p>
      <text:p text:style-name="P2">maior: <text:s/></text:p>
      <text:p text:style-name="P2">bgt $a2, $a1, end</text:p>
      <text:p text:style-name="P5"><text:s text:c="8"/><text:span text:style-name="T1">j cont</text:span></text:p>
      <text:p text:style-name="P5"><text:s text:c="8"/></text:p>
      <text:p text:style-name="P2">cont: <text:s text:c="2"/></text:p>
      <text:p text:style-name="P5"><text:s text:c="8"/><text:span text:style-name="T1">addi $t1, $t0, 1</text:span></text:p>
      <text:p text:style-name="P5"><text:s text:c="8"/><text:span text:style-name="T1">addi $t2, $t0, 2</text:span></text:p>
      <text:p text:style-name="P5"><text:s text:c="8"/><text:span text:style-name="T1">addi $t3, $t0, 3</text:span></text:p>
      <text:p text:style-name="P5"><text:s text:c="8"/><text:span text:style-name="T1">addi $t4, $t0, 4</text:span></text:p>
      <text:p text:style-name="P5"><text:s text:c="8"/><text:span text:style-name="T1">addi $t5, $t0, 5</text:span></text:p>
      <text:p text:style-name="P5"><text:s text:c="8"/><text:span text:style-name="T1">addi $t6, $t0, 6</text:span></text:p>
      <text:p text:style-name="P5"><text:s text:c="8"/><text:span text:style-name="T1">addi $t7, $t0, 7</text:span></text:p>
      <text:p text:style-name="P5"><text:s text:c="8"/><text:span text:style-name="T1">addi $s1, $t0, 8</text:span></text:p>
      <text:p text:style-name="P5"><text:s text:c="8"/><text:span text:style-name="T1">addi $s2, $t0, 9</text:span></text:p>
      <text:p text:style-name="P5"><text:s text:c="8"/><text:span text:style-name="T1">addi $s3, $t0, 10</text:span></text:p>
      <text:p text:style-name="P5"><text:s text:c="8"/><text:span text:style-name="T1">addi $s4, $t0, 11</text:span></text:p>
      <text:p text:style-name="P5"><text:s text:c="8"/><text:span text:style-name="T1">addi $s5, $t0, 12</text:span></text:p>
      <text:p text:style-name="P5"><text:s text:c="8"/></text:p>
      <text:p text:style-name="P5"><text:s text:c="8"/><text:span text:style-name="T1">beq $a2, $t1, janeiro</text:span></text:p>
      <text:p text:style-name="P5"><text:s text:c="8"/><text:span text:style-name="T1">beq $a2, $t2, fevereiro</text:span></text:p>
      <text:p text:style-name="P5"><text:s text:c="8"/><text:span text:style-name="T1">beq $a3, $t3, março</text:span></text:p>
      <text:p text:style-name="P5"><text:s text:c="8"/><text:span text:style-name="T1">beq $a2, $t4, abril</text:span></text:p>
      <text:p text:style-name="P5"><text:s text:c="8"/><text:span text:style-name="T1">beq $a2, $t5, maio</text:span></text:p>
      <text:p text:style-name="P5"><text:s text:c="8"/><text:span text:style-name="T1">beq $a2, $t6, junho</text:span></text:p>
      <text:p text:style-name="P5"><text:s text:c="8"/><text:span text:style-name="T1">beq $a2, $t7, julho</text:span></text:p>
      <text:p text:style-name="P5"><text:s text:c="8"/><text:span text:style-name="T1">beq $a2, $s1, agosto</text:span></text:p>
      <text:p text:style-name="P5"><text:s text:c="8"/><text:span text:style-name="T1">beq $a2, $s2, setembro</text:span></text:p>
      <text:p text:style-name="P5"><text:s text:c="8"/><text:span text:style-name="T1">beq $a2, $s3, outubro</text:span></text:p>
      <text:p text:style-name="P5"><text:s text:c="8"/><text:span text:style-name="T1">beq $a2, $s4, novembro</text:span></text:p>
      <text:p text:style-name="P5"><text:s text:c="8"/><text:span text:style-name="T1">beq $a2, $s5, dezembro</text:span></text:p>
      <text:p text:style-name="P5"><text:s text:c="8"/></text:p>
      <text:p text:style-name="P2">janeiro: </text:p>
      <text:p text:style-name="P5"><text:s text:c="8"/><text:span text:style-name="T1">li $v0, 4 </text:span></text:p>
      <text:p text:style-name="P5"><text:s text:c="8"/><text:span text:style-name="T1">la $a0, msg1</text:span></text:p>
      <text:p text:style-name="P5"><text:s text:c="8"/><text:span text:style-name="T1">syscall </text:span></text:p>
      <text:p text:style-name="P5"><text:s text:c="8"/><text:span text:style-name="T1">j end</text:span></text:p>
      <text:p text:style-name="P2">fevereiro: <text:s text:c="5"/></text:p>
      <text:p text:style-name="P5"><text:s text:c="8"/><text:span text:style-name="T1">li $v0, 4 </text:span></text:p>
      <text:p text:style-name="P5"><text:s text:c="8"/><text:span text:style-name="T1">la $a0, msg2</text:span></text:p>
      <text:p text:style-name="P5"><text:s text:c="8"/><text:span text:style-name="T1">syscall </text:span></text:p>
      <text:p text:style-name="P5"><text:s text:c="8"/><text:span text:style-name="T1">j end</text:span></text:p>
      <text:p text:style-name="P2">março: <text:s/></text:p>
      <text:p text:style-name="P5"><text:s text:c="8"/><text:span text:style-name="T1">li $v0, 4 </text:span></text:p>
      <text:p text:style-name="P5"><text:s text:c="8"/><text:span text:style-name="T1">la $a0, msg3</text:span></text:p>
      <text:p text:style-name="P5"><text:s text:c="8"/><text:span text:style-name="T1">syscall </text:span></text:p>
      <text:p text:style-name="P5"><text:s text:c="8"/><text:span text:style-name="T1">j end</text:span></text:p>
      <text:p text:style-name="P2">abril: <text:s/></text:p>
      <text:p text:style-name="P5"><text:s text:c="8"/><text:span text:style-name="T1">li $v0, 4 </text:span></text:p>
      <text:p text:style-name="P5"><text:s text:c="8"/><text:span text:style-name="T1">la $a0, msg4</text:span></text:p>
      <text:p text:style-name="P5"><text:s text:c="8"/><text:span text:style-name="T1">syscall </text:span></text:p>
      <text:p text:style-name="P5"><text:s text:c="8"/><text:span text:style-name="T1">j end</text:span></text:p>
      <text:p text:style-name="P2">maio: <text:s text:c="2"/></text:p>
      <text:p text:style-name="P5"><text:s text:c="8"/><text:span text:style-name="T1">li $v0, 4 </text:span></text:p>
      <text:p text:style-name="P5"><text:s text:c="8"/><text:span text:style-name="T1">la $a0, msg5</text:span></text:p>
      <text:p text:style-name="P5"><text:s text:c="8"/><text:span text:style-name="T1">syscall </text:span></text:p>
      <text:p text:style-name="P5"><text:s text:c="8"/><text:span text:style-name="T1">j end</text:span></text:p>
      <text:p text:style-name="P2">junho: <text:s/></text:p>
      <text:p text:style-name="P5"><text:s text:c="8"/><text:span text:style-name="T1">li $v0, 4 </text:span></text:p>
      <text:p text:style-name="P5"><text:s text:c="8"/><text:span text:style-name="T1">la $a0, msg6</text:span></text:p>
      <text:p text:style-name="P5"><text:s text:c="8"/><text:span text:style-name="T1">syscall</text:span></text:p>
      <text:p text:style-name="P5"><text:s text:c="8"/><text:span text:style-name="T1">j end </text:span></text:p>
      <text:p text:style-name="P2">julho: <text:s/></text:p>
      <text:p text:style-name="P5"><text:s text:c="8"/><text:span text:style-name="T1">li $v0, 4 </text:span></text:p>
      <text:p text:style-name="P5"><text:s text:c="8"/><text:span text:style-name="T1">la $a0, msg7</text:span></text:p>
      <text:p text:style-name="P5"><text:s text:c="8"/><text:span text:style-name="T1">syscall </text:span></text:p>
      <text:p text:style-name="P5"><text:s text:c="8"/><text:span text:style-name="T1">j end</text:span></text:p>
      <text:p text:style-name="P2">agosto: </text:p>
      <text:p text:style-name="P5"><text:s text:c="8"/><text:span text:style-name="T1">li $v0, 4 </text:span></text:p>
      <text:p text:style-name="P5"><text:s text:c="8"/><text:span text:style-name="T1">la $a0, msg8</text:span></text:p>
      <text:p text:style-name="P5"><text:s text:c="8"/><text:span text:style-name="T1">syscall</text:span></text:p>
      <text:p text:style-name="P5"><text:s text:c="8"/><text:span text:style-name="T1">j end </text:span></text:p>
      <text:p text:style-name="P2">setembro:</text:p>
      <text:p text:style-name="P5"><text:s text:c="8"/><text:span text:style-name="T1">li $v0, 4 </text:span></text:p>
      <text:p text:style-name="P5"><text:s text:c="8"/><text:span text:style-name="T1">la $a0, msg9</text:span></text:p>
      <text:p text:style-name="P5"><text:s text:c="8"/><text:span text:style-name="T1">syscall</text:span></text:p>
      <text:p text:style-name="P5"><text:s text:c="8"/><text:span text:style-name="T1">j end </text:span></text:p>
      <text:p text:style-name="P2">outubro: <text:s text:c="7"/></text:p>
      <text:p text:style-name="P5"><text:s text:c="8"/><text:span text:style-name="T1">li $v0, 4 </text:span></text:p>
      <text:p text:style-name="P5"><text:s text:c="8"/><text:span text:style-name="T1">la $a0, msg10</text:span></text:p>
      <text:p text:style-name="P5"><text:s text:c="8"/><text:span text:style-name="T1">syscall </text:span></text:p>
      <text:p text:style-name="P2">novembro: <text:s text:c="6"/></text:p>
      <text:p text:style-name="P5"><text:s text:c="8"/><text:span text:style-name="T1">li $v0, 4 </text:span></text:p>
      <text:p text:style-name="P5"><text:s text:c="8"/><text:span text:style-name="T1">la $a0, msg11</text:span></text:p>
      <text:p text:style-name="P5"><text:s text:c="8"/><text:span text:style-name="T1">syscall </text:span></text:p>
      <text:p text:style-name="P5"><text:s text:c="8"/><text:span text:style-name="T1">j end</text:span></text:p>
      <text:p text:style-name="P2">dezembro: <text:s text:c="6"/></text:p>
      <text:p text:style-name="P5"><text:s text:c="8"/><text:span text:style-name="T1">li $v0, 4 </text:span></text:p>
      <text:p text:style-name="P5"><text:s text:c="8"/><text:span text:style-name="T1">la $a0, msg12</text:span></text:p>
      <text:p text:style-name="P5"><text:s text:c="8"/><text:span text:style-name="T1">syscall </text:span></text:p>
      <text:p text:style-name="P5"><text:s text:c="8"/><text:span text:style-name="T1">j end</text:span></text:p>
      <text:p text:style-name="P5"><text:s text:c="8"/></text:p>
      <text:p text:style-name="P2">end:</text:p>
      <text:p text:style-name="P3">======QUESTÃO 16======</text:p>
      <text:p text:style-name="P3"/>
      <text:p text:style-name="P3">======QUESTÃO 17======</text:p>
      <text:p text:style-name="P3">.data</text:p>
      <text:p text:style-name="P2">msg1: .asciiz "Vamos calcular a área de um trapézio! "</text:p>
      <text:p text:style-name="P2">msg2: .asciiz "Digite o valor da base maior: "</text:p>
      <text:p text:style-name="P2">msg3: .asciiz "Digite o valor da base menor: "</text:p>
      <text:p text:style-name="P2">msg4: .asciiz "Digite o valor da altura: "</text:p>
      <text:p text:style-name="P2">msg5: .asciiz ". Seu programa acabou."</text:p>
      <text:p text:style-name="P9"/>
      <text:p text:style-name="P2">.text</text:p>
      <text:p text:style-name="P2">main: <text:s text:c="2"/>addi $8, $0, 2</text:p>
      <text:p text:style-name="P9"/>
      <text:p text:style-name="P5"><text:s text:c="8"/><text:span text:style-name="T1">li $2, 4 </text:span></text:p>
      <text:p text:style-name="P5"><text:s text:c="8"/><text:span text:style-name="T1">la $4, msg1</text:span></text:p>
      <text:p text:style-name="P5"><text:s text:c="8"/><text:span text:style-name="T1">syscall</text:span></text:p>
      <text:p text:style-name="P5"><text:s text:c="8"/></text:p>
      <text:p text:style-name="P5"><text:s text:c="8"/><text:span text:style-name="T1">li $2, 4 </text:span></text:p>
      <text:p text:style-name="P5"><text:s text:c="8"/><text:span text:style-name="T1">la $4, msg3</text:span></text:p>
      <text:p text:style-name="P5"><text:s text:c="8"/><text:span text:style-name="T1">syscall</text:span></text:p>
      <text:p text:style-name="P5"><text:s text:c="8"/><text:span text:style-name="T1">j bmenor</text:span></text:p>
      <text:p text:style-name="P5"><text:s text:c="8"/></text:p>
      <text:p text:style-name="P2">bmenor: li $2, 5</text:p>
      <text:p text:style-name="P5"><text:s text:c="8"/><text:span text:style-name="T1">syscall</text:span></text:p>
      <text:p text:style-name="P5"><text:soft-page-break/><text:s text:c="8"/><text:span text:style-name="T1">add $10, $2, $0</text:span></text:p>
      <text:p text:style-name="P5"><text:s text:c="8"/></text:p>
      <text:p text:style-name="P5"><text:s text:c="8"/><text:span text:style-name="T1">bgt $10, $0, bmaior</text:span></text:p>
      <text:p text:style-name="P5"><text:s text:c="8"/><text:span text:style-name="T1">j end</text:span></text:p>
      <text:p text:style-name="P5"><text:s text:c="8"/></text:p>
      <text:p text:style-name="P2">bmaior: li $2, 4 </text:p>
      <text:p text:style-name="P5"><text:s text:c="8"/><text:span text:style-name="T1">la $4, msg2</text:span></text:p>
      <text:p text:style-name="P5"><text:s text:c="8"/><text:span text:style-name="T1">syscall</text:span></text:p>
      <text:p text:style-name="P9"/>
      <text:p text:style-name="P5"><text:s text:c="8"/><text:span text:style-name="T1">li $2, 5</text:span></text:p>
      <text:p text:style-name="P5"><text:s text:c="8"/><text:span text:style-name="T1">syscall</text:span></text:p>
      <text:p text:style-name="P5"><text:s text:c="8"/><text:span text:style-name="T1">add $11, $2, $0</text:span></text:p>
      <text:p text:style-name="P5"><text:s text:c="8"/></text:p>
      <text:p text:style-name="P5"><text:s text:c="8"/><text:span text:style-name="T1">bgt $11, $0, altura</text:span></text:p>
      <text:p text:style-name="P5"><text:s text:c="8"/><text:span text:style-name="T1">j end</text:span></text:p>
      <text:p text:style-name="P9"/>
      <text:p text:style-name="P2">altura: <text:s text:c="8"/>li $2, 4 </text:p>
      <text:p text:style-name="P5"><text:s text:c="8"/><text:span text:style-name="T1">la $4, msg4</text:span></text:p>
      <text:p text:style-name="P5"><text:s text:c="8"/><text:span text:style-name="T1">syscall</text:span></text:p>
      <text:p text:style-name="P9"/>
      <text:p text:style-name="P5"><text:s text:c="8"/><text:span text:style-name="T1">li $2, 5</text:span></text:p>
      <text:p text:style-name="P5"><text:s text:c="8"/><text:span text:style-name="T1">syscall</text:span></text:p>
      <text:p text:style-name="P5"><text:s text:c="8"/><text:span text:style-name="T1">add $12, $2, $0</text:span></text:p>
      <text:p text:style-name="P5"><text:s text:c="8"/><text:span text:style-name="T1">j calc</text:span></text:p>
      <text:p text:style-name="P5"><text:s text:c="8"/></text:p>
      <text:p text:style-name="P2">calc: <text:s text:c="2"/>add $20, $10, $11</text:p>
      <text:p text:style-name="P5"><text:s text:c="8"/><text:span text:style-name="T1">mult $20, $12</text:span></text:p>
      <text:p text:style-name="P5"><text:s text:c="8"/><text:span text:style-name="T1">mflo $21</text:span></text:p>
      <text:p text:style-name="P5"><text:s text:c="8"/><text:span text:style-name="T1">div $21, $8</text:span></text:p>
      <text:p text:style-name="P5"><text:s text:c="8"/><text:span text:style-name="T1">mflo $22</text:span></text:p>
      <text:p text:style-name="P5"><text:s text:c="8"/></text:p>
      <text:p text:style-name="P5"><text:s text:c="8"/><text:span text:style-name="T1">add $4, $0, $22</text:span></text:p>
      <text:p text:style-name="P5"><text:s text:c="8"/><text:span text:style-name="T1">addi $2, $0, 1 </text:span></text:p>
      <text:p text:style-name="P5"><text:s text:c="8"/><text:span text:style-name="T1">syscall </text:span></text:p>
      <text:p text:style-name="P5"><text:s text:c="8"/><text:span text:style-name="T1">j end</text:span></text:p>
      <text:p text:style-name="P9"/>
      <text:p text:style-name="P2">end: <text:s text:c="3"/>li $2, 4 </text:p>
      <text:p text:style-name="P5"><text:s text:c="8"/><text:span text:style-name="T1">la $4, msg5</text:span></text:p>
      <text:p text:style-name="P5"><text:s text:c="8"/><text:span text:style-name="T1">syscall</text:span></text:p>
      <text:p text:style-name="P3">======QUESTÃO 17======</text:p>
      <text:p text:style-name="P3"/>
      <text:p text:style-name="P3">======QUESTÃO 18======</text:p>
      <text:p text:style-name="P3">.data </text:p>
      <text:p text:style-name="P2">msg1: .asciiz "Digite o número que determina cada operação(10=Soma , 11 = Subtração , 12 = Multiplicação , 13 = Divisão): "</text:p>
      <text:p text:style-name="P2">msg2: .asciiz "Digite seu primeiro número: "</text:p>
      <text:p text:style-name="P2">msg3: .asciiz "Digite seu segundo número: "</text:p>
      <text:p text:style-name="P2">msg4: .asciiz " Seu programa acabou."</text:p>
      <text:p text:style-name="P9"/>
      <text:p text:style-name="P2">.text</text:p>
      <text:p text:style-name="P2">main: <text:s text:c="2"/>addi $10, $0, 10</text:p>
      <text:p text:style-name="P5"><text:s text:c="8"/><text:span text:style-name="T1">addi $11, $0, 11</text:span></text:p>
      <text:p text:style-name="P5"><text:s text:c="8"/><text:span text:style-name="T1">addi $12, $0, 12</text:span></text:p>
      <text:p text:style-name="P5"><text:s text:c="8"/><text:span text:style-name="T1">addi $13, $0, 13</text:span></text:p>
      <text:p text:style-name="P5"><text:s text:c="8"/></text:p>
      <text:p text:style-name="P5"><text:s text:c="8"/><text:span text:style-name="T1">li $2, 4 </text:span></text:p>
      <text:p text:style-name="P5"><text:s text:c="8"/><text:span text:style-name="T1">la $4, msg1</text:span></text:p>
      <text:p text:style-name="P5"><text:s text:c="8"/><text:span text:style-name="T1">syscall </text:span></text:p>
      <text:p text:style-name="P5"><text:s text:c="8"/></text:p>
      <text:p text:style-name="P5"><text:s text:c="8"/><text:span text:style-name="T1">li $2, 5</text:span></text:p>
      <text:p text:style-name="P5"><text:s text:c="8"/><text:span text:style-name="T1">syscall</text:span></text:p>
      <text:p text:style-name="P5"><text:s text:c="8"/><text:span text:style-name="T1">add $8, $2, $0</text:span></text:p>
      <text:p text:style-name="P5"><text:s text:c="8"/><text:span text:style-name="T1">j test</text:span></text:p>
      <text:p text:style-name="P5"><text:s text:c="8"/></text:p>
      <text:p text:style-name="P2">test: <text:s text:c="2"/>beq $8, $10, soma</text:p>
      <text:p text:style-name="P5"><text:s text:c="8"/><text:span text:style-name="T1">beq $8, $11, subtracao</text:span></text:p>
      <text:p text:style-name="P5"><text:s text:c="8"/><text:span text:style-name="T1">beq $8, $12, multiplicacao</text:span></text:p>
      <text:p text:style-name="P5"><text:s text:c="8"/><text:span text:style-name="T1">beq $8, $13, divisao</text:span></text:p>
      <text:p text:style-name="P5"><text:s text:c="8"/><text:span text:style-name="T1">j end</text:span></text:p>
      <text:p text:style-name="P5"><text:s text:c="8"/></text:p>
      <text:p text:style-name="P2">soma: <text:s text:c="2"/>li $2, 4 </text:p>
      <text:p text:style-name="P5"><text:s text:c="8"/><text:span text:style-name="T1">la $4, msg2</text:span></text:p>
      <text:p text:style-name="P5"><text:s text:c="8"/><text:span text:style-name="T1">syscall </text:span></text:p>
      <text:p text:style-name="P9"/>
      <text:p text:style-name="P5"><text:s text:c="8"/><text:span text:style-name="T1">li $2, 5</text:span></text:p>
      <text:p text:style-name="P5"><text:s text:c="8"/><text:span text:style-name="T1">syscall</text:span></text:p>
      <text:p text:style-name="P5"><text:s text:c="8"/><text:span text:style-name="T1">add $20, $2, $0</text:span></text:p>
      <text:p text:style-name="P5"><text:s text:c="8"/></text:p>
      <text:p text:style-name="P5"><text:s text:c="8"/><text:span text:style-name="T1">li $2, 4 </text:span></text:p>
      <text:p text:style-name="P5"><text:s text:c="8"/><text:span text:style-name="T1">la $4, msg3</text:span></text:p>
      <text:p text:style-name="P5"><text:s text:c="8"/><text:span text:style-name="T1">syscall </text:span></text:p>
      <text:p text:style-name="P5"><text:s text:c="8"/></text:p>
      <text:p text:style-name="P5"><text:s text:c="8"/><text:span text:style-name="T1">li $2, 5</text:span></text:p>
      <text:p text:style-name="P5"><text:s text:c="8"/><text:span text:style-name="T1">syscall</text:span></text:p>
      <text:p text:style-name="P5"><text:s text:c="8"/><text:span text:style-name="T1">add $21, $2, $0</text:span></text:p>
      <text:p text:style-name="P5"><text:s text:c="8"/></text:p>
      <text:p text:style-name="P5"><text:s text:c="8"/><text:span text:style-name="T1">add $22, $20, $21</text:span></text:p>
      <text:p text:style-name="P5"><text:s text:c="8"/></text:p>
      <text:p text:style-name="P5"><text:s text:c="8"/><text:span text:style-name="T1">add $4, $0, $22</text:span></text:p>
      <text:p text:style-name="P5"><text:s text:c="8"/><text:span text:style-name="T1">addi $2, $0, 1 </text:span></text:p>
      <text:p text:style-name="P5"><text:s text:c="8"/><text:span text:style-name="T1">syscall </text:span></text:p>
      <text:p text:style-name="P5"><text:s text:c="8"/><text:span text:style-name="T1">j end</text:span></text:p>
      <text:p text:style-name="P5"><text:s text:c="8"/></text:p>
      <text:p text:style-name="P2">subtracao: <text:s text:c="5"/>li $2, 4 </text:p>
      <text:p text:style-name="P5"><text:s text:c="8"/><text:span text:style-name="T1">la $4, msg2</text:span></text:p>
      <text:p text:style-name="P5"><text:s text:c="8"/><text:span text:style-name="T1">syscall </text:span></text:p>
      <text:p text:style-name="P9"/>
      <text:p text:style-name="P5"><text:s text:c="8"/><text:span text:style-name="T1">li $2, 5</text:span></text:p>
      <text:p text:style-name="P5"><text:s text:c="8"/><text:span text:style-name="T1">syscall</text:span></text:p>
      <text:p text:style-name="P5"><text:s text:c="8"/><text:span text:style-name="T1">add $20, $2, $0</text:span></text:p>
      <text:p text:style-name="P5"><text:s text:c="8"/></text:p>
      <text:p text:style-name="P5"><text:s text:c="8"/><text:span text:style-name="T1">li $2, 4 </text:span></text:p>
      <text:p text:style-name="P5"><text:s text:c="8"/><text:span text:style-name="T1">la $4, msg3</text:span></text:p>
      <text:p text:style-name="P5"><text:s text:c="8"/><text:span text:style-name="T1">syscall </text:span></text:p>
      <text:p text:style-name="P5"><text:s text:c="8"/></text:p>
      <text:p text:style-name="P5"><text:s text:c="8"/><text:span text:style-name="T1">li $2, 5</text:span></text:p>
      <text:p text:style-name="P5"><text:s text:c="8"/><text:span text:style-name="T1">syscall</text:span></text:p>
      <text:p text:style-name="P5"><text:s text:c="8"/><text:span text:style-name="T1">add $21, $2, $0</text:span></text:p>
      <text:p text:style-name="P5"><text:s text:c="8"/></text:p>
      <text:p text:style-name="P5"><text:s text:c="8"/><text:span text:style-name="T1">sub $22, $20, $21</text:span></text:p>
      <text:p text:style-name="P5"><text:s text:c="8"/></text:p>
      <text:p text:style-name="P5"><text:s text:c="8"/><text:span text:style-name="T1">add $4, $0, $22</text:span></text:p>
      <text:p text:style-name="P5"><text:s text:c="8"/><text:span text:style-name="T1">addi $2, $0, 1 </text:span></text:p>
      <text:p text:style-name="P5"><text:s text:c="8"/><text:span text:style-name="T1">syscall </text:span></text:p>
      <text:p text:style-name="P5"><text:s text:c="8"/><text:span text:style-name="T1">j end</text:span></text:p>
      <text:p text:style-name="P9"/>
      <text:p text:style-name="P2">multiplicacao: <text:s/>li $2, 4 </text:p>
      <text:p text:style-name="P5"><text:s text:c="16"/><text:span text:style-name="T1">la $4, msg2</text:span></text:p>
      <text:p text:style-name="P5"><text:s text:c="16"/><text:span text:style-name="T1">syscall </text:span></text:p>
      <text:p text:style-name="P9"/>
      <text:p text:style-name="P5"><text:s text:c="16"/><text:span text:style-name="T1">li $2, 5</text:span></text:p>
      <text:p text:style-name="P5"><text:s text:c="16"/><text:span text:style-name="T1">syscall</text:span></text:p>
      <text:p text:style-name="P5"><text:s text:c="16"/><text:span text:style-name="T1">add $20, $2, $0</text:span></text:p>
      <text:p text:style-name="P5"><text:s text:c="8"/></text:p>
      <text:p text:style-name="P5"><text:s text:c="16"/><text:span text:style-name="T1">li $2, 4 </text:span></text:p>
      <text:p text:style-name="P5"><text:s text:c="16"/><text:span text:style-name="T1">la $4, msg3</text:span></text:p>
      <text:p text:style-name="P5"><text:s text:c="16"/><text:span text:style-name="T1">syscall </text:span></text:p>
      <text:p text:style-name="P5"><text:s text:c="8"/></text:p>
      <text:p text:style-name="P5"><text:s text:c="16"/><text:span text:style-name="T1">li $2, 5</text:span></text:p>
      <text:p text:style-name="P5"><text:s text:c="16"/><text:span text:style-name="T1">syscall</text:span></text:p>
      <text:p text:style-name="P5"><text:s text:c="16"/><text:span text:style-name="T1">add $21, $2, $0</text:span></text:p>
      <text:p text:style-name="P5"><text:s text:c="16"/></text:p>
      <text:p text:style-name="P5"><text:s text:c="16"/><text:span text:style-name="T1">mult $21, $22</text:span></text:p>
      <text:p text:style-name="P5"><text:s text:c="16"/><text:span text:style-name="T1">mflo $22</text:span></text:p>
      <text:p text:style-name="P5"><text:s text:c="16"/></text:p>
      <text:p text:style-name="P5"><text:s text:c="16"/><text:span text:style-name="T1">add $4, $0, $22</text:span></text:p>
      <text:p text:style-name="P5"><text:s text:c="16"/><text:span text:style-name="T1">addi $2, $0, 1 </text:span></text:p>
      <text:p text:style-name="P5"><text:s text:c="16"/><text:span text:style-name="T1">syscall </text:span></text:p>
      <text:p text:style-name="P5"><text:s text:c="16"/><text:span text:style-name="T1">j end</text:span></text:p>
      <text:p text:style-name="P5"><text:s text:c="16"/></text:p>
      <text:p text:style-name="P2">divisao: <text:s text:c="7"/>li $2, 4 </text:p>
      <text:p text:style-name="P5"><text:s text:c="8"/><text:span text:style-name="T1">la $4, msg2</text:span></text:p>
      <text:p text:style-name="P5"><text:s text:c="8"/><text:span text:style-name="T1">syscall </text:span></text:p>
      <text:p text:style-name="P9"/>
      <text:p text:style-name="P5"><text:s text:c="8"/><text:span text:style-name="T1">li $2, 5</text:span></text:p>
      <text:p text:style-name="P5"><text:s text:c="8"/><text:span text:style-name="T1">syscall</text:span></text:p>
      <text:p text:style-name="P5"><text:s text:c="8"/><text:span text:style-name="T1">add $20, $2, $0</text:span></text:p>
      <text:p text:style-name="P5"><text:s text:c="8"/></text:p>
      <text:p text:style-name="P5"><text:s text:c="8"/><text:span text:style-name="T1">li $2, 4 </text:span></text:p>
      <text:p text:style-name="P5"><text:s text:c="8"/><text:span text:style-name="T1">la $4, msg3</text:span></text:p>
      <text:p text:style-name="P5"><text:s text:c="8"/><text:span text:style-name="T1">syscall </text:span></text:p>
      <text:p text:style-name="P5"><text:s text:c="8"/></text:p>
      <text:p text:style-name="P5"><text:s text:c="8"/><text:span text:style-name="T1">li $2, 5</text:span></text:p>
      <text:p text:style-name="P5"><text:s text:c="8"/><text:span text:style-name="T1">syscall</text:span></text:p>
      <text:p text:style-name="P5"><text:s text:c="8"/><text:span text:style-name="T1">add $21, $2, $0</text:span></text:p>
      <text:p text:style-name="P5"><text:s text:c="8"/></text:p>
      <text:p text:style-name="P5"><text:s text:c="8"/><text:span text:style-name="T1">div $20, $21</text:span></text:p>
      <text:p text:style-name="P5"><text:soft-page-break/><text:s text:c="8"/><text:span text:style-name="T1">mflo $22</text:span></text:p>
      <text:p text:style-name="P5"><text:s text:c="8"/></text:p>
      <text:p text:style-name="P5"><text:s text:c="8"/><text:span text:style-name="T1">add $4, $0, $22</text:span></text:p>
      <text:p text:style-name="P5"><text:s text:c="8"/><text:span text:style-name="T1">addi $2, $0, 1 </text:span></text:p>
      <text:p text:style-name="P5"><text:s text:c="8"/><text:span text:style-name="T1">syscall </text:span></text:p>
      <text:p text:style-name="P5"><text:s text:c="8"/><text:span text:style-name="T1">j end</text:span></text:p>
      <text:p text:style-name="P5"><text:s text:c="8"/></text:p>
      <text:p text:style-name="P2">end: <text:s text:c="3"/>li $2, 4 </text:p>
      <text:p text:style-name="P5"><text:s text:c="8"/><text:span text:style-name="T1">la $4, msg4</text:span></text:p>
      <text:p text:style-name="P5"><text:s text:c="8"/><text:span text:style-name="T1">syscall </text:span></text:p>
      <text:p text:style-name="P11"><text:span text:style-name="T2">======QUESTÃO 18======</text:span></text:p>
      <text:p text:style-name="P11"><text:span text:style-name="T2"/></text:p>
      <text:p text:style-name="P11"><text:span text:style-name="T2">======QUESTÃO 19======</text:span></text:p>
      <text:p text:style-name="P3">.data</text:p>
      <text:p text:style-name="P2">msg1: .asciiz "Coloque um número inteiro: "</text:p>
      <text:p text:style-name="P2">msg2: .asciiz "É divisível por 3! "</text:p>
      <text:p text:style-name="P2">msg3: .asciiz "É divisível por 5! "</text:p>
      <text:p text:style-name="P2">msg4: .asciiz "O programa acabou."</text:p>
      <text:p text:style-name="P9"/>
      <text:p text:style-name="P2">.text</text:p>
      <text:p text:style-name="P2">main: <text:s text:c="2"/>addi $8, $0, 3</text:p>
      <text:p text:style-name="P5"><text:s text:c="8"/><text:span text:style-name="T1">addi $9, $0, 5</text:span></text:p>
      <text:p text:style-name="P5"><text:s text:c="8"/></text:p>
      <text:p text:style-name="P5"><text:s text:c="8"/><text:span text:style-name="T1">li $2, 4 </text:span></text:p>
      <text:p text:style-name="P5"><text:s text:c="8"/><text:span text:style-name="T1">la $4, msg1</text:span></text:p>
      <text:p text:style-name="P5"><text:s text:c="8"/><text:span text:style-name="T1">syscall </text:span></text:p>
      <text:p text:style-name="P9"/>
      <text:p text:style-name="P5"><text:s text:c="8"/><text:span text:style-name="T1">li $2, 5</text:span></text:p>
      <text:p text:style-name="P5"><text:s text:c="8"/><text:span text:style-name="T1">syscall</text:span></text:p>
      <text:p text:style-name="P5"><text:s text:c="8"/><text:span text:style-name="T1">add $10, $2, $0</text:span></text:p>
      <text:p text:style-name="P5"><text:s text:c="8"/><text:span text:style-name="T1">j divtres</text:span></text:p>
      <text:p text:style-name="P9"/>
      <text:p text:style-name="P2">divtres: <text:s text:c="7"/>div $10, $8</text:p>
      <text:p text:style-name="P5"><text:s text:c="8"/><text:span text:style-name="T1">mfhi $11</text:span></text:p>
      <text:p text:style-name="P5"><text:s text:c="8"/><text:span text:style-name="T1">beq $0, $11, endtres</text:span></text:p>
      <text:p text:style-name="P5"><text:s text:c="8"/><text:span text:style-name="T1">j divcinco</text:span></text:p>
      <text:p text:style-name="P5"><text:s text:c="8"/></text:p>
      <text:p text:style-name="P2">divcinco: <text:s text:c="6"/>div $10, $9</text:p>
      <text:p text:style-name="P5"><text:s text:c="8"/><text:span text:style-name="T1">mfhi $12</text:span></text:p>
      <text:p text:style-name="P5"><text:s text:c="8"/><text:span text:style-name="T1">beq $0, $12, endcinco</text:span></text:p>
      <text:p text:style-name="P5"><text:s text:c="8"/><text:span text:style-name="T1">j end</text:span></text:p>
      <text:p text:style-name="P9"/>
      <text:p text:style-name="P2">endtres: <text:s text:c="7"/>li $2, 4 </text:p>
      <text:p text:style-name="P5"><text:s text:c="8"/><text:span text:style-name="T1">la $4, msg2</text:span></text:p>
      <text:p text:style-name="P5"><text:s text:c="8"/><text:span text:style-name="T1">syscall </text:span></text:p>
      <text:p text:style-name="P5"><text:s text:c="8"/><text:span text:style-name="T1">j end</text:span></text:p>
      <text:p text:style-name="P5"><text:s text:c="8"/></text:p>
      <text:p text:style-name="P2">endcinco: <text:s text:c="6"/>li $2, 4</text:p>
      <text:p text:style-name="P5"><text:s text:c="8"/><text:span text:style-name="T1">la $4, msg3</text:span></text:p>
      <text:p text:style-name="P5"><text:s text:c="8"/><text:span text:style-name="T1">syscall</text:span></text:p>
      <text:p text:style-name="P5"><text:s text:c="8"/><text:span text:style-name="T1">j end</text:span></text:p>
      <text:p text:style-name="P5"><text:s text:c="8"/></text:p>
      <text:p text:style-name="P2">end: <text:s text:c="3"/>li $2, 4</text:p>
      <text:p text:style-name="P5"><text:s text:c="8"/><text:span text:style-name="T1">la $4, msg4</text:span></text:p>
      <text:p text:style-name="P5"><text:s text:c="8"/><text:span text:style-name="T1">syscall</text:span></text:p>
      <text:p text:style-name="P11"><text:span text:style-name="T2">======QUESTÃO 19======</text:span></text:p>
      <text:p text:style-name="P11"><text:span text:style-name="T2"/></text:p>
      <text:p text:style-name="P11"><text:span text:style-name="T2">======QUESTÃO 20======</text:span></text:p>
      <text:p text:style-name="P3">.data</text:p>
      <text:p text:style-name="P2">msg1: .asciiz "Vamos calcular 3 valores e ver se podem formar um triangulo e qual triangulo! "</text:p>
      <text:p text:style-name="P2">msg2: .asciiz "Coloque o tamanho do primeiro lado do triangulo: "</text:p>
      <text:p text:style-name="P2">msg3: .asciiz "Coloque o tamanho do segundo lado do triangulo: "</text:p>
      <text:p text:style-name="P2">msg4: .asciiz "Coloque o tamanho do terceiro lado do triangulo: "</text:p>
      <text:p text:style-name="P2">msg5: .asciiz "Equilatero. "</text:p>
      <text:p text:style-name="P2">msg6: .asciiz "Isosceles. "</text:p>
      <text:p text:style-name="P2">msg7: .asciiz "Escaleno. "</text:p>
      <text:p text:style-name="P2">msg8: .asciiz "Inválido, os lados que você colocou não faz um triângulo."</text:p>
      <text:p text:style-name="P9"/>
      <text:p text:style-name="P2">.text</text:p>
      <text:p text:style-name="P2">main: <text:s text:c="2"/>li $2, 4 </text:p>
      <text:p text:style-name="P5"><text:s text:c="8"/><text:span text:style-name="T1">la $4, msg1</text:span></text:p>
      <text:p text:style-name="P5"><text:s text:c="8"/><text:span text:style-name="T1">syscall</text:span></text:p>
      <text:p text:style-name="P5"><text:s text:c="8"/></text:p>
      <text:p text:style-name="P5"><text:s text:c="8"/><text:span text:style-name="T1">li $2, 4 </text:span></text:p>
      <text:p text:style-name="P5"><text:s text:c="8"/><text:span text:style-name="T1">la $4, msg2</text:span></text:p>
      <text:p text:style-name="P5"><text:s text:c="8"/><text:span text:style-name="T1">syscall</text:span></text:p>
      <text:p text:style-name="P5"><text:s text:c="8"/></text:p>
      <text:p text:style-name="P5"><text:s text:c="8"/><text:span text:style-name="T1">li $2, 5</text:span></text:p>
      <text:p text:style-name="P5"><text:s text:c="8"/><text:span text:style-name="T1">syscall</text:span></text:p>
      <text:p text:style-name="P5"><text:s text:c="8"/><text:span text:style-name="T1">add $10, $0, $2</text:span></text:p>
      <text:p text:style-name="P5"><text:s text:c="8"/></text:p>
      <text:p text:style-name="P5"><text:s text:c="8"/><text:span text:style-name="T1">li $2, 4 </text:span></text:p>
      <text:p text:style-name="P5"><text:s text:c="8"/><text:span text:style-name="T1">la $4, msg3</text:span></text:p>
      <text:p text:style-name="P5"><text:s text:c="8"/><text:span text:style-name="T1">syscall</text:span></text:p>
      <text:p text:style-name="P5"><text:s text:c="8"/></text:p>
      <text:p text:style-name="P5"><text:s text:c="8"/><text:span text:style-name="T1">li $2, 5</text:span></text:p>
      <text:p text:style-name="P5"><text:s text:c="8"/><text:span text:style-name="T1">syscall</text:span></text:p>
      <text:p text:style-name="P5"><text:s text:c="8"/><text:span text:style-name="T1">add $11, $0, $2</text:span></text:p>
      <text:p text:style-name="P5"><text:s text:c="8"/></text:p>
      <text:p text:style-name="P5"><text:s text:c="8"/><text:span text:style-name="T1">li $2, 4 </text:span></text:p>
      <text:p text:style-name="P5"><text:s text:c="8"/><text:span text:style-name="T1">la $4, msg3</text:span></text:p>
      <text:p text:style-name="P5"><text:s text:c="8"/><text:span text:style-name="T1">syscall</text:span></text:p>
      <text:p text:style-name="P5"><text:s text:c="8"/></text:p>
      <text:p text:style-name="P5"><text:s text:c="8"/><text:span text:style-name="T1">li $2, 5</text:span></text:p>
      <text:p text:style-name="P5"><text:s text:c="8"/><text:span text:style-name="T1">syscall</text:span></text:p>
      <text:p text:style-name="P5"><text:s text:c="8"/><text:span text:style-name="T1">add $12, $0, $2</text:span></text:p>
      <text:p text:style-name="P5"><text:s text:c="8"/><text:span text:style-name="T1">j somas</text:span></text:p>
      <text:p text:style-name="P5"><text:s text:c="8"/></text:p>
      <text:p text:style-name="P2">somas: <text:s/>add $13, $10, $11</text:p>
      <text:p text:style-name="P5"><text:s text:c="8"/><text:span text:style-name="T1">add $14, $11, $12</text:span></text:p>
      <text:p text:style-name="P5"><text:s text:c="8"/><text:span text:style-name="T1">add $15, $10, $12</text:span></text:p>
      <text:p text:style-name="P9"/>
      <text:p text:style-name="P5"><text:s text:c="8"/><text:span text:style-name="T1">blt $10, $14, prox</text:span></text:p>
      <text:p text:style-name="P5"><text:s text:c="8"/><text:span text:style-name="T1">j end</text:span></text:p>
      <text:p text:style-name="P5"><text:s text:c="8"/></text:p>
      <text:p text:style-name="P2">prox: <text:s text:c="2"/>blt $11, $15, proxx</text:p>
      <text:p text:style-name="P5"><text:s text:c="8"/><text:span text:style-name="T1">j end</text:span></text:p>
      <text:p text:style-name="P5"><text:s text:c="8"/></text:p>
      <text:p text:style-name="P2">proxx: <text:s/>blt $12, $13, equi</text:p>
      <text:p text:style-name="P5"><text:s text:c="8"/><text:span text:style-name="T1">j end</text:span></text:p>
      <text:p text:style-name="P5"><text:s text:c="8"/></text:p>
      <text:p text:style-name="P2">equi: <text:s text:c="2"/>beq $10, $11, equii</text:p>
      <text:p text:style-name="P5"><text:s text:c="8"/><text:span text:style-name="T1">j isos</text:span></text:p>
      <text:p text:style-name="P5"><text:s text:c="8"/></text:p>
      <text:p text:style-name="P2">equii: <text:s/>beq $10, $12, equilatero</text:p>
      <text:p text:style-name="P5"><text:s text:c="8"/><text:span text:style-name="T1">j escaleno</text:span></text:p>
      <text:p text:style-name="P9"/>
      <text:p text:style-name="P2">equilatero: li $2, 4 </text:p>
      <text:p text:style-name="P5"><text:s text:c="8"/><text:span text:style-name="T1">la $4, msg5</text:span></text:p>
      <text:p text:style-name="P5"><text:s text:c="8"/><text:span text:style-name="T1">syscall</text:span></text:p>
      <text:p text:style-name="P5"><text:s text:c="8"/><text:span text:style-name="T1">j end</text:span></text:p>
      <text:p text:style-name="P5"><text:s text:c="8"/></text:p>
      <text:p text:style-name="P2">isos: <text:s text:c="2"/>beq $10, $12, isosceles</text:p>
      <text:p text:style-name="P5"><text:s text:c="8"/><text:span text:style-name="T1">j escaleno</text:span></text:p>
      <text:p text:style-name="P5"><text:s text:c="8"/></text:p>
      <text:p text:style-name="P2">isosceles: <text:s/>li $2, 4 </text:p>
      <text:p text:style-name="P5"><text:s text:c="8"/><text:span text:style-name="T1">la $4, msg6</text:span></text:p>
      <text:p text:style-name="P5"><text:s text:c="8"/><text:span text:style-name="T1">syscall</text:span></text:p>
      <text:p text:style-name="P5"><text:s text:c="8"/><text:span text:style-name="T1">j end</text:span></text:p>
      <text:p text:style-name="P9"/>
      <text:p text:style-name="P2">escaleno: <text:s text:c="6"/>li $2, 4 </text:p>
      <text:p text:style-name="P5"><text:s text:c="8"/><text:span text:style-name="T1">la $4, msg7</text:span></text:p>
      <text:p text:style-name="P5"><text:s text:c="8"/><text:span text:style-name="T1">syscall</text:span></text:p>
      <text:p text:style-name="P5"><text:s text:c="8"/></text:p>
      <text:p text:style-name="P2">end: <text:s text:c="3"/>li $2, 4 </text:p>
      <text:p text:style-name="P5"><text:s text:c="8"/><text:span text:style-name="T1">la $4, msg8</text:span></text:p>
      <text:p text:style-name="P5"><text:s text:c="8"/><text:span text:style-name="T1">syscall</text:span></text:p>
      <text:p text:style-name="P7"><text:span text:style-name="T1">======QUESTÃO 20======</text:span></text:p>
      <text:p text:style-name="P7"><text:span text:style-name="T1"/></text:p>
      <text:p text:style-name="P7"><text:span text:style-name="T1">======QUESTÃO 21======</text:span></text:p>
      <text:p text:style-name="P7"><text:span text:style-name="T1">.data </text:span></text:p>
      <text:p text:style-name="P7"><text:span text:style-name="T1">msg: .asciiz "Escolha uma das opçoes valor de 1 a 4: "</text:span></text:p>
      <text:p text:style-name="P7"><text:span text:style-name="T1">msg1: <text:s/>.asciiz "Digite o primeiro numero: "</text:span></text:p>
      <text:p text:style-name="P7"><text:span text:style-name="T1">msg2: <text:s/>.asciiz "Digite o segundo numero: "</text:span></text:p>
      <text:p text:style-name="P7"><text:span text:style-name="T1">.text </text:span></text:p>
      <text:p text:style-name="P7"><text:span text:style-name="T1"/></text:p>
      <text:p text:style-name="P7"><text:span text:style-name="T1">main:</text:span></text:p>
      <text:p text:style-name="P7"><text:span text:style-name="T1"><text:tab/>li $v0, 4 </text:span></text:p>
      <text:p text:style-name="P7"><text:span text:style-name="T1"><text:tab/>la <text:s/>$a0, msg1</text:span></text:p>
      <text:p text:style-name="P7"><text:span text:style-name="T1"><text:tab/>syscall </text:span></text:p>
      <text:p text:style-name="P7"><text:span text:style-name="T1"><text:tab/></text:span></text:p>
      <text:p text:style-name="P7"><text:span text:style-name="T1"><text:tab/>li $v0, 5 </text:span></text:p>
      <text:p text:style-name="P7"><text:span text:style-name="T1"><text:tab/>syscall </text:span></text:p>
      <text:p text:style-name="P7"><text:span text:style-name="T1"><text:tab/>move $8, $v0</text:span></text:p>
      <text:p text:style-name="P7"><text:span text:style-name="T1"/></text:p>
      <text:p text:style-name="P7"><text:span text:style-name="T1"><text:tab/>li $v0, 4 </text:span></text:p>
      <text:p text:style-name="P7"><text:soft-page-break/><text:span text:style-name="T1"><text:tab/>la <text:s/>$a0, msg2</text:span></text:p>
      <text:p text:style-name="P7"><text:span text:style-name="T1"><text:tab/>syscall </text:span></text:p>
      <text:p text:style-name="P7"><text:span text:style-name="T1"><text:tab/></text:span></text:p>
      <text:p text:style-name="P7"><text:span text:style-name="T1"><text:tab/>li $v0, 5 </text:span></text:p>
      <text:p text:style-name="P7"><text:span text:style-name="T1"><text:tab/>syscall </text:span></text:p>
      <text:p text:style-name="P7"><text:span text:style-name="T1"><text:tab/>move $9, $v0 </text:span></text:p>
      <text:p text:style-name="P7"><text:span text:style-name="T1"><text:tab/></text:span></text:p>
      <text:p text:style-name="P7"><text:span text:style-name="T1"><text:tab/>li $v0, 4</text:span></text:p>
      <text:p text:style-name="P7"><text:span text:style-name="T1"><text:tab/>la $a0, msg </text:span></text:p>
      <text:p text:style-name="P7"><text:span text:style-name="T1"><text:tab/>syscall </text:span></text:p>
      <text:p text:style-name="P7"><text:span text:style-name="T1"><text:tab/></text:span></text:p>
      <text:p text:style-name="P7"><text:span text:style-name="T1"><text:tab/>li $v0, 5 </text:span></text:p>
      <text:p text:style-name="P7"><text:span text:style-name="T1"><text:tab/>syscall</text:span></text:p>
      <text:p text:style-name="P7"><text:span text:style-name="T1"><text:tab/>move $10, $v0</text:span></text:p>
      <text:p text:style-name="P7"><text:span text:style-name="T1"><text:tab/></text:span></text:p>
      <text:p text:style-name="P7"><text:span text:style-name="T1"><text:tab/>addi $11, $0, 1 </text:span></text:p>
      <text:p text:style-name="P7"><text:span text:style-name="T1"><text:tab/>addi $12, $0, 2 </text:span></text:p>
      <text:p text:style-name="P7"><text:span text:style-name="T1"><text:tab/>addi $13, $0, 3 </text:span></text:p>
      <text:p text:style-name="P7"><text:span text:style-name="T1"><text:tab/>addi $14, $0, 4</text:span></text:p>
      <text:p text:style-name="P7"><text:span text:style-name="T1"><text:tab/></text:span></text:p>
      <text:p text:style-name="P7"><text:span text:style-name="T1"><text:tab/>beq $10, $11, else </text:span></text:p>
      <text:p text:style-name="P7"><text:span text:style-name="T1"><text:tab/>j out1 <text:s/></text:span></text:p>
      <text:p text:style-name="P7"><text:span text:style-name="T1"><text:tab/>else:</text:span></text:p>
      <text:p text:style-name="P7"><text:span text:style-name="T1"><text:tab/>add $15, $8, $9 </text:span></text:p>
      <text:p text:style-name="P7"><text:span text:style-name="T1"><text:tab/>j exit </text:span></text:p>
      <text:p text:style-name="P7"><text:span text:style-name="T1"><text:tab/></text:span></text:p>
      <text:p text:style-name="P7"><text:span text:style-name="T1"><text:tab/>out1:</text:span></text:p>
      <text:p text:style-name="P7"><text:span text:style-name="T1"><text:tab/><text:tab/>beq $10, $12, else1 </text:span></text:p>
      <text:p text:style-name="P7"><text:span text:style-name="T1"><text:tab/><text:tab/>j out2 </text:span></text:p>
      <text:p text:style-name="P7"><text:span text:style-name="T1">else1: </text:span></text:p>
      <text:p text:style-name="P7"><text:span text:style-name="T1"><text:tab/>subu $15, $8, $9</text:span></text:p>
      <text:p text:style-name="P7"><text:span text:style-name="T1"><text:tab/>j exit <text:s/></text:span></text:p>
      <text:p text:style-name="P7"><text:span text:style-name="T1">out2:</text:span></text:p>
      <text:p text:style-name="P7"><text:span text:style-name="T1"><text:tab/>beq $10, $13, else3</text:span></text:p>
      <text:p text:style-name="P7"><text:span text:style-name="T1"><text:tab/>j out3 </text:span></text:p>
      <text:p text:style-name="P7"><text:span text:style-name="T1"/></text:p>
      <text:p text:style-name="P7"><text:span text:style-name="T1">else3: </text:span></text:p>
      <text:p text:style-name="P7"><text:span text:style-name="T1"><text:tab/>mult $8, $9 </text:span></text:p>
      <text:p text:style-name="P7"><text:span text:style-name="T1"><text:tab/>mflo $15 </text:span></text:p>
      <text:p text:style-name="P7"><text:span text:style-name="T1"><text:tab/>j exit </text:span></text:p>
      <text:p text:style-name="P7"><text:span text:style-name="T1"><text:tab/></text:span></text:p>
      <text:p text:style-name="P7"><text:span text:style-name="T1">out3:</text:span></text:p>
      <text:p text:style-name="P7"><text:span text:style-name="T1"><text:tab/>beq $10, $14, else4 </text:span></text:p>
      <text:p text:style-name="P7"><text:span text:style-name="T1"><text:tab/>j exit </text:span></text:p>
      <text:p text:style-name="P7"><text:span text:style-name="T1"><text:tab/></text:span></text:p>
      <text:p text:style-name="P7"><text:span text:style-name="T1">else4: </text:span></text:p>
      <text:p text:style-name="P7"><text:span text:style-name="T1"><text:tab/>beq $9, $zero, else5</text:span></text:p>
      <text:p text:style-name="P7"><text:span text:style-name="T1"><text:tab/>j exit </text:span></text:p>
      <text:p text:style-name="P7"><text:span text:style-name="T1">else5: </text:span></text:p>
      <text:p text:style-name="P7"><text:span text:style-name="T1"><text:tab/>div $8, $9 </text:span></text:p>
      <text:p text:style-name="P7"><text:span text:style-name="T1"><text:tab/></text:span></text:p>
      <text:p text:style-name="P7"><text:span text:style-name="T1">exit: </text:span></text:p>
      <text:p text:style-name="P7"><text:span text:style-name="T1">======QUESTÃO 21======</text:span></text:p>
      <text:p text:style-name="P7"><text:span text:style-name="T1"/></text:p>
      <text:p text:style-name="P7"><text:span text:style-name="T1">======QUESTÃO 22======</text:span></text:p>
      <text:p text:style-name="P7"><text:span text:style-name="T1">.data </text:span></text:p>
      <text:p text:style-name="P7"><text:span text:style-name="T1">msg1: <text:s/>.asciiz "Digite sua idade: "</text:span></text:p>
      <text:p text:style-name="P7"><text:span text:style-name="T1">msg2: <text:s/>.asciiz "Digite o tempo de serviço: "</text:span></text:p>
      <text:p text:style-name="P7"><text:span text:style-name="T1">msg3: <text:s/>.asciiz "Pode se aposentar! "</text:span></text:p>
      <text:p text:style-name="P7"><text:span text:style-name="T1">.text </text:span></text:p>
      <text:p text:style-name="P7"><text:span text:style-name="T1"/></text:p>
      <text:p text:style-name="P7"><text:span text:style-name="T1">main:</text:span></text:p>
      <text:p text:style-name="P7"><text:span text:style-name="T1"><text:tab/>li $v0, 4 </text:span></text:p>
      <text:p text:style-name="P7"><text:span text:style-name="T1"><text:tab/>la <text:s/>$a0, msg1</text:span></text:p>
      <text:p text:style-name="P7"><text:span text:style-name="T1"><text:tab/>syscall </text:span></text:p>
      <text:p text:style-name="P7"><text:span text:style-name="T1"><text:tab/></text:span></text:p>
      <text:p text:style-name="P7"><text:span text:style-name="T1"><text:tab/>li $v0, 5 </text:span></text:p>
      <text:p text:style-name="P7"><text:span text:style-name="T1"><text:tab/>syscall </text:span></text:p>
      <text:p text:style-name="P7"><text:span text:style-name="T1"><text:tab/>move $8, $v0</text:span></text:p>
      <text:p text:style-name="P7"><text:span text:style-name="T1"/></text:p>
      <text:p text:style-name="P7"><text:span text:style-name="T1"><text:tab/>li $v0, 4 </text:span></text:p>
      <text:p text:style-name="P7"><text:span text:style-name="T1"><text:tab/>la <text:s/>$a0, msg2</text:span></text:p>
      <text:p text:style-name="P7"><text:span text:style-name="T1"><text:tab/>syscall </text:span></text:p>
      <text:p text:style-name="P7"><text:span text:style-name="T1"><text:tab/></text:span></text:p>
      <text:p text:style-name="P7"><text:span text:style-name="T1"><text:tab/>li $v0, 5 </text:span></text:p>
      <text:p text:style-name="P7"><text:span text:style-name="T1"><text:tab/>syscall </text:span></text:p>
      <text:p text:style-name="P7"><text:span text:style-name="T1"><text:tab/>move $9, $v0 </text:span></text:p>
      <text:p text:style-name="P7"><text:span text:style-name="T1"><text:tab/></text:span></text:p>
      <text:p text:style-name="P7"><text:span text:style-name="T1"><text:tab/>addi $15, $0, 65 </text:span></text:p>
      <text:p text:style-name="P7"><text:span text:style-name="T1"><text:tab/>beq $8, $15, else</text:span></text:p>
      <text:p text:style-name="P7"><text:span text:style-name="T1"><text:tab/>j out </text:span></text:p>
      <text:p text:style-name="P7"><text:span text:style-name="T1"><text:tab/></text:span></text:p>
      <text:p text:style-name="P7"><text:span text:style-name="T1"><text:tab/>else: </text:span></text:p>
      <text:p text:style-name="P7"><text:span text:style-name="T1"><text:tab/>li $v0, 4 </text:span></text:p>
      <text:p text:style-name="P7"><text:span text:style-name="T1"><text:tab/>la <text:s/>$a0, msg3</text:span></text:p>
      <text:p text:style-name="P7"><text:span text:style-name="T1"><text:tab/>syscall </text:span></text:p>
      <text:p text:style-name="P7"><text:span text:style-name="T1"><text:tab/>j exit </text:span></text:p>
      <text:p text:style-name="P7"><text:span text:style-name="T1">out: </text:span></text:p>
      <text:p text:style-name="P7"><text:span text:style-name="T1">addi $14, $0, 30 </text:span></text:p>
      <text:p text:style-name="P7"><text:span text:style-name="T1">bge $9, $14, else5</text:span></text:p>
      <text:p text:style-name="P7"><text:span text:style-name="T1">j out1 </text:span></text:p>
      <text:p text:style-name="P7"><text:span text:style-name="T1">else5:</text:span></text:p>
      <text:p text:style-name="P7"><text:span text:style-name="T1"><text:tab/>li $v0, 4 </text:span></text:p>
      <text:p text:style-name="P7"><text:span text:style-name="T1"><text:tab/>la <text:s/>$a0, msg3</text:span></text:p>
      <text:p text:style-name="P7"><text:span text:style-name="T1"><text:tab/>syscall </text:span></text:p>
      <text:p text:style-name="P7"><text:span text:style-name="T1"><text:tab/>j exit </text:span></text:p>
      <text:p text:style-name="P7"><text:span text:style-name="T1">out1:</text:span></text:p>
      <text:p text:style-name="P7"><text:span text:style-name="T1"><text:tab/><text:tab/>addi $13, $0, 60 </text:span></text:p>
      <text:p text:style-name="P7"><text:span text:style-name="T1"><text:tab/><text:tab/>bge $8, $13, else1</text:span></text:p>
      <text:p text:style-name="P7"><text:span text:style-name="T1"><text:tab/><text:tab/>j exit </text:span></text:p>
      <text:p text:style-name="P7"><text:span text:style-name="T1">else1: <text:tab/></text:span></text:p>
      <text:p text:style-name="P7"><text:span text:style-name="T1"><text:tab/>addi $12, $0, 25 </text:span></text:p>
      <text:p text:style-name="P7"><text:span text:style-name="T1"><text:tab/>bge $9, $12, else2</text:span></text:p>
      <text:p text:style-name="P7"><text:span text:style-name="T1"><text:tab/>j exit</text:span></text:p>
      <text:p text:style-name="P7"><text:span text:style-name="T1">else2: </text:span></text:p>
      <text:p text:style-name="P7"><text:span text:style-name="T1"><text:tab/>li $v0, 4 </text:span></text:p>
      <text:p text:style-name="P7"><text:span text:style-name="T1"><text:tab/>la <text:s/>$a0, msg3</text:span></text:p>
      <text:p text:style-name="P7"><text:span text:style-name="T1"><text:tab/>syscall</text:span></text:p>
      <text:p text:style-name="P7"><text:span text:style-name="T1"><text:tab/>j exit</text:span></text:p>
      <text:p text:style-name="P7"><text:span text:style-name="T1"><text:tab/></text:span></text:p>
      <text:p text:style-name="P7"><text:span text:style-name="T1"/></text:p>
      <text:p text:style-name="P7"><text:span text:style-name="T1">exit: </text:span></text:p>
      <text:p text:style-name="P7"><text:span text:style-name="T1">======QUESTÃO 22======</text:span></text:p>
      <text:p text:style-name="P7"><text:span text:style-name="T1"/></text:p>
      <text:p text:style-name="P7"><text:span text:style-name="T1">======QUESTÃO 23======</text:span></text:p>
      <text:p text:style-name="P7"><text:span text:style-name="T1">.data</text:span></text:p>
      <text:p text:style-name="P7"><text:span text:style-name="T1">msg: .asciiz "O ano eh bissexto"</text:span></text:p>
      <text:p text:style-name="P7"><text:span text:style-name="T1">msg1: .asciiz "O ano n eh bissexto"</text:span></text:p>
      <text:p text:style-name="P7"><text:span text:style-name="T1">.text</text:span></text:p>
      <text:p text:style-name="P7"><text:span text:style-name="T1">main:<text:tab/></text:span></text:p>
      <text:p text:style-name="P7"><text:span text:style-name="T1"><text:tab/>li $v0, 5</text:span></text:p>
      <text:p text:style-name="P7"><text:span text:style-name="T1"><text:tab/>syscall</text:span></text:p>
      <text:p text:style-name="P7"><text:span text:style-name="T1"><text:tab/></text:span></text:p>
      <text:p text:style-name="P7"><text:span text:style-name="T1"><text:tab/>move $8, $v0</text:span></text:p>
      <text:p text:style-name="P7"><text:span text:style-name="T1"><text:tab/></text:span></text:p>
      <text:p text:style-name="P7"><text:span text:style-name="T1"><text:tab/>addi $9, $0, 400</text:span></text:p>
      <text:p text:style-name="P7"><text:span text:style-name="T1"><text:tab/>div $8, $9</text:span></text:p>
      <text:p text:style-name="P7"><text:span text:style-name="T1"><text:tab/></text:span></text:p>
      <text:p text:style-name="P7"><text:span text:style-name="T1"><text:tab/>mfhi $10</text:span></text:p>
      <text:p text:style-name="P7"><text:span text:style-name="T1"><text:tab/>beqz $10, else</text:span></text:p>
      <text:p text:style-name="P7"><text:span text:style-name="T1"><text:tab/>j out</text:span></text:p>
      <text:p text:style-name="P7"><text:span text:style-name="T1"><text:tab/></text:span></text:p>
      <text:p text:style-name="P7"><text:span text:style-name="T1"><text:tab/>else:</text:span></text:p>
      <text:p text:style-name="P7"><text:span text:style-name="T1"><text:tab/>addi $12, $0, 100 </text:span></text:p>
      <text:p text:style-name="P7"><text:span text:style-name="T1"><text:tab/>div $8, $12 </text:span></text:p>
      <text:p text:style-name="P7"><text:span text:style-name="T1"><text:tab/>mfhi $10 </text:span></text:p>
      <text:p text:style-name="P7"><text:span text:style-name="T1"><text:tab/>beqz $10, mate <text:s/></text:span></text:p>
      <text:p text:style-name="P7"><text:span text:style-name="T1"><text:tab/>j out</text:span></text:p>
      <text:p text:style-name="P7"><text:span text:style-name="T1"><text:tab/></text:span></text:p>
      <text:p text:style-name="P7"><text:span text:style-name="T1"><text:tab/>out: </text:span></text:p>
      <text:p text:style-name="P7"><text:span text:style-name="T1"><text:tab/>addi $11, $0, 4 </text:span></text:p>
      <text:p text:style-name="P7"><text:span text:style-name="T1"><text:tab/>div $8, $11 </text:span></text:p>
      <text:p text:style-name="P7"><text:span text:style-name="T1"><text:tab/>mfhi $10 </text:span></text:p>
      <text:p text:style-name="P7"><text:span text:style-name="T1"><text:tab/>beqz $10, else2</text:span></text:p>
      <text:p text:style-name="P7"><text:span text:style-name="T1"><text:tab/>j mate</text:span></text:p>
      <text:p text:style-name="P7"><text:span text:style-name="T1"><text:tab/></text:span></text:p>
      <text:p text:style-name="P7"><text:span text:style-name="T1"><text:tab/></text:span></text:p>
      <text:p text:style-name="P7"><text:span text:style-name="T1"><text:tab/>else2:</text:span></text:p>
      <text:p text:style-name="P7"><text:span text:style-name="T1"><text:tab/> li $v0, 4 </text:span></text:p>
      <text:p text:style-name="P7"><text:span text:style-name="T1"><text:tab/> la $a0, msg </text:span></text:p>
      <text:p text:style-name="P7"><text:span text:style-name="T1"><text:tab/> syscall <text:s/></text:span></text:p>
      <text:p text:style-name="P7"><text:span text:style-name="T1"><text:tab/> j exit </text:span></text:p>
      <text:p text:style-name="P7"><text:span text:style-name="T1"><text:tab/>mate:</text:span></text:p>
      <text:p text:style-name="P7"><text:span text:style-name="T1"><text:tab/> li $v0, 4 </text:span></text:p>
      <text:p text:style-name="P7"><text:span text:style-name="T1"><text:s text:c="5"/>la $a0, msg1</text:span></text:p>
      <text:p text:style-name="P7"><text:span text:style-name="T1"><text:tab/> syscall <text:s/></text:span></text:p>
      <text:p text:style-name="P7"><text:span text:style-name="T1"><text:tab/> j exit</text:span></text:p>
      <text:p text:style-name="P7"><text:span text:style-name="T1"><text:tab/></text:span></text:p>
      <text:p text:style-name="P7"><text:soft-page-break/><text:span text:style-name="T1"><text:tab/>exit:</text:span></text:p>
      <text:p text:style-name="P7"><text:span text:style-name="T1">======QUESTÃO 23======</text:span></text:p>
      <text:p text:style-name="P7"><text:span text:style-name="T1"/></text:p>
      <text:p text:style-name="P7"><text:span text:style-name="T1">======QUESTÃO 24======</text:span></text:p>
      <text:p text:style-name="P3">.data</text:p>
      <text:p text:style-name="P2">msg: .asciiz "Digite seu Estado: "</text:p>
      <text:p text:style-name="P2">.text </text:p>
      <text:p text:style-name="P9"/>
      <text:p text:style-name="P2">main: </text:p>
      <text:p text:style-name="P5"><text:s text:c="8"/><text:span text:style-name="T1">addi $15, $0, 100 </text:span></text:p>
      <text:p text:style-name="P5"><text:s text:c="8"/><text:span text:style-name="T1">li $v0, 4 </text:span></text:p>
      <text:p text:style-name="P5"><text:s text:c="8"/><text:span text:style-name="T1">la $a0, msg </text:span></text:p>
      <text:p text:style-name="P5"><text:s text:c="8"/><text:span text:style-name="T1">syscall </text:span></text:p>
      <text:p text:style-name="P5"><text:s text:c="8"/></text:p>
      <text:p text:style-name="P5"><text:s text:c="4"/><text:span text:style-name="T1">li $v0, 5</text:span></text:p>
      <text:p text:style-name="P5"><text:s text:c="4"/><text:span text:style-name="T1">syscall</text:span></text:p>
      <text:p text:style-name="P5"><text:s text:c="4"/><text:span text:style-name="T1">move $8, $v0</text:span></text:p>
      <text:p text:style-name="P5"><text:s text:c="4"/></text:p>
      <text:p text:style-name="P5"><text:s text:c="4"/><text:span text:style-name="T1">li $v0, 5</text:span></text:p>
      <text:p text:style-name="P5"><text:s text:c="4"/><text:span text:style-name="T1">syscall</text:span></text:p>
      <text:p text:style-name="P5"><text:s text:c="4"/><text:span text:style-name="T1">move $13, $v0 </text:span></text:p>
      <text:p text:style-name="P5"><text:s text:c="4"/></text:p>
      <text:p text:style-name="P5"><text:s text:c="4"/></text:p>
      <text:p text:style-name="P5"><text:s text:c="4"/><text:span text:style-name="T1">addi $9, $0, 1 <text:s/></text:span></text:p>
      <text:p text:style-name="P5"><text:s text:c="4"/><text:span text:style-name="T1">addi $10, $0, 2</text:span></text:p>
      <text:p text:style-name="P5"><text:s text:c="4"/><text:span text:style-name="T1">addi $11, $0,3</text:span></text:p>
      <text:p text:style-name="P5"><text:s text:c="4"/><text:span text:style-name="T1">addi $12, $0, 4</text:span></text:p>
      <text:p text:style-name="P5"><text:s text:c="4"/></text:p>
      <text:p text:style-name="P5"><text:s text:c="4"/><text:span text:style-name="T1">beq $8, $9, mg</text:span></text:p>
      <text:p text:style-name="P5"><text:s text:c="4"/><text:span text:style-name="T1">j out</text:span></text:p>
      <text:p text:style-name="P2">mg:</text:p>
      <text:p text:style-name="P5"><text:s text:c="8"/><text:span text:style-name="T1">addi $14, $0, 7</text:span></text:p>
      <text:p text:style-name="P5"><text:s text:c="8"/><text:span text:style-name="T1">mult $13, $14 </text:span></text:p>
      <text:p text:style-name="P5"><text:s text:c="8"/><text:span text:style-name="T1">mflo $16 </text:span></text:p>
      <text:p text:style-name="P5"><text:s text:c="8"/><text:span text:style-name="T1">div $16,$15 </text:span></text:p>
      <text:p text:style-name="P5"><text:s text:c="8"/><text:span text:style-name="T1">mflo $16</text:span></text:p>
      <text:p text:style-name="P5"><text:s text:c="8"/><text:span text:style-name="T1">add $20, $16,$13</text:span></text:p>
      <text:p text:style-name="P5"><text:s text:c="8"/><text:span text:style-name="T1">j exit </text:span></text:p>
      <text:p text:style-name="P9"/>
      <text:p text:style-name="P2">out:</text:p>
      <text:p text:style-name="P5"><text:s text:c="8"/><text:span text:style-name="T1">beq $8, $10, sp </text:span></text:p>
      <text:p text:style-name="P5"><text:s text:c="8"/><text:span text:style-name="T1">j out1</text:span></text:p>
      <text:p text:style-name="P2">sp:</text:p>
      <text:p text:style-name="P5"><text:s text:c="8"/><text:span text:style-name="T1">addi $14, $0, 12</text:span></text:p>
      <text:p text:style-name="P5"><text:s text:c="8"/><text:span text:style-name="T1">mult $13, $14 </text:span></text:p>
      <text:p text:style-name="P5"><text:s text:c="8"/><text:span text:style-name="T1">mflo $16 </text:span></text:p>
      <text:p text:style-name="P5"><text:s text:c="8"/><text:span text:style-name="T1">div $16,$15 </text:span></text:p>
      <text:p text:style-name="P5"><text:s text:c="8"/><text:span text:style-name="T1">mflo $16</text:span></text:p>
      <text:p text:style-name="P5"><text:s text:c="8"/><text:span text:style-name="T1">add $20, $16,$13</text:span></text:p>
      <text:p text:style-name="P5"><text:s text:c="8"/></text:p>
      <text:p text:style-name="P5"><text:s text:c="4"/><text:span text:style-name="T1">add $4, $20, $0</text:span></text:p>
      <text:p text:style-name="P5"><text:s text:c="4"/><text:span text:style-name="T1">addi $2, $0, 1</text:span></text:p>
      <text:p text:style-name="P5"><text:s text:c="4"/><text:span text:style-name="T1">syscall</text:span></text:p>
      <text:p text:style-name="P5"><text:s text:c="4"/><text:span text:style-name="T1">j exit</text:span></text:p>
      <text:p text:style-name="P5"><text:s text:c="4"/></text:p>
      <text:p text:style-name="P2">out1: </text:p>
      <text:p text:style-name="P5"><text:s text:c="8"/><text:span text:style-name="T1">beq $8, $11, rj </text:span></text:p>
      <text:p text:style-name="P5"><text:s text:c="8"/><text:span text:style-name="T1">j out2 <text:s/></text:span></text:p>
      <text:p text:style-name="P2">rj:</text:p>
      <text:p text:style-name="P5"><text:s text:c="8"/><text:span text:style-name="T1">addi $14, $0, 15</text:span></text:p>
      <text:p text:style-name="P5"><text:s text:c="8"/><text:span text:style-name="T1">mult $13, $14 </text:span></text:p>
      <text:p text:style-name="P5"><text:s text:c="8"/><text:span text:style-name="T1">mflo $16 </text:span></text:p>
      <text:p text:style-name="P5"><text:s text:c="8"/><text:span text:style-name="T1">div $16,$15 </text:span></text:p>
      <text:p text:style-name="P5"><text:s text:c="8"/><text:span text:style-name="T1">mflo $16</text:span></text:p>
      <text:p text:style-name="P5"><text:s text:c="8"/><text:span text:style-name="T1">add $20, $16,$13 <text:s text:c="3"/></text:span></text:p>
      <text:p text:style-name="P5"><text:s text:c="8"/><text:span text:style-name="T1">j exit</text:span></text:p>
      <text:p text:style-name="P9"/>
      <text:p text:style-name="P2">out2: </text:p>
      <text:p text:style-name="P5"><text:s text:c="8"/><text:span text:style-name="T1">beq $8, $12, ms</text:span></text:p>
      <text:p text:style-name="P5"><text:s text:c="8"/><text:span text:style-name="T1">j exit </text:span></text:p>
      <text:p text:style-name="P5"><text:s text:c="8"/></text:p>
      <text:p text:style-name="P2">ms:</text:p>
      <text:p text:style-name="P5"><text:s text:c="8"/><text:span text:style-name="T1">addi $14, $0, 8</text:span></text:p>
      <text:p text:style-name="P5"><text:s text:c="8"/><text:span text:style-name="T1">mult $13, $14 </text:span></text:p>
      <text:p text:style-name="P5"><text:s text:c="8"/><text:span text:style-name="T1">mflo $16 </text:span></text:p>
      <text:p text:style-name="P5"><text:s text:c="8"/><text:span text:style-name="T1">div $16,$15 </text:span></text:p>
      <text:p text:style-name="P5"><text:s text:c="8"/><text:span text:style-name="T1">mflo $16</text:span></text:p>
      <text:p text:style-name="P5"><text:s text:c="8"/><text:span text:style-name="T1">add $20, $16,$13 <text:s text:c="3"/></text:span></text:p>
      <text:p text:style-name="P5"><text:s text:c="8"/><text:span text:style-name="T1">j exit</text:span></text:p>
      <text:p text:style-name="P9"/>
      <text:p text:style-name="P9"/>
      <text:p text:style-name="P2">exit: </text:p>
      <text:p text:style-name="P11"><text:span text:style-name="T2">======QUESTÃO 24======</text:span></text:p>
      <text:p text:style-name="P11"><text:span text:style-name="T2"/></text:p>
      <text:p text:style-name="P11"><text:span text:style-name="T2">======QUESTÃO 25======</text:span></text:p>
      <text:p text:style-name="P3">.data</text:p>
      <text:p text:style-name="P9"/>
      <text:p text:style-name="P2">msg: <text:s/>.asciiz "Venda o Carro"</text:p>
      <text:p text:style-name="P2">msg1: .asciiz "Economico"</text:p>
      <text:p text:style-name="P2">msg2: .asciiz "Super Economico"</text:p>
      <text:p text:style-name="P2">.text</text:p>
      <text:p text:style-name="P2">main: addi $10, $0, 8</text:p>
      <text:p text:style-name="P5"><text:s text:c="6"/><text:span text:style-name="T1">addi $11, $0, 12</text:span></text:p>
      <text:p text:style-name="P9"/>
      <text:p text:style-name="P5"><text:s text:c="6"/><text:span text:style-name="T1">li $v0, 5</text:span></text:p>
      <text:p text:style-name="P5"><text:s text:c="6"/><text:span text:style-name="T1">syscall</text:span></text:p>
      <text:p text:style-name="P5"><text:s text:c="6"/><text:span text:style-name="T1">move $8, $v0</text:span></text:p>
      <text:p text:style-name="P5"><text:s text:c="6"/></text:p>
      <text:p text:style-name="P5"><text:s text:c="6"/><text:span text:style-name="T1">li $v0, 5</text:span></text:p>
      <text:p text:style-name="P5"><text:s text:c="6"/><text:span text:style-name="T1">syscall</text:span></text:p>
      <text:p text:style-name="P5"><text:s text:c="6"/><text:span text:style-name="T1">move $9, $v0</text:span></text:p>
      <text:p text:style-name="P5"><text:s text:c="5"/></text:p>
      <text:p text:style-name="P5"><text:s text:c="6"/><text:span text:style-name="T1">div $8, $9</text:span></text:p>
      <text:p text:style-name="P5"><text:s text:c="6"/><text:span text:style-name="T1">mflo $15</text:span></text:p>
      <text:p text:style-name="P5"><text:s text:c="7"/></text:p>
      <text:p text:style-name="P5"><text:s text:c="6"/><text:span text:style-name="T1">blt $15, $10, venda</text:span></text:p>
      <text:p text:style-name="P5"><text:s text:c="6"/><text:span text:style-name="T1">j out</text:span></text:p>
      <text:p text:style-name="P5"><text:s text:c="5"/></text:p>
      <text:p text:style-name="P5"><text:s text:c="6"/><text:span text:style-name="T1">out:</text:span></text:p>
      <text:p text:style-name="P5"><text:s text:c="6"/><text:span text:style-name="T1">bge $15, $10, ult</text:span></text:p>
      <text:p text:style-name="P5"><text:s text:c="6"/><text:span text:style-name="T1">j ult</text:span></text:p>
      <text:p text:style-name="P5"><text:s text:c="5"/></text:p>
      <text:p text:style-name="P5"><text:s text:c="6"/><text:span text:style-name="T1">ult:</text:span></text:p>
      <text:p text:style-name="P5"><text:s text:c="6"/><text:span text:style-name="T1">ble $15, $11, econo</text:span></text:p>
      <text:p text:style-name="P5"><text:s text:c="6"/><text:span text:style-name="T1">j olt</text:span></text:p>
      <text:p text:style-name="P5"><text:s text:c="5"/></text:p>
      <text:p text:style-name="P5"><text:s text:c="6"/><text:span text:style-name="T1">olt:</text:span></text:p>
      <text:p text:style-name="P5"><text:s text:c="6"/><text:span text:style-name="T1">bgt $15, $11, super</text:span></text:p>
      <text:p text:style-name="P5"><text:s text:c="6"/><text:span text:style-name="T1">j exit</text:span></text:p>
      <text:p text:style-name="P5"><text:s text:c="5"/></text:p>
      <text:p text:style-name="P5"><text:s text:c="7"/></text:p>
      <text:p text:style-name="P2">venda: <text:s/>li $v0, 4</text:p>
      <text:p text:style-name="P5"><text:s text:c="8"/><text:span text:style-name="T1">la $a0, msg</text:span></text:p>
      <text:p text:style-name="P5"><text:s text:c="8"/><text:span text:style-name="T1">syscall</text:span></text:p>
      <text:p text:style-name="P5"><text:s text:c="8"/><text:span text:style-name="T1">j exit</text:span></text:p>
      <text:p text:style-name="P9"/>
      <text:p text:style-name="P2">econo: <text:s/>li $v0, 4</text:p>
      <text:p text:style-name="P5"><text:s text:c="8"/><text:span text:style-name="T1">la $a0, msg1</text:span></text:p>
      <text:p text:style-name="P5"><text:s text:c="8"/><text:span text:style-name="T1">syscall</text:span></text:p>
      <text:p text:style-name="P5"><text:s text:c="8"/><text:span text:style-name="T1">j exit</text:span></text:p>
      <text:p text:style-name="P9"/>
      <text:p text:style-name="P2">super: <text:s/>li $v0, 4</text:p>
      <text:p text:style-name="P5"><text:s text:c="8"/><text:span text:style-name="T1">la $a0, msg2</text:span></text:p>
      <text:p text:style-name="P5"><text:s text:c="8"/><text:span text:style-name="T1">syscall</text:span></text:p>
      <text:p text:style-name="P5"><text:s text:c="8"/><text:span text:style-name="T1">j exit</text:span></text:p>
      <text:p text:style-name="P2">exit:</text:p>
      <text:p text:style-name="P11"><text:span text:style-name="T2">======QUESTÃO 25======</text:span></text:p>
      <text:p text:style-name="P11"><text:span text:style-name="T2"/></text:p>
      <text:p text:style-name="P11"><text:span text:style-name="T2">======QUESTÃO 26======</text:span></text:p>
      <text:p text:style-name="P3">.data </text:p>
      <text:p text:style-name="P9"/>
      <text:p text:style-name="P2">msg1: .asciiz "Bebe"</text:p>
      <text:p text:style-name="P2">msg2: .asciiz "Infantil A"</text:p>
      <text:p text:style-name="P2">msg3: .asciiz "Infantil B"</text:p>
      <text:p text:style-name="P2">msg4: .asciiz "Juvenil A"</text:p>
      <text:p text:style-name="P2">msg5: .asciiz "Juvenil B"</text:p>
      <text:p text:style-name="P2">msg6: .asciiz "Senior"</text:p>
      <text:p text:style-name="P2">.text</text:p>
      <text:p text:style-name="P9"/>
      <text:p text:style-name="P2">main: addi $8, $0, 1</text:p>
      <text:p text:style-name="P5"><text:s text:c="6"/><text:span text:style-name="T1">addi $9, $0, 4</text:span></text:p>
      <text:p text:style-name="P5"><text:s text:c="6"/><text:span text:style-name="T1">addi $10, $0, 5</text:span></text:p>
      <text:p text:style-name="P5"><text:s text:c="6"/><text:span text:style-name="T1">addi $11, $0, 7</text:span></text:p>
      <text:p text:style-name="P5"><text:s text:c="6"/><text:span text:style-name="T1">addi $12, $0, 8</text:span></text:p>
      <text:p text:style-name="P5"><text:s text:c="6"/><text:span text:style-name="T1">addi $13, $0, 10</text:span></text:p>
      <text:p text:style-name="P5"><text:s text:c="6"/><text:span text:style-name="T1">addi $14, $0, 11</text:span></text:p>
      <text:p text:style-name="P5"><text:s text:c="6"/><text:span text:style-name="T1">addi $15, $0, 13</text:span></text:p>
      <text:p text:style-name="P5"><text:s text:c="6"/><text:span text:style-name="T1">addi $16, $0, 14</text:span></text:p>
      <text:p text:style-name="P5"><text:soft-page-break/><text:s text:c="6"/><text:span text:style-name="T1">addi $17, $0, 17</text:span></text:p>
      <text:p text:style-name="P5"><text:s text:c="6"/><text:span text:style-name="T1">addi $18, $0, 18</text:span></text:p>
      <text:p text:style-name="P5"><text:s text:c="6"/></text:p>
      <text:p text:style-name="P5"><text:s text:c="6"/><text:span text:style-name="T1">li $v0, 5</text:span></text:p>
      <text:p text:style-name="P5"><text:s text:c="6"/><text:span text:style-name="T1">syscall</text:span></text:p>
      <text:p text:style-name="P5"><text:s text:c="6"/><text:span text:style-name="T1">move $19, $v0</text:span></text:p>
      <text:p text:style-name="P5"><text:s text:c="6"/></text:p>
      <text:p text:style-name="P5"><text:s text:c="6"/><text:span text:style-name="T1">bgt $19, $8, bb</text:span></text:p>
      <text:p text:style-name="P5"><text:s text:c="6"/><text:span text:style-name="T1">j out</text:span></text:p>
      <text:p text:style-name="P5"><text:s text:c="6"/></text:p>
      <text:p text:style-name="P2">bb: <text:s text:c="2"/>blt $19, $9, BB</text:p>
      <text:p text:style-name="P5"><text:s text:c="16"/><text:span text:style-name="T1">j out</text:span></text:p>
      <text:p text:style-name="P5"><text:s text:c="16"/></text:p>
      <text:p text:style-name="P2">out: <text:s text:c="2"/>bgt $19, $10, ia</text:p>
      <text:p text:style-name="P5"><text:s text:c="6"/></text:p>
      <text:p text:style-name="P5"><text:s text:c="6"/></text:p>
      <text:p text:style-name="P2">ia: <text:s text:c="3"/>blt $19, $11, IA</text:p>
      <text:p text:style-name="P5"><text:s text:c="7"/><text:span text:style-name="T1">j ult</text:span></text:p>
      <text:p text:style-name="P5"><text:s text:c="7"/></text:p>
      <text:p text:style-name="P5"><text:s text:c="7"/></text:p>
      <text:p text:style-name="P2">ult: <text:s text:c="2"/>bgt $19, $12, ib</text:p>
      <text:p text:style-name="P5"><text:s text:c="7"/></text:p>
      <text:p text:style-name="P5"><text:s text:c="6"/></text:p>
      <text:p text:style-name="P2">ib: <text:s text:c="3"/>blt $19, $13, IB</text:p>
      <text:p text:style-name="P5"><text:s text:c="7"/><text:span text:style-name="T1">j olt</text:span></text:p>
      <text:p text:style-name="P5"><text:s text:c="12"/></text:p>
      <text:p text:style-name="P5"><text:s text:c="9"/></text:p>
      <text:p text:style-name="P2">olt: <text:s text:c="2"/>bgt $19, $14, ja</text:p>
      <text:p text:style-name="P5"><text:s text:c="6"/></text:p>
      <text:p text:style-name="P5"><text:s text:c="6"/></text:p>
      <text:p text:style-name="P2">ja: <text:s text:c="3"/>blt $19, $15, JA</text:p>
      <text:p text:style-name="P5"><text:s text:c="7"/><text:span text:style-name="T1">j alt</text:span></text:p>
      <text:p text:style-name="P5"><text:s text:c="7"/></text:p>
      <text:p text:style-name="P5"><text:s text:c="12"/></text:p>
      <text:p text:style-name="P2">alt: <text:s text:c="2"/>bgt $19, $16, jb</text:p>
      <text:p text:style-name="P5"><text:s text:c="6"/></text:p>
      <text:p text:style-name="P5"><text:s text:c="6"/></text:p>
      <text:p text:style-name="P2">jb: <text:s text:c="3"/>blt $19, $17, JB</text:p>
      <text:p text:style-name="P5"><text:s text:c="7"/><text:span text:style-name="T1">j elt</text:span></text:p>
      <text:p text:style-name="P5"><text:s text:c="7"/></text:p>
      <text:p text:style-name="P2">elt: <text:s text:c="2"/>bgt $19, $18, Senior</text:p>
      <text:p text:style-name="P5"><text:s text:c="7"/><text:span text:style-name="T1">j exit</text:span></text:p>
      <text:p text:style-name="P5"><text:s text:c="7"/></text:p>
      <text:p text:style-name="P2">BB: </text:p>
      <text:p text:style-name="P5"><text:s text:c="8"/><text:span text:style-name="T1">li $v0, 4</text:span></text:p>
      <text:p text:style-name="P5"><text:s text:c="8"/><text:span text:style-name="T1">la $a0, msg1</text:span></text:p>
      <text:p text:style-name="P5"><text:s text:c="8"/><text:span text:style-name="T1">syscall</text:span></text:p>
      <text:p text:style-name="P5"><text:s text:c="4"/><text:span text:style-name="T1">j exit</text:span></text:p>
      <text:p text:style-name="P5"><text:s text:c="8"/></text:p>
      <text:p text:style-name="P2">IA: li $v0, 4</text:p>
      <text:p text:style-name="P5"><text:s text:c="8"/><text:span text:style-name="T1">la $a0, msg2</text:span></text:p>
      <text:p text:style-name="P5"><text:s text:c="8"/><text:span text:style-name="T1">syscall</text:span></text:p>
      <text:p text:style-name="P5"><text:s text:c="4"/><text:span text:style-name="T1">j exit</text:span></text:p>
      <text:p text:style-name="P5"><text:s text:c="8"/></text:p>
      <text:p text:style-name="P2">IB: li $v0, 4</text:p>
      <text:p text:style-name="P5"><text:s text:c="8"/><text:span text:style-name="T1">la $a0, msg3</text:span></text:p>
      <text:p text:style-name="P5"><text:s text:c="8"/><text:span text:style-name="T1">syscall</text:span></text:p>
      <text:p text:style-name="P5"><text:s text:c="4"/><text:span text:style-name="T1">j exit</text:span></text:p>
      <text:p text:style-name="P5"><text:s text:c="8"/></text:p>
      <text:p text:style-name="P2">JA: li $v0, 4</text:p>
      <text:p text:style-name="P5"><text:s text:c="8"/><text:span text:style-name="T1">la $a0, msg4</text:span></text:p>
      <text:p text:style-name="P5"><text:s text:c="8"/><text:span text:style-name="T1">syscall</text:span></text:p>
      <text:p text:style-name="P5"><text:s text:c="4"/><text:span text:style-name="T1">j exit</text:span></text:p>
      <text:p text:style-name="P5"><text:s text:c="8"/></text:p>
      <text:p text:style-name="P2">JB: li $v0, 4</text:p>
      <text:p text:style-name="P5"><text:s text:c="8"/><text:span text:style-name="T1">la $a0, msg5</text:span></text:p>
      <text:p text:style-name="P5"><text:s text:c="8"/><text:span text:style-name="T1">syscall</text:span></text:p>
      <text:p text:style-name="P5"><text:s text:c="4"/><text:span text:style-name="T1">j exit</text:span></text:p>
      <text:p text:style-name="P5"><text:s text:c="8"/></text:p>
      <text:p text:style-name="P2">Senior: li $v0, 4</text:p>
      <text:p text:style-name="P5"><text:s text:c="12"/><text:span text:style-name="T1">la $a0, msg6</text:span></text:p>
      <text:p text:style-name="P5"><text:s text:c="12"/><text:span text:style-name="T1">syscall</text:span></text:p>
      <text:p text:style-name="P5"><text:s text:c="8"/><text:span text:style-name="T1">j exit <text:s text:c="7"/></text:span></text:p>
      <text:p text:style-name="P5"><text:s text:c="6"/></text:p>
      <text:p text:style-name="P2">exit: <text:s text:c="2"/></text:p>
      <text:p text:style-name="P11"><text:span text:style-name="T2">======QUESTÃO 26======</text:span></text:p>
      <text:p text:style-name="P11"><text:span text:style-name="T2"/></text:p>
      <text:p text:style-name="P11"><text:span text:style-name="T2">======QUESTÃO 27======</text:span></text:p>
      <text:p text:style-name="P3">.data</text:p>
      <text:p text:style-name="P2">msg: .asciiz "Qual o valor da soma de A+B?"</text:p>
      <text:p text:style-name="P2">msg1: .asciiz "Esta correta! Parabens!" </text:p>
      <text:p text:style-name="P2">msg2: .asciiz "Infelizmente esta errada! ):"</text:p>
      <text:p text:style-name="P2">msg3: .asciiz "Quanto é 1-1?"</text:p>
      <text:p text:style-name="P2">msg4: .asciiz "Quanto é 2-2?"</text:p>
      <text:p text:style-name="P2">msg5: .asciiz "Quanto é 3-3?"</text:p>
      <text:p text:style-name="P2">msg6: .asciiz "Quanto é 4-4?"</text:p>
      <text:p text:style-name="P2">msg7: .asciiz "Quanto é 5-5?"</text:p>
      <text:p text:style-name="P2">msg8: .asciiz "Quanto é 1-1? Resposta: 0 / Quanto é 2-2? Resposta: 0 / Quanto é 3-3? Resposta: 0 / Quanto é 4-4? Resposta: 0 / Quanto é 5-5? Resposta: 0. "</text:p>
      <text:p text:style-name="P2">msg9: .asciiz " <text:s/>Das 5 perguntas, você acertou: "</text:p>
      <text:p text:style-name="P2">msg10: .asciiz "/"</text:p>
      <text:p text:style-name="P9"/>
      <text:p text:style-name="P2">.text</text:p>
      <text:p text:style-name="P2">main: <text:s/></text:p>
      <text:p text:style-name="P5"><text:s text:c="8"/><text:span text:style-name="T1">addi $30, $0, 1</text:span></text:p>
      <text:p text:style-name="P5"><text:s text:c="8"/></text:p>
      <text:p text:style-name="P5"><text:s text:c="7"/><text:span text:style-name="T1">li $a1, 100 <text:s/></text:span></text:p>
      <text:p text:style-name="P5"><text:s text:c="7"/><text:span text:style-name="T1">li $v0, 42</text:span></text:p>
      <text:p text:style-name="P5"><text:s text:c="7"/><text:span text:style-name="T1">syscall</text:span></text:p>
      <text:p text:style-name="P5"><text:s text:c="7"/><text:span text:style-name="T1">move $9, $a0</text:span></text:p>
      <text:p text:style-name="P5"><text:s text:c="8"/></text:p>
      <text:p text:style-name="P5"><text:s text:c="7"/><text:span text:style-name="T1">li $a1, 100 <text:s/></text:span></text:p>
      <text:p text:style-name="P5"><text:s text:c="7"/><text:span text:style-name="T1">li $v0, 42</text:span></text:p>
      <text:p text:style-name="P5"><text:s text:c="7"/><text:span text:style-name="T1">syscall</text:span></text:p>
      <text:p text:style-name="P5"><text:s text:c="7"/><text:span text:style-name="T1">move $10, $a0</text:span></text:p>
      <text:p text:style-name="P5"><text:s text:c="7"/></text:p>
      <text:p text:style-name="P5"><text:s text:c="8"/><text:span text:style-name="T1">addi $2, $0, 1</text:span></text:p>
      <text:p text:style-name="P5"><text:s text:c="8"/><text:span text:style-name="T1">add $4, $0, $10</text:span></text:p>
      <text:p text:style-name="P5"><text:s text:c="8"/><text:span text:style-name="T1">syscall</text:span></text:p>
      <text:p text:style-name="P5"><text:s text:c="8"/></text:p>
      <text:p text:style-name="P5"><text:s text:c="8"/><text:span text:style-name="T1">li $v0, 4</text:span></text:p>
      <text:p text:style-name="P5"><text:s text:c="8"/><text:span text:style-name="T1">la $a0, msg10</text:span></text:p>
      <text:p text:style-name="P5"><text:s text:c="8"/><text:span text:style-name="T1">syscall</text:span></text:p>
      <text:p text:style-name="P5"><text:s text:c="7"/></text:p>
      <text:p text:style-name="P5"><text:s text:c="8"/><text:span text:style-name="T1">addi $2, $0, 1</text:span></text:p>
      <text:p text:style-name="P5"><text:s text:c="8"/><text:span text:style-name="T1">add $4, $0, $11</text:span></text:p>
      <text:p text:style-name="P5"><text:s text:c="8"/><text:span text:style-name="T1">syscall</text:span></text:p>
      <text:p text:style-name="P5"><text:s text:c="7"/></text:p>
      <text:p text:style-name="P5"><text:s text:c="7"/><text:span text:style-name="T1">li $v0, 4</text:span></text:p>
      <text:p text:style-name="P5"><text:s text:c="7"/><text:span text:style-name="T1">la $a0, msg</text:span></text:p>
      <text:p text:style-name="P5"><text:s text:c="7"/><text:span text:style-name="T1">syscall</text:span></text:p>
      <text:p text:style-name="P5"><text:s text:c="7"/></text:p>
      <text:p text:style-name="P5"><text:s text:c="7"/><text:span text:style-name="T1">li $v0, 5 </text:span></text:p>
      <text:p text:style-name="P5"><text:s text:c="7"/><text:span text:style-name="T1">syscall</text:span></text:p>
      <text:p text:style-name="P5"><text:s text:c="7"/><text:span text:style-name="T1">move $8, $v0 </text:span></text:p>
      <text:p text:style-name="P5"><text:s text:c="7"/></text:p>
      <text:p text:style-name="P5"><text:s text:c="7"/><text:span text:style-name="T1">addi $12, $0, 0 </text:span></text:p>
      <text:p text:style-name="P5"><text:s text:c="7"/><text:span text:style-name="T1">add $11, $10, $9</text:span></text:p>
      <text:p text:style-name="P5"><text:s text:c="7"/></text:p>
      <text:p text:style-name="P5"><text:s text:c="7"/><text:span text:style-name="T1">beq $8, $11, else</text:span></text:p>
      <text:p text:style-name="P5"><text:s text:c="7"/><text:span text:style-name="T1">j out</text:span></text:p>
      <text:p text:style-name="P5"><text:s text:c="7"/></text:p>
      <text:p text:style-name="P2">out: </text:p>
      <text:p text:style-name="P5"><text:s text:c="11"/><text:span text:style-name="T1">li $v0, 4</text:span></text:p>
      <text:p text:style-name="P5"><text:s text:c="10"/><text:span text:style-name="T1">la $a0, msg2</text:span></text:p>
      <text:p text:style-name="P5"><text:s text:c="10"/><text:span text:style-name="T1">syscall</text:span></text:p>
      <text:p text:style-name="P5"><text:s text:c="10"/><text:span text:style-name="T1">addi $12, $0, 1</text:span></text:p>
      <text:p text:style-name="P5"><text:s text:c="10"/><text:span text:style-name="T1">addi $12, $0, 1 </text:span></text:p>
      <text:p text:style-name="P5"><text:s text:c="10"/><text:span text:style-name="T1">j main</text:span></text:p>
      <text:p text:style-name="P5"><text:s text:c="8"/></text:p>
      <text:p text:style-name="P2">else: <text:s/></text:p>
      <text:p text:style-name="P5"><text:s text:c="8"/><text:span text:style-name="T1">li $v0, 4</text:span></text:p>
      <text:p text:style-name="P5"><text:s text:c="8"/><text:span text:style-name="T1">la $a0, msg1</text:span></text:p>
      <text:p text:style-name="P5"><text:s text:c="8"/><text:span text:style-name="T1">syscall</text:span></text:p>
      <text:p text:style-name="P5"><text:s text:c="8"/><text:span text:style-name="T1">j maindois</text:span></text:p>
      <text:p text:style-name="P5"><text:s text:c="7"/></text:p>
      <text:p text:style-name="P2">maindois: <text:s text:c="6"/>li $v0, 4</text:p>
      <text:p text:style-name="P5"><text:s text:c="8"/><text:span text:style-name="T1">la $a0, msg3</text:span></text:p>
      <text:p text:style-name="P5"><text:s text:c="8"/><text:span text:style-name="T1">syscall</text:span></text:p>
      <text:p text:style-name="P5"><text:s text:c="8"/></text:p>
      <text:p text:style-name="P5"><text:s text:c="8"/><text:span text:style-name="T1">li $2, 5</text:span></text:p>
      <text:p text:style-name="P5"><text:s text:c="8"/><text:span text:style-name="T1">syscall</text:span></text:p>
      <text:p text:style-name="P5"><text:s text:c="8"/><text:span text:style-name="T1">add $21, $0, $2</text:span></text:p>
      <text:p text:style-name="P5"><text:s text:c="8"/></text:p>
      <text:p text:style-name="P5"><text:s text:c="8"/><text:span text:style-name="T1">beq $21, $0, prox</text:span></text:p>
      <text:p text:style-name="P5"><text:s text:c="8"/><text:span text:style-name="T1">j seg</text:span></text:p>
      <text:p text:style-name="P5"><text:s text:c="8"/></text:p>
      <text:p text:style-name="P2"><text:soft-page-break/>prox: <text:s text:c="2"/>add $31, $30, $0</text:p>
      <text:p text:style-name="P5"><text:s text:c="8"/><text:span text:style-name="T1">j seg</text:span></text:p>
      <text:p text:style-name="P5"><text:s text:c="8"/></text:p>
      <text:p text:style-name="P2">seg: <text:s text:c="3"/>li $v0, 4</text:p>
      <text:p text:style-name="P5"><text:s text:c="8"/><text:span text:style-name="T1">la $a0, msg4</text:span></text:p>
      <text:p text:style-name="P5"><text:s text:c="8"/><text:span text:style-name="T1">syscall</text:span></text:p>
      <text:p text:style-name="P5"><text:s text:c="8"/></text:p>
      <text:p text:style-name="P5"><text:s text:c="8"/><text:span text:style-name="T1">li $2, 5</text:span></text:p>
      <text:p text:style-name="P5"><text:s text:c="8"/><text:span text:style-name="T1">syscall</text:span></text:p>
      <text:p text:style-name="P5"><text:s text:c="8"/><text:span text:style-name="T1">add $22, $0, $2</text:span></text:p>
      <text:p text:style-name="P5"><text:s text:c="8"/></text:p>
      <text:p text:style-name="P5"><text:s text:c="8"/><text:span text:style-name="T1">beq $21, $0, proxx</text:span></text:p>
      <text:p text:style-name="P5"><text:s text:c="8"/><text:span text:style-name="T1">j ter</text:span></text:p>
      <text:p text:style-name="P5"><text:s text:c="8"/></text:p>
      <text:p text:style-name="P2">proxx: <text:s/>add $31, $31, $30</text:p>
      <text:p text:style-name="P5"><text:s text:c="8"/><text:span text:style-name="T1">j ter</text:span></text:p>
      <text:p text:style-name="P5"><text:s text:c="8"/></text:p>
      <text:p text:style-name="P2">ter: <text:s text:c="3"/>li $v0, 4</text:p>
      <text:p text:style-name="P5"><text:s text:c="8"/><text:span text:style-name="T1">la $a0, msg5</text:span></text:p>
      <text:p text:style-name="P5"><text:s text:c="8"/><text:span text:style-name="T1">syscall</text:span></text:p>
      <text:p text:style-name="P5"><text:s text:c="8"/></text:p>
      <text:p text:style-name="P5"><text:s text:c="8"/><text:span text:style-name="T1">li $2, 5</text:span></text:p>
      <text:p text:style-name="P5"><text:s text:c="8"/><text:span text:style-name="T1">syscall</text:span></text:p>
      <text:p text:style-name="P5"><text:s text:c="8"/><text:span text:style-name="T1">add $23, $0, $2</text:span></text:p>
      <text:p text:style-name="P5"><text:s text:c="8"/></text:p>
      <text:p text:style-name="P5"><text:s text:c="8"/><text:span text:style-name="T1">beq $21, $0, proxxx</text:span></text:p>
      <text:p text:style-name="P5"><text:s text:c="8"/><text:span text:style-name="T1">j qua</text:span></text:p>
      <text:p text:style-name="P5"><text:s text:c="8"/></text:p>
      <text:p text:style-name="P2">proxxx: add $31, $31, $30</text:p>
      <text:p text:style-name="P5"><text:s text:c="8"/><text:span text:style-name="T1">j qua</text:span></text:p>
      <text:p text:style-name="P5"><text:s text:c="8"/></text:p>
      <text:p text:style-name="P2">qua:</text:p>
      <text:p text:style-name="P5"><text:s text:c="8"/><text:span text:style-name="T1">li $v0, 4</text:span></text:p>
      <text:p text:style-name="P5"><text:s text:c="8"/><text:span text:style-name="T1">la $a0, msg6</text:span></text:p>
      <text:p text:style-name="P5"><text:s text:c="8"/><text:span text:style-name="T1">syscall</text:span></text:p>
      <text:p text:style-name="P5"><text:s text:c="8"/></text:p>
      <text:p text:style-name="P5"><text:s text:c="8"/><text:span text:style-name="T1">li $2, 5</text:span></text:p>
      <text:p text:style-name="P5"><text:s text:c="8"/><text:span text:style-name="T1">syscall</text:span></text:p>
      <text:p text:style-name="P5"><text:s text:c="8"/><text:span text:style-name="T1">add $24, $0, $2</text:span></text:p>
      <text:p text:style-name="P5"><text:s text:c="8"/></text:p>
      <text:p text:style-name="P5"><text:s text:c="8"/><text:span text:style-name="T1">beq $21, $0, proxxxx</text:span></text:p>
      <text:p text:style-name="P5"><text:s text:c="8"/><text:span text:style-name="T1">j qui</text:span></text:p>
      <text:p text:style-name="P5"><text:s text:c="8"/></text:p>
      <text:p text:style-name="P2">proxxxx: <text:s text:c="7"/>add $31, $31, $30</text:p>
      <text:p text:style-name="P5"><text:s text:c="8"/><text:span text:style-name="T1">j qui</text:span></text:p>
      <text:p text:style-name="P5"><text:s text:c="8"/></text:p>
      <text:p text:style-name="P2">qui: <text:s text:c="3"/></text:p>
      <text:p text:style-name="P5"><text:s text:c="8"/><text:span text:style-name="T1">li $v0, 4</text:span></text:p>
      <text:p text:style-name="P5"><text:s text:c="8"/><text:span text:style-name="T1">la $a0, msg7</text:span></text:p>
      <text:p text:style-name="P5"><text:s text:c="8"/><text:span text:style-name="T1">syscall</text:span></text:p>
      <text:p text:style-name="P5"><text:s text:c="8"/></text:p>
      <text:p text:style-name="P5"><text:s text:c="8"/><text:span text:style-name="T1">li $2, 5</text:span></text:p>
      <text:p text:style-name="P5"><text:s text:c="8"/><text:span text:style-name="T1">syscall</text:span></text:p>
      <text:p text:style-name="P5"><text:s text:c="8"/><text:span text:style-name="T1">add $25, $0, $2</text:span></text:p>
      <text:p text:style-name="P5"><text:s text:c="8"/></text:p>
      <text:p text:style-name="P5"><text:s text:c="8"/><text:span text:style-name="T1">beq $21, $0, proxxxxx</text:span></text:p>
      <text:p text:style-name="P5"><text:s text:c="8"/><text:span text:style-name="T1">j exit</text:span></text:p>
      <text:p text:style-name="P5"><text:s text:c="8"/></text:p>
      <text:p text:style-name="P2">proxxxxx: <text:s text:c="6"/>add $31, $31, $30</text:p>
      <text:p text:style-name="P5"><text:s text:c="8"/><text:span text:style-name="T1">j exit</text:span></text:p>
      <text:p text:style-name="P5"><text:s text:c="8"/></text:p>
      <text:p text:style-name="P2">exit: <text:s text:c="2"/>li $v0, 4</text:p>
      <text:p text:style-name="P5"><text:s text:c="8"/><text:span text:style-name="T1">la $a0, msg8</text:span></text:p>
      <text:p text:style-name="P5"><text:s text:c="8"/><text:span text:style-name="T1">syscall</text:span></text:p>
      <text:p text:style-name="P5"><text:s text:c="8"/></text:p>
      <text:p text:style-name="P5"><text:s text:c="8"/><text:span text:style-name="T1">li $v0, 4</text:span></text:p>
      <text:p text:style-name="P5"><text:s text:c="8"/><text:span text:style-name="T1">la $a0, msg9</text:span></text:p>
      <text:p text:style-name="P5"><text:s text:c="8"/><text:span text:style-name="T1">syscall</text:span></text:p>
      <text:p text:style-name="P9"/>
      <text:p text:style-name="P5"><text:s text:c="8"/><text:span text:style-name="T1">addi $2, $0, 1</text:span></text:p>
      <text:p text:style-name="P5"><text:s text:c="8"/><text:span text:style-name="T1">add $4, $0, $31</text:span></text:p>
      <text:p text:style-name="P5"><text:s text:c="8"/><text:span text:style-name="T1">syscall</text:span></text:p>
      <text:p text:style-name="P5"><text:s text:c="8"/><text:span text:style-name="T1">j end</text:span></text:p>
      <text:p text:style-name="P5"><text:s text:c="8"/></text:p>
      <text:p text:style-name="P2">end:</text:p>
      <text:p text:style-name="P3">======QUESTÃO 27======</text:p>
      <text:p text:style-name="P3"/>
      <text:p text:style-name="P3">======QUESTÃO 28======</text:p>
      <text:p text:style-name="P3">.data</text:p>
      <text:p text:style-name="P3">msg: .asciiz "Digite 3 numeros: "</text:p>
      <text:p text:style-name="P3">.text</text:p>
      <text:p text:style-name="P3">main: </text:p>
      <text:p text:style-name="P3"><text:s text:c="4"/>li $v0,4 # chamo essa funcao para mostrar texto</text:p>
      <text:p text:style-name="P3"><text:s text:c="4"/>la $a0,msg #essa daqui para chamar o texto no syscall</text:p>
      <text:p text:style-name="P3"><text:s text:c="4"/>syscall</text:p>
      <text:p text:style-name="P3"><text:s text:c="4"/></text:p>
      <text:p text:style-name="P3"><text:s text:c="4"/>addi $4, $0, 10 #pra dar quebra de linha</text:p>
      <text:p text:style-name="P3"><text:s text:c="4"/>addi $2, $0, 11</text:p>
      <text:p text:style-name="P3"><text:s text:c="4"/>syscall</text:p>
      <text:p text:style-name="P3"><text:s text:c="4"/></text:p>
      <text:p text:style-name="P3"><text:s text:c="4"/>li $v0,5 #entrada de numeros '5'</text:p>
      <text:p text:style-name="P3"><text:s text:c="4"/>syscall</text:p>
      <text:p text:style-name="P3"><text:s text:c="4"/>move $8,$v0</text:p>
      <text:p text:style-name="P3"><text:s text:c="4"/></text:p>
      <text:p text:style-name="P3"><text:s text:c="4"/>li $v0,5 #entrada de numeros '5'</text:p>
      <text:p text:style-name="P3"><text:s text:c="4"/>syscall</text:p>
      <text:p text:style-name="P3"><text:s text:c="4"/>move $9,$v0</text:p>
      <text:p text:style-name="P3"><text:s text:c="4"/></text:p>
      <text:p text:style-name="P3"><text:s text:c="4"/>li $v0,5 #entrada de numeros '5'</text:p>
      <text:p text:style-name="P3"><text:s text:c="4"/>syscall</text:p>
      <text:p text:style-name="P3"><text:s text:c="4"/>move $10,$v0</text:p>
      <text:p text:style-name="P3"><text:s text:c="4"/></text:p>
      <text:p text:style-name="P3"><text:s text:c="4"/>if:</text:p>
      <text:p text:style-name="P3"><text:tab/>bgt $8, $9, else</text:p>
      <text:p text:style-name="P3"><text:tab/>j ifn1</text:p>
      <text:p text:style-name="P3"><text:tab/>li $v0,4 # chamo essa funcao para mostrar texto</text:p>
      <text:p text:style-name="P3"><text:s text:c="4"/><text:tab/>la $a0,msg #essa daqui para chamar o texto no syscall</text:p>
      <text:p text:style-name="P3"><text:s text:c="3"/><text:tab/>syscall</text:p>
      <text:p text:style-name="P3"><text:tab/></text:p>
      <text:p text:style-name="P3">ifn1: </text:p>
      <text:p text:style-name="P3"><text:tab/>bgt $9, $10,else1 </text:p>
      <text:p text:style-name="P3"><text:tab/>j out</text:p>
      <text:p text:style-name="P3">else1: </text:p>
      <text:p text:style-name="P3"><text:tab/>add $11,$0, $9</text:p>
      <text:p text:style-name="P3"><text:tab/>j exit</text:p>
      <text:p text:style-name="P3"><text:tab/> </text:p>
      <text:p text:style-name="P3">else:</text:p>
      <text:p text:style-name="P3"><text:s/><text:tab/>bgt $8, $10, ifn </text:p>
      <text:p text:style-name="P3"><text:s/><text:tab/>j out</text:p>
      <text:p text:style-name="P3">ifn:</text:p>
      <text:p text:style-name="P3"><text:s/><text:tab/>add $11, $0, $8</text:p>
      <text:p text:style-name="P3"><text:s/><text:tab/>j exit </text:p>
      <text:p text:style-name="P3">out: </text:p>
      <text:p text:style-name="P3"><text:tab/></text:p>
      <text:p text:style-name="P3"><text:tab/>add $11, $0, $10</text:p>
      <text:p text:style-name="P3"><text:tab/>j exit </text:p>
      <text:p text:style-name="P3"><text:s text:c="2"/></text:p>
      <text:p text:style-name="P3">exit:</text:p>
      <text:p text:style-name="P3">======QUESTÃO 28======</text:p>
      <text:p text:style-name="P3"/>
      <text:p text:style-name="P3">======QUESTÃO 29======</text:p>
      <text:p text:style-name="P3">.data</text:p>
      <text:p text:style-name="P3">altura: .asciiz "Altura: "</text:p>
      <text:p text:style-name="P3">peso: .asciiz "Peso: "</text:p>
      <text:p text:style-name="P3">A: .asciiz "A"</text:p>
      <text:p text:style-name="P3">B: .asciiz "B"</text:p>
      <text:p text:style-name="P3">C: .asciiz "C"</text:p>
      <text:p text:style-name="P3">D: .asciiz "D"</text:p>
      <text:p text:style-name="P3">E: .asciiz "E"</text:p>
      <text:p text:style-name="P3">F: .asciiz "F"</text:p>
      <text:p text:style-name="P3">G: .asciiz "G"</text:p>
      <text:p text:style-name="P3">H: .asciiz "H"</text:p>
      <text:p text:style-name="P3">I: .asciiz "I"</text:p>
      <text:p text:style-name="P3">.text</text:p>
      <text:p text:style-name="P3"/>
      <text:p text:style-name="P3">main: </text:p>
      <text:p text:style-name="P3"><text:s text:c="6"/>addi $10, $0, 60</text:p>
      <text:p text:style-name="P3"><text:s text:c="6"/>addi $11, $0, 90</text:p>
      <text:p text:style-name="P3"><text:s text:c="6"/>addi $12, $0, 120</text:p>
      <text:p text:style-name="P3"><text:s text:c="6"/>addi $13, $0, 170</text:p>
      <text:p text:style-name="P3"><text:s text:c="6"/></text:p>
      <text:p text:style-name="P3"><text:s text:c="6"/>li, $v0, 4</text:p>
      <text:p text:style-name="P3"><text:s text:c="6"/>la, $a0, peso</text:p>
      <text:p text:style-name="P3"><text:s text:c="6"/>syscall</text:p>
      <text:p text:style-name="P3"><text:s text:c="6"/>li, $v0, 5</text:p>
      <text:p text:style-name="P3"><text:s text:c="6"/>syscall</text:p>
      <text:p text:style-name="P3"><text:s text:c="6"/>move $8, $v0</text:p>
      <text:p text:style-name="P3"><text:s text:c="6"/></text:p>
      <text:p text:style-name="P3"><text:soft-page-break/><text:s text:c="6"/>li, $v0, 4</text:p>
      <text:p text:style-name="P3"><text:s text:c="6"/>la, $a0, altura</text:p>
      <text:p text:style-name="P3"><text:s text:c="6"/>syscall</text:p>
      <text:p text:style-name="P3"><text:s text:c="6"/>li, $v0, 5</text:p>
      <text:p text:style-name="P3"><text:s text:c="6"/>syscall</text:p>
      <text:p text:style-name="P3"><text:s text:c="6"/>move $9, $v0</text:p>
      <text:p text:style-name="P3"><text:s text:c="6"/></text:p>
      <text:p text:style-name="P3"><text:s text:c="6"/>blt $8, $10, sessentav</text:p>
      <text:p text:style-name="P3"><text:s text:c="6"/>bgt $8, $11, anoventav</text:p>
      <text:p text:style-name="P3"><text:s text:c="6"/>bgt $8, $10, sessentanoventav</text:p>
      <text:p text:style-name="P3"/>
      <text:p text:style-name="P3">sessentav: </text:p>
      <text:p text:style-name="P3"><text:s text:c="6"/>blt $9, $12, Av</text:p>
      <text:p text:style-name="P3"><text:s text:c="6"/>bgt $9, $13, Cv</text:p>
      <text:p text:style-name="P3"><text:s text:c="6"/>bgt $9, $12, Bv</text:p>
      <text:p text:style-name="P3"><text:s text:c="6"/></text:p>
      <text:p text:style-name="P3">Av:</text:p>
      <text:p text:style-name="P3"><text:s text:c="6"/>li, $v0, 4</text:p>
      <text:p text:style-name="P3"><text:s text:c="6"/>la, $a0, A</text:p>
      <text:p text:style-name="P3"><text:s text:c="6"/>syscall</text:p>
      <text:p text:style-name="P3"><text:s text:c="6"/>j exit</text:p>
      <text:p text:style-name="P3"><text:s text:c="6"/></text:p>
      <text:p text:style-name="P3">Cv:</text:p>
      <text:p text:style-name="P3"><text:s text:c="6"/>li, $v0, 4</text:p>
      <text:p text:style-name="P3"><text:s text:c="6"/>la, $a0, C</text:p>
      <text:p text:style-name="P3"><text:s text:c="6"/>syscall</text:p>
      <text:p text:style-name="P3"><text:s text:c="6"/>j exit</text:p>
      <text:p text:style-name="P3"><text:s text:c="6"/></text:p>
      <text:p text:style-name="P3">Bv:</text:p>
      <text:p text:style-name="P3"><text:s text:c="6"/>li, $v0, 4</text:p>
      <text:p text:style-name="P3"><text:s text:c="6"/>la, $a0, B</text:p>
      <text:p text:style-name="P3"><text:s text:c="6"/>syscall</text:p>
      <text:p text:style-name="P3"><text:s text:c="6"/>j exit</text:p>
      <text:p text:style-name="P3"><text:s text:c="6"/></text:p>
      <text:p text:style-name="P3">anoventav:</text:p>
      <text:p text:style-name="P3"><text:s text:c="6"/>blt $9, $12, Dv</text:p>
      <text:p text:style-name="P3"><text:s text:c="6"/>bgt $9, $13, Fv</text:p>
      <text:p text:style-name="P3"><text:s text:c="6"/>bgt $9, $12, Ev</text:p>
      <text:p text:style-name="P3"><text:s text:c="6"/></text:p>
      <text:p text:style-name="P3">Dv:</text:p>
      <text:p text:style-name="P3"><text:s text:c="6"/>li, $v0, 4</text:p>
      <text:p text:style-name="P3"><text:s text:c="6"/>la, $a0, D</text:p>
      <text:p text:style-name="P3"><text:s text:c="6"/>syscall</text:p>
      <text:p text:style-name="P3"><text:s text:c="6"/>j exit</text:p>
      <text:p text:style-name="P3"><text:s text:c="6"/></text:p>
      <text:p text:style-name="P3">Fv:</text:p>
      <text:p text:style-name="P3"><text:s text:c="6"/>li, $v0, 4</text:p>
      <text:p text:style-name="P3"><text:s text:c="6"/>la, $a0, F</text:p>
      <text:p text:style-name="P3"><text:s text:c="6"/>syscall</text:p>
      <text:p text:style-name="P3"><text:s text:c="6"/>j exit</text:p>
      <text:p text:style-name="P3"><text:s text:c="6"/></text:p>
      <text:p text:style-name="P3">Ev:</text:p>
      <text:p text:style-name="P3"><text:s text:c="6"/>li, $v0, 4</text:p>
      <text:p text:style-name="P3"><text:s text:c="6"/>la, $a0, E</text:p>
      <text:p text:style-name="P3"><text:s text:c="6"/>syscall</text:p>
      <text:p text:style-name="P3"><text:s text:c="6"/>j exit</text:p>
      <text:p text:style-name="P3"><text:s text:c="6"/></text:p>
      <text:p text:style-name="P3">sessentanoventav:</text:p>
      <text:p text:style-name="P3"><text:s text:c="6"/>blt $9, $12, Gv</text:p>
      <text:p text:style-name="P3"><text:s text:c="6"/>bgt $9, $13, Iv</text:p>
      <text:p text:style-name="P3"><text:s text:c="6"/>bgt $9, $12, Hv</text:p>
      <text:p text:style-name="P3"><text:s text:c="6"/></text:p>
      <text:p text:style-name="P3">Gv:</text:p>
      <text:p text:style-name="P3"><text:s text:c="6"/>li, $v0, 4</text:p>
      <text:p text:style-name="P3"><text:s text:c="6"/>la, $a0, G</text:p>
      <text:p text:style-name="P3"><text:s text:c="6"/>syscall</text:p>
      <text:p text:style-name="P3"><text:s text:c="6"/>j exit</text:p>
      <text:p text:style-name="P3"><text:s text:c="6"/></text:p>
      <text:p text:style-name="P3">Iv:</text:p>
      <text:p text:style-name="P3"><text:s text:c="6"/>li, $v0, 4</text:p>
      <text:p text:style-name="P3"><text:s text:c="6"/>la, $a0, I</text:p>
      <text:p text:style-name="P3"><text:s text:c="6"/>syscall</text:p>
      <text:p text:style-name="P3"><text:s text:c="6"/>j exit</text:p>
      <text:p text:style-name="P3"><text:s text:c="6"/></text:p>
      <text:p text:style-name="P3">Hv:</text:p>
      <text:p text:style-name="P3"><text:s text:c="6"/>li, $v0, 4</text:p>
      <text:p text:style-name="P3"><text:s text:c="6"/>la, $a0, F</text:p>
      <text:p text:style-name="P3"><text:s text:c="6"/>syscall</text:p>
      <text:p text:style-name="P3"><text:s text:c="6"/>j exit</text:p>
      <text:p text:style-name="P3"/>
      <text:p text:style-name="P3">exit: <text:s text:c="3"/></text:p>
      <text:p text:style-name="P3">======QUESTÃO 29======</text:p>
      <text:p text:style-name="P3"/>
      <text:p text:style-name="P3">======QUESTÃO 30======</text:p>
      <text:p text:style-name="P3">.data</text:p>
      <text:p text:style-name="P3">msg: .asciiz "Digite 3 numeros: "</text:p>
      <text:p text:style-name="P3">.text</text:p>
      <text:p text:style-name="P3">main: </text:p>
      <text:p text:style-name="P3"><text:s text:c="4"/>li $v0,4 # chamo essa funcao para mostrar texto</text:p>
      <text:p text:style-name="P3"><text:s text:c="4"/>la $a0,msg #essa daqui para chamar o texto no syscall</text:p>
      <text:p text:style-name="P3"><text:s text:c="4"/>syscall</text:p>
      <text:p text:style-name="P3"><text:s text:c="4"/></text:p>
      <text:p text:style-name="P3"><text:s text:c="4"/>addi $4, $0, 10 #pra dar quebra de linha</text:p>
      <text:p text:style-name="P3"><text:s text:c="4"/>addi $2, $0, 11</text:p>
      <text:p text:style-name="P3"><text:s text:c="4"/>syscall</text:p>
      <text:p text:style-name="P3"><text:s text:c="4"/></text:p>
      <text:p text:style-name="P3"><text:s text:c="4"/>li $v0,5 #entrada de numeros '5'</text:p>
      <text:p text:style-name="P3"><text:s text:c="4"/>syscall</text:p>
      <text:p text:style-name="P3"><text:s text:c="4"/>move $8,$v0</text:p>
      <text:p text:style-name="P3"><text:s text:c="4"/></text:p>
      <text:p text:style-name="P3"><text:s text:c="4"/>li $v0,5 #entrada de numeros '5'</text:p>
      <text:p text:style-name="P3"><text:s text:c="4"/>syscall</text:p>
      <text:p text:style-name="P3"><text:s text:c="4"/>move $9,$v0</text:p>
      <text:p text:style-name="P3"><text:s text:c="4"/></text:p>
      <text:p text:style-name="P3"><text:s text:c="4"/>li $v0,5 #entrada de numeros '5'</text:p>
      <text:p text:style-name="P3"><text:s text:c="4"/>syscall</text:p>
      <text:p text:style-name="P3"><text:s text:c="4"/>move $10,$v0</text:p>
      <text:p text:style-name="P3"><text:s text:c="4"/></text:p>
      <text:p text:style-name="P3"><text:s text:c="4"/>if:</text:p>
      <text:p text:style-name="P3"><text:tab/>bgt $8, $9, else</text:p>
      <text:p text:style-name="P3"><text:tab/>j ifn1</text:p>
      <text:p text:style-name="P3"><text:tab/>li $v0,4 # chamo essa funcao para mostrar texto</text:p>
      <text:p text:style-name="P3"><text:s text:c="4"/><text:tab/>la $a0,msg #essa daqui para chamar o texto no syscall</text:p>
      <text:p text:style-name="P3"><text:s text:c="3"/><text:tab/>syscall</text:p>
      <text:p text:style-name="P3"><text:tab/></text:p>
      <text:p text:style-name="P3">ifn1: </text:p>
      <text:p text:style-name="P3"><text:tab/>bgt $9, $10,else1 </text:p>
      <text:p text:style-name="P3"><text:tab/>j out</text:p>
      <text:p text:style-name="P3">else1: </text:p>
      <text:p text:style-name="P3"><text:tab/>add $11,$0, $9</text:p>
      <text:p text:style-name="P3"><text:tab/>j exit</text:p>
      <text:p text:style-name="P3"><text:tab/> </text:p>
      <text:p text:style-name="P3">else:</text:p>
      <text:p text:style-name="P3"><text:s/><text:tab/>bgt $8, $10, ifn </text:p>
      <text:p text:style-name="P3"><text:s/><text:tab/>j out</text:p>
      <text:p text:style-name="P3">ifn:</text:p>
      <text:p text:style-name="P3"><text:s/><text:tab/>add $11, $0, $8</text:p>
      <text:p text:style-name="P3"><text:s/><text:tab/>j exit </text:p>
      <text:p text:style-name="P3">out: </text:p>
      <text:p text:style-name="P3"><text:tab/></text:p>
      <text:p text:style-name="P3"><text:tab/>add $11, $0, $10</text:p>
      <text:p text:style-name="P3"><text:tab/>j exit </text:p>
      <text:p text:style-name="P3"><text:s text:c="2"/></text:p>
      <text:p text:style-name="P3">exit:</text:p>
      <text:p text:style-name="P3">======QUESTÃO 30======</text:p>
      <text:p text:style-name="P3"/>
      <text:p text:style-name="P3">======QUESTÃO 31======</text:p>
      <text:p text:style-name="P3">.data</text:p>
      <text:p text:style-name="P3">msg: .asciiz "Data valida"</text:p>
      <text:p text:style-name="P3">msg1: .asciiz "Data invalida"</text:p>
      <text:p text:style-name="P3">msg2: .asciiz "Dia: "</text:p>
      <text:p text:style-name="P3">msg3: .asciiz "Mes: "</text:p>
      <text:p text:style-name="P3">msg4: .asciiz "Ano: "</text:p>
      <text:p text:style-name="P3">.text</text:p>
      <text:p text:style-name="P3"/>
      <text:p text:style-name="P3">main: </text:p>
      <text:p text:style-name="P3"><text:s text:c="6"/>addi $11, $0, 30</text:p>
      <text:p text:style-name="P3"><text:s text:c="6"/>addi $12, $0, 12</text:p>
      <text:p text:style-name="P3"/>
      <text:p text:style-name="P3"><text:s text:c="6"/>li $v0, 4</text:p>
      <text:p text:style-name="P3"><text:s text:c="6"/>la $a0, msg2</text:p>
      <text:p text:style-name="P3"><text:s text:c="6"/>syscall</text:p>
      <text:p text:style-name="P3"><text:s text:c="6"/>li $v0, 5</text:p>
      <text:p text:style-name="P3"><text:s text:c="6"/>syscall</text:p>
      <text:p text:style-name="P3"><text:s text:c="6"/>move $8, $v0</text:p>
      <text:p text:style-name="P3"><text:s text:c="6"/></text:p>
      <text:p text:style-name="P3"><text:s text:c="6"/>li $v0, 4</text:p>
      <text:p text:style-name="P3"><text:s text:c="6"/>la $a0, msg3</text:p>
      <text:p text:style-name="P3"><text:soft-page-break/><text:s text:c="6"/>syscall</text:p>
      <text:p text:style-name="P3"><text:s text:c="6"/>li $v0, 5</text:p>
      <text:p text:style-name="P3"><text:s text:c="6"/>syscall</text:p>
      <text:p text:style-name="P3"><text:s text:c="6"/>move $9, $v0</text:p>
      <text:p text:style-name="P3"><text:s text:c="6"/></text:p>
      <text:p text:style-name="P3"><text:s text:c="6"/>li $v0, 4</text:p>
      <text:p text:style-name="P3"><text:s text:c="6"/>la $a0, msg4</text:p>
      <text:p text:style-name="P3"><text:s text:c="6"/>syscall</text:p>
      <text:p text:style-name="P3"><text:s text:c="6"/>li $v0, 5</text:p>
      <text:p text:style-name="P3"><text:s text:c="6"/>syscall</text:p>
      <text:p text:style-name="P3"><text:s text:c="6"/>move $10, $v0</text:p>
      <text:p text:style-name="P3"><text:s text:c="6"/></text:p>
      <text:p text:style-name="P3"><text:s text:c="6"/>ble $8, $11, else</text:p>
      <text:p text:style-name="P3"><text:s text:c="6"/>j out</text:p>
      <text:p text:style-name="P3"/>
      <text:p text:style-name="P3">else: </text:p>
      <text:p text:style-name="P3"><text:s text:c="6"/>ble $9, $12, valido</text:p>
      <text:p text:style-name="P3"><text:s text:c="6"/>j out</text:p>
      <text:p text:style-name="P3"/>
      <text:p text:style-name="P3">out: </text:p>
      <text:p text:style-name="P3"><text:s text:c="6"/>li $v0, 4</text:p>
      <text:p text:style-name="P3"><text:s text:c="6"/>la $a0, msg1</text:p>
      <text:p text:style-name="P3"><text:s text:c="6"/>syscall</text:p>
      <text:p text:style-name="P3"><text:s text:c="6"/>j exit</text:p>
      <text:p text:style-name="P3"><text:s text:c="6"/></text:p>
      <text:p text:style-name="P3">valido: </text:p>
      <text:p text:style-name="P3"><text:s text:c="7"/>li $v0, 4</text:p>
      <text:p text:style-name="P3"><text:s text:c="7"/>la $a0, msg</text:p>
      <text:p text:style-name="P3"><text:s text:c="7"/>syscall</text:p>
      <text:p text:style-name="P3"><text:s text:c="7"/>j exit</text:p>
      <text:p text:style-name="P3"><text:s text:c="7"/></text:p>
      <text:p text:style-name="P3">exit:</text:p>
      <text:p text:style-name="P3">======QUESTÃO 31======</text:p>
      <text:p text:style-name="P3"/>
      <text:p text:style-name="P3">======QUESTÃO 3<text:span text:style-name="T3">3</text:span>======</text:p>
      <text:p text:style-name="P3">.data </text:p>
      <text:p text:style-name="P3">msg1: .asciiz "aumento de valor de 5%"</text:p>
      <text:p text:style-name="P3">msg2: .asciiz "aumento de 10%"</text:p>
      <text:p text:style-name="P3">msg3: .asciiz "aumento de 15% "</text:p>
      <text:p text:style-name="P3">.text </text:p>
      <text:p text:style-name="P3"/>
      <text:p text:style-name="P3">main:</text:p>
      <text:p text:style-name="P3"><text:tab/><text:tab/>li $v0, 5</text:p>
      <text:p text:style-name="P3"><text:tab/><text:tab/>syscall</text:p>
      <text:p text:style-name="P3"><text:tab/><text:tab/>move $8, $v0 </text:p>
      <text:p text:style-name="P3"><text:tab/><text:tab/></text:p>
      <text:p text:style-name="P3"><text:tab/><text:tab/>li $v0, 5 </text:p>
      <text:p text:style-name="P3"><text:tab/><text:tab/>syscall </text:p>
      <text:p text:style-name="P3"><text:tab/><text:tab/>move $9, $v0 </text:p>
      <text:p text:style-name="P3"><text:tab/><text:tab/></text:p>
      <text:p text:style-name="P3"><text:tab/><text:tab/>bge $9, $zero, else </text:p>
      <text:p text:style-name="P3"><text:tab/><text:tab/>j out </text:p>
      <text:p text:style-name="P3">else: <text:s/></text:p>
      <text:p text:style-name="P3"><text:tab/><text:tab/>addi $10, $0, 50 </text:p>
      <text:p text:style-name="P3"><text:tab/><text:tab/>ble $9, $10, else1</text:p>
      <text:p text:style-name="P3"><text:tab/><text:tab/>j out </text:p>
      <text:p text:style-name="P3">else1:</text:p>
      <text:p text:style-name="P3"><text:tab/><text:tab/>li $v0, 4</text:p>
      <text:p text:style-name="P3"><text:tab/><text:tab/>la $a0, msg1</text:p>
      <text:p text:style-name="P3"><text:tab/><text:tab/>syscall </text:p>
      <text:p text:style-name="P3"><text:tab/><text:tab/>j exit</text:p>
      <text:p text:style-name="P3"><text:tab/><text:tab/><text:tab/></text:p>
      <text:p text:style-name="P3">out:</text:p>
      <text:p text:style-name="P3"><text:tab/><text:tab/>bgt $9, $10, else2 </text:p>
      <text:p text:style-name="P3"><text:tab/><text:tab/>j out1 </text:p>
      <text:p text:style-name="P3"><text:tab/><text:tab/></text:p>
      <text:p text:style-name="P3">else2:</text:p>
      <text:p text:style-name="P3"><text:tab/><text:tab/>addi $11, $0, 100</text:p>
      <text:p text:style-name="P3"><text:tab/><text:tab/>ble $9, $11, else3 </text:p>
      <text:p text:style-name="P3"><text:tab/><text:tab/>j out1 </text:p>
      <text:p text:style-name="P3"><text:tab/><text:tab/></text:p>
      <text:p text:style-name="P3">else3:</text:p>
      <text:p text:style-name="P3"><text:tab/><text:tab/>li $v0, 4</text:p>
      <text:p text:style-name="P3"><text:tab/><text:tab/>la $a0, msg2</text:p>
      <text:p text:style-name="P3"><text:tab/><text:tab/>syscall </text:p>
      <text:p text:style-name="P3"><text:tab/><text:tab/>j exit</text:p>
      <text:p text:style-name="P3">out1:</text:p>
      <text:p text:style-name="P3"><text:tab/><text:tab/>bgt $9, <text:s/>$11, else4</text:p>
      <text:p text:style-name="P3"><text:tab/><text:tab/></text:p>
      <text:p text:style-name="P3">else4:</text:p>
      <text:p text:style-name="P3"><text:tab/><text:tab/>li $v0, 4</text:p>
      <text:p text:style-name="P3"><text:tab/><text:tab/>la $a0, msg3</text:p>
      <text:p text:style-name="P3"><text:tab/><text:tab/>syscall </text:p>
      <text:p text:style-name="P3"><text:tab/><text:tab/>j exit</text:p>
      <text:p text:style-name="P3"><text:tab/><text:tab/></text:p>
      <text:p text:style-name="P3"><text:tab/><text:tab/></text:p>
      <text:p text:style-name="P3">exit: </text:p>
      <text:p text:style-name="P4">======QUESTÃO 33======</text:p>
      <text:p text:style-name="P4"/>
      <text:p text:style-name="P4">======QUESTÃO 34======</text:p>
      <text:p text:style-name="P4">.data </text:p>
      <text:p text:style-name="P4">msg1: .asciiz "A"</text:p>
      <text:p text:style-name="P4">msg2: .asciiz "B"</text:p>
      <text:p text:style-name="P4">msg3: .asciiz "C "</text:p>
      <text:p text:style-name="P4">msg4: .asciiz "D"</text:p>
      <text:p text:style-name="P4">msg5: .asciiz "E"</text:p>
      <text:p text:style-name="P4">.text </text:p>
      <text:p text:style-name="P4"/>
      <text:p text:style-name="P4">main:</text:p>
      <text:p text:style-name="P4"><text:tab/><text:tab/>addi $18, $zero, 20</text:p>
      <text:p text:style-name="P4"><text:tab/><text:tab/>li $v0, 5</text:p>
      <text:p text:style-name="P4"><text:tab/><text:tab/>syscall</text:p>
      <text:p text:style-name="P4"><text:tab/><text:tab/>move $8, $v0 </text:p>
      <text:p text:style-name="P4"><text:tab/><text:tab/></text:p>
      <text:p text:style-name="P4"><text:tab/><text:tab/>li $v0, 5 </text:p>
      <text:p text:style-name="P4"><text:tab/><text:tab/>syscall </text:p>
      <text:p text:style-name="P4"><text:tab/><text:tab/>move $9, $v0 </text:p>
      <text:p text:style-name="P4"><text:tab/><text:tab/></text:p>
      <text:p text:style-name="P4"><text:tab/><text:tab/>bge $8, $zero, else </text:p>
      <text:p text:style-name="P4"><text:tab/><text:tab/>j exit </text:p>
      <text:p text:style-name="P4"><text:tab/><text:tab/></text:p>
      <text:p text:style-name="P4">else:</text:p>
      <text:p text:style-name="P4"><text:tab/>addi $20, $zero, 10 </text:p>
      <text:p text:style-name="P4"><text:tab/>ble $8, $20, else1 </text:p>
      <text:p text:style-name="P4"><text:tab/>j exit</text:p>
      <text:p text:style-name="P4"><text:tab/></text:p>
      <text:p text:style-name="P4"><text:tab/>#conferir as notas</text:p>
      <text:p text:style-name="P4">else1:</text:p>
      <text:p text:style-name="P4"><text:tab/><text:tab/>bge $8, $zero, else2</text:p>
      <text:p text:style-name="P4"><text:tab/><text:tab/>j exit </text:p>
      <text:p text:style-name="P4">else2:</text:p>
      <text:p text:style-name="P4"><text:tab/><text:tab/>addi $21, $zero, 4 </text:p>
      <text:p text:style-name="P4"><text:tab/><text:tab/>blt $8, $21, else3 </text:p>
      <text:p text:style-name="P4"><text:tab/><text:tab/>j out1</text:p>
      <text:p text:style-name="P4">else3: </text:p>
      <text:p text:style-name="P4"><text:tab/><text:tab/>#entre 0 e 4 </text:p>
      <text:p text:style-name="P4"><text:tab/><text:tab/>bge $9, $18, mf4</text:p>
      <text:p text:style-name="P4"><text:tab/><text:tab/>j outf4</text:p>
      <text:p text:style-name="P4">mf4:</text:p>
      <text:p text:style-name="P4"><text:tab/><text:tab/>li $v0, 4 </text:p>
      <text:p text:style-name="P4"><text:tab/><text:tab/>la $a0, msg5</text:p>
      <text:p text:style-name="P4"><text:tab/><text:tab/>syscall </text:p>
      <text:p text:style-name="P4"><text:tab/><text:tab/>j exit </text:p>
      <text:p text:style-name="P4"><text:tab/><text:tab/><text:tab/></text:p>
      <text:p text:style-name="P4">outf4:</text:p>
      <text:p text:style-name="P4"/>
      <text:p text:style-name="P4"><text:tab/><text:tab/>li $v0, 4 </text:p>
      <text:p text:style-name="P4"><text:tab/><text:tab/>la $a0, msg5 </text:p>
      <text:p text:style-name="P4"><text:tab/><text:tab/>syscall </text:p>
      <text:p text:style-name="P4"><text:tab/><text:tab/>j exit </text:p>
      <text:p text:style-name="P4"><text:tab/><text:tab/></text:p>
      <text:p text:style-name="P4">out1:</text:p>
      <text:p text:style-name="P4"><text:tab/><text:tab/>bge <text:s/>$8, $21, else4</text:p>
      <text:p text:style-name="P4"><text:tab/><text:tab/>j exit </text:p>
      <text:p text:style-name="P4">else4: </text:p>
      <text:p text:style-name="P4"><text:tab/><text:tab/>addi $22, $zero, 5 </text:p>
      <text:p text:style-name="P4"><text:tab/><text:tab/> blt $8, $22, else5</text:p>
      <text:p text:style-name="P4"><text:tab/><text:tab/> j out2</text:p>
      <text:p text:style-name="P4">else5: </text:p>
      <text:p text:style-name="P4"><text:tab/><text:tab/># entre 4 e 5</text:p>
      <text:p text:style-name="P4"><text:tab/><text:tab/>bge $9, $18, mf3</text:p>
      <text:p text:style-name="P4"><text:tab/><text:tab/>j outf3</text:p>
      <text:p text:style-name="P4">mf3:</text:p>
      <text:p text:style-name="P4"><text:tab/><text:tab/>li $v0, 4 </text:p>
      <text:p text:style-name="P4"><text:tab/><text:tab/>la $a0, msg5</text:p>
      <text:p text:style-name="P4"><text:tab/><text:tab/>syscall </text:p>
      <text:p text:style-name="P4"><text:tab/><text:tab/>j exit </text:p>
      <text:p text:style-name="P4"><text:tab/><text:tab/><text:tab/></text:p>
      <text:p text:style-name="P4"><text:soft-page-break/>outf3:</text:p>
      <text:p text:style-name="P4"><text:tab/><text:tab/>li $v0, 4 </text:p>
      <text:p text:style-name="P4"><text:tab/><text:tab/>la $a0, msg4</text:p>
      <text:p text:style-name="P4"><text:tab/><text:tab/>syscall </text:p>
      <text:p text:style-name="P4"><text:tab/><text:tab/>j exit </text:p>
      <text:p text:style-name="P4"><text:tab/></text:p>
      <text:p text:style-name="P4">out2:</text:p>
      <text:p text:style-name="P4"><text:tab/><text:tab/>bge $8, $22, else6</text:p>
      <text:p text:style-name="P4"><text:tab/><text:tab/>j exit </text:p>
      <text:p text:style-name="P4"><text:tab/><text:tab/></text:p>
      <text:p text:style-name="P4">else6:</text:p>
      <text:p text:style-name="P4"><text:tab/><text:tab/>addi $23, $zero, 7 </text:p>
      <text:p text:style-name="P4"><text:tab/><text:tab/>blt $8, $23, else7</text:p>
      <text:p text:style-name="P4"><text:tab/><text:tab/>j out3</text:p>
      <text:p text:style-name="P4">else7:</text:p>
      <text:p text:style-name="P4"><text:tab/><text:tab/>bge $9, $18, mf2</text:p>
      <text:p text:style-name="P4"><text:tab/><text:tab/>j outf2</text:p>
      <text:p text:style-name="P4">mf2:</text:p>
      <text:p text:style-name="P4"><text:tab/><text:tab/>li $v0, 4 </text:p>
      <text:p text:style-name="P4"><text:tab/><text:tab/>la $a0, msg4</text:p>
      <text:p text:style-name="P4"><text:tab/><text:tab/>syscall </text:p>
      <text:p text:style-name="P4"><text:tab/><text:tab/>j exit </text:p>
      <text:p text:style-name="P4"><text:tab/><text:tab/><text:tab/></text:p>
      <text:p text:style-name="P4">outf2:</text:p>
      <text:p text:style-name="P4"><text:tab/><text:tab/>li $v0, 4 </text:p>
      <text:p text:style-name="P4"><text:tab/><text:tab/>la $a0, msg3</text:p>
      <text:p text:style-name="P4"><text:tab/><text:tab/>syscall </text:p>
      <text:p text:style-name="P4"><text:tab/><text:tab/>j exit </text:p>
      <text:p text:style-name="P4"><text:tab/><text:tab/></text:p>
      <text:p text:style-name="P4">out3: </text:p>
      <text:p text:style-name="P4"><text:tab/><text:tab/>addi $24, $zero, 8 </text:p>
      <text:p text:style-name="P4"><text:tab/><text:tab/>bge <text:s/>$8, $24, else8</text:p>
      <text:p text:style-name="P4"><text:tab/><text:tab/>j exit </text:p>
      <text:p text:style-name="P4">else8: </text:p>
      <text:p text:style-name="P4"><text:tab/><text:tab/>addi $25, $zero, 9 </text:p>
      <text:p text:style-name="P4"><text:tab/><text:tab/>blt $8, $25, else9 </text:p>
      <text:p text:style-name="P4"><text:tab/><text:tab/>j out4</text:p>
      <text:p text:style-name="P4"><text:tab/><text:tab/></text:p>
      <text:p text:style-name="P4">else9:</text:p>
      <text:p text:style-name="P4"><text:tab/><text:tab/>bge $9, $18, mf1</text:p>
      <text:p text:style-name="P4"><text:tab/><text:tab/>j outf1</text:p>
      <text:p text:style-name="P4">mf1:</text:p>
      <text:p text:style-name="P4"><text:tab/><text:tab/>li $v0, 4 </text:p>
      <text:p text:style-name="P4"><text:tab/><text:tab/>la $a0, msg3</text:p>
      <text:p text:style-name="P4"><text:tab/><text:tab/>syscall </text:p>
      <text:p text:style-name="P4"><text:tab/><text:tab/>j exit </text:p>
      <text:p text:style-name="P4"><text:tab/><text:tab/></text:p>
      <text:p text:style-name="P4">outf1:</text:p>
      <text:p text:style-name="P4"><text:tab/><text:tab/>li $v0, 4 </text:p>
      <text:p text:style-name="P4"><text:tab/><text:tab/>la $a0, msg2 </text:p>
      <text:p text:style-name="P4"><text:tab/><text:tab/>syscall </text:p>
      <text:p text:style-name="P4"><text:tab/><text:tab/>j exit <text:tab/></text:p>
      <text:p text:style-name="P4"><text:tab/><text:tab/></text:p>
      <text:p text:style-name="P4">out4: </text:p>
      <text:p text:style-name="P4"/>
      <text:p text:style-name="P4"><text:tab/><text:tab/>bgt $8, $25, else10</text:p>
      <text:p text:style-name="P4"><text:tab/><text:tab/>j exit </text:p>
      <text:p text:style-name="P4">else10:</text:p>
      <text:p text:style-name="P4"/>
      <text:p text:style-name="P4"><text:tab/><text:tab/>addi $19, $zero, 10</text:p>
      <text:p text:style-name="P4"><text:tab/><text:tab/>ble $8, $19, else11</text:p>
      <text:p text:style-name="P4"><text:tab/><text:tab/>j exit </text:p>
      <text:p text:style-name="P4"><text:tab/><text:tab/></text:p>
      <text:p text:style-name="P4">else11: </text:p>
      <text:p text:style-name="P4"><text:tab/><text:tab/># entre 9 e 10</text:p>
      <text:p text:style-name="P4"><text:tab/><text:tab/>bge $9, $18, mf</text:p>
      <text:p text:style-name="P4"><text:tab/><text:tab/>j outf</text:p>
      <text:p text:style-name="P4">mf:</text:p>
      <text:p text:style-name="P4"><text:tab/><text:tab/>li $v0, 4 </text:p>
      <text:p text:style-name="P4"><text:tab/><text:tab/>la $a0, msg2</text:p>
      <text:p text:style-name="P4"><text:tab/><text:tab/>syscall </text:p>
      <text:p text:style-name="P4"><text:tab/><text:tab/>j exit </text:p>
      <text:p text:style-name="P4"><text:tab/><text:tab/></text:p>
      <text:p text:style-name="P4">outf:<text:tab/></text:p>
      <text:p text:style-name="P4"><text:tab/><text:tab/>li $v0, 4 </text:p>
      <text:p text:style-name="P4"><text:tab/><text:tab/>la $a0, msg1 </text:p>
      <text:p text:style-name="P4"><text:tab/><text:tab/>syscall </text:p>
      <text:p text:style-name="P4"><text:tab/><text:tab/>j exit <text:tab/></text:p>
      <text:p text:style-name="P4"><text:tab/><text:tab/><text:tab/></text:p>
      <text:p text:style-name="P4">exit: </text:p>
      <text:p text:style-name="P4">======QUESTÃO 34======</text:p>
      <text:p text:style-name="P4"/>
      <text:p text:style-name="P4">======QUESTÃO 37======</text:p>
      <text:p text:style-name="P4">.data </text:p>
      <text:p text:style-name="P9"/>
      <text:p text:style-name="P2">msg1: .asciiz "Qual o seu peso?"</text:p>
      <text:p text:style-name="P2">msg2: .asciiz "Qual a sua altura?"</text:p>
      <text:p text:style-name="P2">msg3: <text:s/>.asciiz "Abaixo do Peso!"</text:p>
      <text:p text:style-name="P2">msg4: <text:s/>.asciiz "Saudavel! Parabens!"</text:p>
      <text:p text:style-name="P2">msg5: <text:s/>.asciiz "Peso em Excesso!"</text:p>
      <text:p text:style-name="P2">msg6: <text:s/>.asciiz "Obesidade Grau Um!"</text:p>
      <text:p text:style-name="P2">msg7: <text:s/>.asciiz "Obesidade Grau Dois!"</text:p>
      <text:p text:style-name="P2">msg8: .asciiz "Obesidade Morbida Grau Três!"</text:p>
      <text:p text:style-name="P9"/>
      <text:p text:style-name="P2">.text</text:p>
      <text:p text:style-name="P9"/>
      <text:p text:style-name="P2">main: <text:s text:c="2"/>addi $10, $0, 18</text:p>
      <text:p text:style-name="P5"><text:s text:c="8"/><text:span text:style-name="T1">addi $11, $0, 19</text:span></text:p>
      <text:p text:style-name="P5"><text:s text:c="8"/><text:span text:style-name="T1">addi $12, $0, 24</text:span></text:p>
      <text:p text:style-name="P5"><text:s text:c="8"/><text:span text:style-name="T1">addi $13, $0, 25</text:span></text:p>
      <text:p text:style-name="P5"><text:s text:c="8"/><text:span text:style-name="T1">addi $14, $0, 29</text:span></text:p>
      <text:p text:style-name="P5"><text:s text:c="8"/><text:span text:style-name="T1">addi $15, $0, 30</text:span></text:p>
      <text:p text:style-name="P5"><text:s text:c="8"/><text:span text:style-name="T1">addi $16, $0, 34</text:span></text:p>
      <text:p text:style-name="P5"><text:s text:c="8"/><text:span text:style-name="T1">addi $17, $0, 35</text:span></text:p>
      <text:p text:style-name="P5"><text:s text:c="8"/><text:span text:style-name="T1">addi $18, $0, 39</text:span></text:p>
      <text:p text:style-name="P5"><text:s text:c="8"/><text:span text:style-name="T1">addi $19, $0, 40</text:span></text:p>
      <text:p text:style-name="P5"><text:s text:c="8"/></text:p>
      <text:p text:style-name="P9"/>
      <text:p text:style-name="P5"><text:s text:c="8"/><text:span text:style-name="T1">li $v0, 4 </text:span></text:p>
      <text:p text:style-name="P5"><text:s text:c="8"/><text:span text:style-name="T1">la $a0, msg1 </text:span></text:p>
      <text:p text:style-name="P5"><text:s text:c="8"/><text:span text:style-name="T1">syscall </text:span></text:p>
      <text:p text:style-name="P5"><text:s text:c="8"/></text:p>
      <text:p text:style-name="P5"><text:s text:c="8"/><text:span text:style-name="T1">li $v0, 6</text:span></text:p>
      <text:p text:style-name="P5"><text:s text:c="8"/><text:span text:style-name="T1">syscall</text:span></text:p>
      <text:p text:style-name="P5"><text:s text:c="8"/><text:span text:style-name="T1">move $8, $v0</text:span></text:p>
      <text:p text:style-name="P5"><text:s text:c="8"/></text:p>
      <text:p text:style-name="P5"><text:s text:c="8"/><text:span text:style-name="T1">li $v0, 4 </text:span></text:p>
      <text:p text:style-name="P5"><text:s text:c="8"/><text:span text:style-name="T1">la $a0, msg2</text:span></text:p>
      <text:p text:style-name="P5"><text:s text:c="8"/><text:span text:style-name="T1">syscall </text:span></text:p>
      <text:p text:style-name="P5"><text:s text:c="9"/></text:p>
      <text:p text:style-name="P5"><text:s text:c="8"/><text:span text:style-name="T1">li $v0, 6</text:span></text:p>
      <text:p text:style-name="P5"><text:s text:c="8"/><text:span text:style-name="T1">syscall</text:span></text:p>
      <text:p text:style-name="P5"><text:s text:c="8"/><text:span text:style-name="T1">move $9, $v0</text:span></text:p>
      <text:p text:style-name="P5"><text:s text:c="8"/></text:p>
      <text:p text:style-name="P5"><text:s text:c="8"/><text:span text:style-name="T1">mult $9, $9</text:span></text:p>
      <text:p text:style-name="P5"><text:s text:c="8"/><text:span text:style-name="T1">mfhi $21</text:span></text:p>
      <text:p text:style-name="P5"><text:s text:c="16"/></text:p>
      <text:p text:style-name="P5"><text:s text:c="8"/><text:span text:style-name="T1">div $8, $21</text:span></text:p>
      <text:p text:style-name="P5"><text:s text:c="8"/><text:span text:style-name="T1">mflo $20</text:span></text:p>
      <text:p text:style-name="P5"><text:s text:c="8"/></text:p>
      <text:p text:style-name="P5"><text:s text:c="8"/><text:span text:style-name="T1">blt $20, $10, abaixo</text:span></text:p>
      <text:p text:style-name="P5"><text:s text:c="8"/><text:span text:style-name="T1">j out</text:span></text:p>
      <text:p text:style-name="P5"><text:s text:c="8"/></text:p>
      <text:p text:style-name="P2">out: <text:s text:c="3"/>bgt $20, $11, saudavel</text:p>
      <text:p text:style-name="P5"><text:s text:c="16"/></text:p>
      <text:p text:style-name="P2">saudavel: blt $20, $12, SAUDAVEL</text:p>
      <text:p text:style-name="P5"><text:s text:c="10"/><text:span text:style-name="T1">j olt</text:span></text:p>
      <text:p text:style-name="P5"><text:s text:c="8"/></text:p>
      <text:p text:style-name="P2">olt: <text:s text:c="4"/>bgt $20, $13, excesso</text:p>
      <text:p text:style-name="P5"><text:s text:c="5"/></text:p>
      <text:p text:style-name="P2">excesso: blt $20, $14, EXCESSO</text:p>
      <text:p text:style-name="P5"><text:s text:c="9"/><text:span text:style-name="T1">j ilt</text:span></text:p>
      <text:p text:style-name="P5"><text:s text:c="8"/></text:p>
      <text:p text:style-name="P2">ilt: <text:s text:c="3"/>bgt $20, $15, obesidadeum</text:p>
      <text:p text:style-name="P9"/>
      <text:p text:style-name="P2">obesidadeum: blt $20, $16, OBESIDADEUM</text:p>
      <text:p text:style-name="P5"><text:s text:c="13"/><text:span text:style-name="T1">j alt</text:span></text:p>
      <text:p text:style-name="P9"/>
      <text:p text:style-name="P2">alt: <text:s text:c="3"/>bgt $20, $17, obesidadedois</text:p>
      <text:p text:style-name="P9"/>
      <text:p text:style-name="P2">obesidadedois:blt $20, $18, OBESIDADEDOIS</text:p>
      <text:p text:style-name="P5"><text:s text:c="14"/><text:span text:style-name="T1">j ltd</text:span></text:p>
      <text:p text:style-name="P5"><text:s text:c="8"/></text:p>
      <text:p text:style-name="P2">ltd: <text:s text:c="3"/>bge <text:s/>$20, $19, OBESIDADEMORBIDA</text:p>
      <text:p text:style-name="P5"><text:s text:c="8"/><text:span text:style-name="T1">j exit</text:span></text:p>
      <text:p text:style-name="P5"><text:s text:c="8"/></text:p>
      <text:p text:style-name="P2">abaixo: li $v0, 4</text:p>
      <text:p text:style-name="P5"><text:s text:c="8"/><text:span text:style-name="T1">la $a0, msg3</text:span></text:p>
      <text:p text:style-name="P5"><text:soft-page-break/><text:s text:c="8"/><text:span text:style-name="T1">syscall</text:span></text:p>
      <text:p text:style-name="P5"><text:s text:c="8"/><text:span text:style-name="T1">j exit</text:span></text:p>
      <text:p text:style-name="P5"><text:s text:c="8"/></text:p>
      <text:p text:style-name="P2">SAUDAVEL: li $v0, 4</text:p>
      <text:p text:style-name="P5"><text:s text:c="10"/><text:span text:style-name="T1">la $a0, msg4</text:span></text:p>
      <text:p text:style-name="P5"><text:s text:c="10"/><text:span text:style-name="T1">syscall</text:span></text:p>
      <text:p text:style-name="P5"><text:s text:c="10"/><text:span text:style-name="T1">j exit</text:span></text:p>
      <text:p text:style-name="P5"><text:s text:c="10"/></text:p>
      <text:p text:style-name="P2">EXCESSO: li $v0, 4</text:p>
      <text:p text:style-name="P5"><text:s text:c="9"/><text:span text:style-name="T1">la $a0, msg5</text:span></text:p>
      <text:p text:style-name="P5"><text:s text:c="9"/><text:span text:style-name="T1">syscall</text:span></text:p>
      <text:p text:style-name="P5"><text:s text:c="9"/><text:span text:style-name="T1">j exit</text:span></text:p>
      <text:p text:style-name="P9"/>
      <text:p text:style-name="P2">OBESIDADEUM: li $v0, 4</text:p>
      <text:p text:style-name="P5"><text:s text:c="13"/><text:span text:style-name="T1">la $a0, msg6</text:span></text:p>
      <text:p text:style-name="P5"><text:s text:c="13"/><text:span text:style-name="T1">syscall</text:span></text:p>
      <text:p text:style-name="P5"><text:s text:c="13"/><text:span text:style-name="T1">j exit</text:span></text:p>
      <text:p text:style-name="P5"><text:s text:c="13"/></text:p>
      <text:p text:style-name="P2">OBESIDADEDOIS: li $v0, 4</text:p>
      <text:p text:style-name="P5"><text:s text:c="15"/><text:span text:style-name="T1">la $a0, msg7</text:span></text:p>
      <text:p text:style-name="P5"><text:s text:c="15"/><text:span text:style-name="T1">syscall </text:span></text:p>
      <text:p text:style-name="P5"><text:s text:c="15"/><text:span text:style-name="T1">j exit</text:span></text:p>
      <text:p text:style-name="P5"><text:s text:c="15"/></text:p>
      <text:p text:style-name="P2">OBESIDADEMORBIDA: li $v0, 4 </text:p>
      <text:p text:style-name="P5"><text:s text:c="18"/><text:span text:style-name="T1">la $a0, msg8</text:span></text:p>
      <text:p text:style-name="P5"><text:s text:c="18"/><text:span text:style-name="T1">syscall</text:span></text:p>
      <text:p text:style-name="P5"><text:s text:c="18"/><text:span text:style-name="T1">j exit</text:span></text:p>
      <text:p text:style-name="P5"><text:s text:c="16"/></text:p>
      <text:p text:style-name="P2">exit: </text:p>
      <text:p text:style-name="P8">======QUESTÃO 37======</text:p>
      <text:p text:style-name="P10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, arial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style:footnote-max-height="0cm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23:33:15.907000000</meta:creation-date>
    <dc:date>2019-08-09T00:23:15.609000000</dc:date>
    <meta:editing-duration>PT4M6S</meta:editing-duration>
    <meta:editing-cycles>1</meta:editing-cycles>
    <meta:document-statistic meta:table-count="0" meta:image-count="0" meta:object-count="0" meta:page-count="16" meta:paragraph-count="2269" meta:word-count="5349" meta:character-count="34901" meta:non-whitespace-character-count="21405"/>
    <meta:generator>LibreOffice/6.2.3.2$Windows_X86_64 LibreOffice_project/aecc05fe267cc68dde00352a451aa867b3b546ac</meta:generator>
  </office:meta>
</office:document-meta>
</file>